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4:57</text:p>
          </table:table-cell>
          <table:table-cell table:number-columns-repeated="1023"/>
        </table:table-row>
        <table:table-row table:style-name="ro1">
          <table:table-cell office:value-type="string">
            <text:p>section 0,52mm2</text:p>
          </table:table-cell>
          <table:table-cell table:number-columns-repeated="1023"/>
        </table:table-row>
        <table:table-row table:style-name="ro2">
          <table:table-cell office:value-type="string">
            <text:p>corde 5 exl 120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48">
            <text:p>0,048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52">
            <text:p>0,5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1325">
            <text:p>0,091325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1325">
            <text:p>0,091325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0082">
            <text:p>0,090082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0082">
            <text:p>0,090082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90082">
            <text:p>0,090082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4.429825">
            <text:p>174,42982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0704">
            <text:p>0,090704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4.429825">
            <text:p>174,42982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90704">
            <text:p>0,090704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90082">
            <text:p>0,090082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90082">
            <text:p>0,090082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1325">
            <text:p>0,091325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91325">
            <text:p>0,091325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2.040375">
            <text:p>172,04037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9461">
            <text:p>0,089461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2.040375">
            <text:p>172,04037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9461">
            <text:p>0,089461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4.429825">
            <text:p>174,42982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0704">
            <text:p>0,090704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4.429825">
            <text:p>174,42982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90704">
            <text:p>0,090704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4.429825">
            <text:p>174,42982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0704">
            <text:p>0,090704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4.429825">
            <text:p>174,42982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90704">
            <text:p>0,090704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90082">
            <text:p>0,090082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90082">
            <text:p>0,090082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1325">
            <text:p>0,091325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91325">
            <text:p>0,091325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2.040375">
            <text:p>172,04037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89461">
            <text:p>0,089461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2.040375">
            <text:p>172,04037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89461">
            <text:p>0,089461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0082">
            <text:p>0,090082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90082">
            <text:p>0,090082</text:p>
          </table:table-cell>
          <table:table-cell office:value-type="float" office:value="-0.001176">
            <text:p>-0,001176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90082">
            <text:p>0,090082</text:p>
          </table:table-cell>
          <table:table-cell office:value-type="float" office:value="-0.010588">
            <text:p>-0,010588</text:p>
          </table:table-cell>
          <table:table-cell table:number-columns-repeated="1019"/>
        </table:table-row>
        <table:table-row table:style-name="ro1">
          <table:table-cell office:value-type="float" office:value="173.235107">
            <text:p>173,23510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90082">
            <text:p>0,090082</text:p>
          </table:table-cell>
          <table:table-cell office:value-type="float" office:value="-0.010588">
            <text:p>-0,010588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91325">
            <text:p>0,091325</text:p>
          </table:table-cell>
          <table:table-cell office:value-type="float" office:value="-0.035294">
            <text:p>-0,035294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91325">
            <text:p>0,091325</text:p>
          </table:table-cell>
          <table:table-cell office:value-type="float" office:value="-0.035294">
            <text:p>-0,035294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91325">
            <text:p>0,091325</text:p>
          </table:table-cell>
          <table:table-cell office:value-type="float" office:value="-0.056765">
            <text:p>-0,056765</text:p>
          </table:table-cell>
          <table:table-cell table:number-columns-repeated="1019"/>
        </table:table-row>
        <table:table-row table:style-name="ro1">
          <table:table-cell office:value-type="float" office:value="175.624557">
            <text:p>175,62455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91325">
            <text:p>0,091325</text:p>
          </table:table-cell>
          <table:table-cell office:value-type="float" office:value="-0.056765">
            <text:p>-0,056765</text:p>
          </table:table-cell>
          <table:table-cell table:number-columns-repeated="1019"/>
        </table:table-row>
        <table:table-row table:style-name="ro1">
          <table:table-cell office:value-type="float" office:value="182.792908">
            <text:p>182,79290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95052">
            <text:p>0,095052</text:p>
          </table:table-cell>
          <table:table-cell office:value-type="float" office:value="-0.077941">
            <text:p>-0,077941</text:p>
          </table:table-cell>
          <table:table-cell table:number-columns-repeated="1019"/>
        </table:table-row>
        <table:table-row table:style-name="ro1">
          <table:table-cell office:value-type="float" office:value="182.792908">
            <text:p>182,79290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95052">
            <text:p>0,095052</text:p>
          </table:table-cell>
          <table:table-cell office:value-type="float" office:value="-0.077941">
            <text:p>-0,077941</text:p>
          </table:table-cell>
          <table:table-cell table:number-columns-repeated="1019"/>
        </table:table-row>
        <table:table-row table:style-name="ro1">
          <table:table-cell office:value-type="float" office:value="182.792908">
            <text:p>182,79290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5052">
            <text:p>0,095052</text:p>
          </table:table-cell>
          <table:table-cell office:value-type="float" office:value="-0.101765">
            <text:p>-0,101765</text:p>
          </table:table-cell>
          <table:table-cell table:number-columns-repeated="1019"/>
        </table:table-row>
        <table:table-row table:style-name="ro1">
          <table:table-cell office:value-type="float" office:value="182.792908">
            <text:p>182,79290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95052">
            <text:p>0,095052</text:p>
          </table:table-cell>
          <table:table-cell office:value-type="float" office:value="-0.101765">
            <text:p>-0,101765</text:p>
          </table:table-cell>
          <table:table-cell table:number-columns-repeated="1019"/>
        </table:table-row>
        <table:table-row table:style-name="ro1">
          <table:table-cell office:value-type="float" office:value="183.987625">
            <text:p>183,987625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95674">
            <text:p>0,095674</text:p>
          </table:table-cell>
          <table:table-cell office:value-type="float" office:value="-0.12">
            <text:p>-0,12</text:p>
          </table:table-cell>
          <table:table-cell table:number-columns-repeated="1019"/>
        </table:table-row>
        <table:table-row table:style-name="ro1">
          <table:table-cell office:value-type="float" office:value="183.987625">
            <text:p>183,987625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95674">
            <text:p>0,095674</text:p>
          </table:table-cell>
          <table:table-cell office:value-type="float" office:value="-0.12">
            <text:p>-0,12</text:p>
          </table:table-cell>
          <table:table-cell table:number-columns-repeated="1019"/>
        </table:table-row>
        <table:table-row table:style-name="ro1">
          <table:table-cell office:value-type="float" office:value="187.571808">
            <text:p>187,57180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97537">
            <text:p>0,097537</text:p>
          </table:table-cell>
          <table:table-cell office:value-type="float" office:value="-0.140294">
            <text:p>-0,140294</text:p>
          </table:table-cell>
          <table:table-cell table:number-columns-repeated="1019"/>
        </table:table-row>
        <table:table-row table:style-name="ro1">
          <table:table-cell office:value-type="float" office:value="187.571808">
            <text:p>187,571808</text:p>
          </table:table-cell>
          <table:table-cell office:value-type="float" office:value="-0.003257">
            <text:p>-0,003257</text:p>
          </table:table-cell>
          <table:table-cell office:value-type="float" office:value="-0.00323">
            <text:p>-0,00323</text:p>
          </table:table-cell>
          <table:table-cell office:value-type="float" office:value="0.097537">
            <text:p>0,097537</text:p>
          </table:table-cell>
          <table:table-cell office:value-type="float" office:value="-0.140294">
            <text:p>-0,140294</text:p>
          </table:table-cell>
          <table:table-cell table:number-columns-repeated="1019"/>
        </table:table-row>
        <table:table-row table:style-name="ro1">
          <table:table-cell office:value-type="float" office:value="192.350708">
            <text:p>192,350708</text:p>
          </table:table-cell>
          <table:table-cell office:value-type="float" office:value="-0.003257">
            <text:p>-0,003257</text:p>
          </table:table-cell>
          <table:table-cell office:value-type="float" office:value="-0.00323">
            <text:p>-0,00323</text:p>
          </table:table-cell>
          <table:table-cell office:value-type="float" office:value="0.100022">
            <text:p>0,100022</text:p>
          </table:table-cell>
          <table:table-cell office:value-type="float" office:value="-0.161176">
            <text:p>-0,161176</text:p>
          </table:table-cell>
          <table:table-cell table:number-columns-repeated="1019"/>
        </table:table-row>
        <table:table-row table:style-name="ro1">
          <table:table-cell office:value-type="float" office:value="192.350708">
            <text:p>192,35070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00022">
            <text:p>0,100022</text:p>
          </table:table-cell>
          <table:table-cell office:value-type="float" office:value="-0.161176">
            <text:p>-0,161176</text:p>
          </table:table-cell>
          <table:table-cell table:number-columns-repeated="1019"/>
        </table:table-row>
        <table:table-row table:style-name="ro1">
          <table:table-cell office:value-type="float" office:value="194.740158">
            <text:p>194,740158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01265">
            <text:p>0,101265</text:p>
          </table:table-cell>
          <table:table-cell office:value-type="float" office:value="-0.181765">
            <text:p>-0,181765</text:p>
          </table:table-cell>
          <table:table-cell table:number-columns-repeated="1019"/>
        </table:table-row>
        <table:table-row table:style-name="ro1">
          <table:table-cell office:value-type="float" office:value="194.740158">
            <text:p>194,74015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01265">
            <text:p>0,101265</text:p>
          </table:table-cell>
          <table:table-cell office:value-type="float" office:value="-0.181765">
            <text:p>-0,181765</text:p>
          </table:table-cell>
          <table:table-cell table:number-columns-repeated="1019"/>
        </table:table-row>
        <table:table-row table:style-name="ro1">
          <table:table-cell office:value-type="float" office:value="195.934875">
            <text:p>195,93487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01886">
            <text:p>0,101886</text:p>
          </table:table-cell>
          <table:table-cell office:value-type="float" office:value="-0.200294">
            <text:p>-0,200294</text:p>
          </table:table-cell>
          <table:table-cell table:number-columns-repeated="1019"/>
        </table:table-row>
        <table:table-row table:style-name="ro1">
          <table:table-cell office:value-type="float" office:value="195.934875">
            <text:p>195,93487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01886">
            <text:p>0,101886</text:p>
          </table:table-cell>
          <table:table-cell office:value-type="float" office:value="-0.200294">
            <text:p>-0,200294</text:p>
          </table:table-cell>
          <table:table-cell table:number-columns-repeated="1019"/>
        </table:table-row>
        <table:table-row table:style-name="ro1">
          <table:table-cell office:value-type="float" office:value="200.713776">
            <text:p>200,71377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4371">
            <text:p>0,104371</text:p>
          </table:table-cell>
          <table:table-cell office:value-type="float" office:value="-0.221471">
            <text:p>-0,221471</text:p>
          </table:table-cell>
          <table:table-cell table:number-columns-repeated="1019"/>
        </table:table-row>
        <table:table-row table:style-name="ro1">
          <table:table-cell office:value-type="float" office:value="200.713776">
            <text:p>200,71377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04371">
            <text:p>0,104371</text:p>
          </table:table-cell>
          <table:table-cell office:value-type="float" office:value="-0.221471">
            <text:p>-0,221471</text:p>
          </table:table-cell>
          <table:table-cell table:number-columns-repeated="1019"/>
        </table:table-row>
        <table:table-row table:style-name="ro1">
          <table:table-cell office:value-type="float" office:value="203.103226">
            <text:p>203,10322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05614">
            <text:p>0,105614</text:p>
          </table:table-cell>
          <table:table-cell office:value-type="float" office:value="-0.241765">
            <text:p>-0,241765</text:p>
          </table:table-cell>
          <table:table-cell table:number-columns-repeated="1019"/>
        </table:table-row>
        <table:table-row table:style-name="ro1">
          <table:table-cell office:value-type="float" office:value="203.103226">
            <text:p>203,10322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05614">
            <text:p>0,105614</text:p>
          </table:table-cell>
          <table:table-cell office:value-type="float" office:value="-0.241765">
            <text:p>-0,241765</text:p>
          </table:table-cell>
          <table:table-cell table:number-columns-repeated="1019"/>
        </table:table-row>
        <table:table-row table:style-name="ro1">
          <table:table-cell office:value-type="float" office:value="205.492676">
            <text:p>205,492676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06856">
            <text:p>0,106856</text:p>
          </table:table-cell>
          <table:table-cell office:value-type="float" office:value="-0.260588">
            <text:p>-0,260588</text:p>
          </table:table-cell>
          <table:table-cell table:number-columns-repeated="1019"/>
        </table:table-row>
        <table:table-row table:style-name="ro1">
          <table:table-cell office:value-type="float" office:value="205.492676">
            <text:p>205,49267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06856">
            <text:p>0,106856</text:p>
          </table:table-cell>
          <table:table-cell office:value-type="float" office:value="-0.260588">
            <text:p>-0,260588</text:p>
          </table:table-cell>
          <table:table-cell table:number-columns-repeated="1019"/>
        </table:table-row>
        <table:table-row table:style-name="ro1">
          <table:table-cell office:value-type="float" office:value="210.271576">
            <text:p>210,27157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9341">
            <text:p>0,109341</text:p>
          </table:table-cell>
          <table:table-cell office:value-type="float" office:value="-0.280588">
            <text:p>-0,280588</text:p>
          </table:table-cell>
          <table:table-cell table:number-columns-repeated="1019"/>
        </table:table-row>
        <table:table-row table:style-name="ro1">
          <table:table-cell office:value-type="float" office:value="210.271576">
            <text:p>210,27157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9341">
            <text:p>0,109341</text:p>
          </table:table-cell>
          <table:table-cell office:value-type="float" office:value="-0.280588">
            <text:p>-0,280588</text:p>
          </table:table-cell>
          <table:table-cell table:number-columns-repeated="1019"/>
        </table:table-row>
        <table:table-row table:style-name="ro1">
          <table:table-cell office:value-type="float" office:value="211.466293">
            <text:p>211,46629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9962">
            <text:p>0,109962</text:p>
          </table:table-cell>
          <table:table-cell office:value-type="float" office:value="-0.301176">
            <text:p>-0,301176</text:p>
          </table:table-cell>
          <table:table-cell table:number-columns-repeated="1019"/>
        </table:table-row>
        <table:table-row table:style-name="ro1">
          <table:table-cell office:value-type="float" office:value="211.466293">
            <text:p>211,46629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09962">
            <text:p>0,109962</text:p>
          </table:table-cell>
          <table:table-cell office:value-type="float" office:value="-0.301176">
            <text:p>-0,301176</text:p>
          </table:table-cell>
          <table:table-cell table:number-columns-repeated="1019"/>
        </table:table-row>
        <table:table-row table:style-name="ro1">
          <table:table-cell office:value-type="float" office:value="213.855743">
            <text:p>213,85574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11205">
            <text:p>0,111205</text:p>
          </table:table-cell>
          <table:table-cell office:value-type="float" office:value="-0.32">
            <text:p>-0,32</text:p>
          </table:table-cell>
          <table:table-cell table:number-columns-repeated="1019"/>
        </table:table-row>
        <table:table-row table:style-name="ro1">
          <table:table-cell office:value-type="float" office:value="213.855743">
            <text:p>213,855743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11205">
            <text:p>0,111205</text:p>
          </table:table-cell>
          <table:table-cell office:value-type="float" office:value="-0.32">
            <text:p>-0,32</text:p>
          </table:table-cell>
          <table:table-cell table:number-columns-repeated="1019"/>
        </table:table-row>
        <table:table-row table:style-name="ro1">
          <table:table-cell office:value-type="float" office:value="216.245193">
            <text:p>216,24519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2448">
            <text:p>0,112448</text:p>
          </table:table-cell>
          <table:table-cell office:value-type="float" office:value="-0.339118">
            <text:p>-0,339118</text:p>
          </table:table-cell>
          <table:table-cell table:number-columns-repeated="1019"/>
        </table:table-row>
        <table:table-row table:style-name="ro1">
          <table:table-cell office:value-type="float" office:value="216.245193">
            <text:p>216,24519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12448">
            <text:p>0,112448</text:p>
          </table:table-cell>
          <table:table-cell office:value-type="float" office:value="-0.339118">
            <text:p>-0,339118</text:p>
          </table:table-cell>
          <table:table-cell table:number-columns-repeated="1019"/>
        </table:table-row>
        <table:table-row table:style-name="ro1">
          <table:table-cell office:value-type="float" office:value="218.634644">
            <text:p>218,63464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369">
            <text:p>0,11369</text:p>
          </table:table-cell>
          <table:table-cell office:value-type="float" office:value="-0.359412">
            <text:p>-0,359412</text:p>
          </table:table-cell>
          <table:table-cell table:number-columns-repeated="1019"/>
        </table:table-row>
        <table:table-row table:style-name="ro1">
          <table:table-cell office:value-type="float" office:value="218.634644">
            <text:p>218,63464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1369">
            <text:p>0,11369</text:p>
          </table:table-cell>
          <table:table-cell office:value-type="float" office:value="-0.359412">
            <text:p>-0,359412</text:p>
          </table:table-cell>
          <table:table-cell table:number-columns-repeated="1019"/>
        </table:table-row>
        <table:table-row table:style-name="ro1">
          <table:table-cell office:value-type="float" office:value="223.413544">
            <text:p>223,41354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16175">
            <text:p>0,116175</text:p>
          </table:table-cell>
          <table:table-cell office:value-type="float" office:value="-0.378824">
            <text:p>-0,378824</text:p>
          </table:table-cell>
          <table:table-cell table:number-columns-repeated="1019"/>
        </table:table-row>
        <table:table-row table:style-name="ro1">
          <table:table-cell office:value-type="float" office:value="223.413544">
            <text:p>223,41354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16175">
            <text:p>0,116175</text:p>
          </table:table-cell>
          <table:table-cell office:value-type="float" office:value="-0.378824">
            <text:p>-0,378824</text:p>
          </table:table-cell>
          <table:table-cell table:number-columns-repeated="1019"/>
        </table:table-row>
        <table:table-row table:style-name="ro1">
          <table:table-cell office:value-type="float" office:value="224.608276">
            <text:p>224,60827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16796">
            <text:p>0,116796</text:p>
          </table:table-cell>
          <table:table-cell office:value-type="float" office:value="-0.400588">
            <text:p>-0,400588</text:p>
          </table:table-cell>
          <table:table-cell table:number-columns-repeated="1019"/>
        </table:table-row>
        <table:table-row table:style-name="ro1">
          <table:table-cell office:value-type="float" office:value="224.608276">
            <text:p>224,60827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16796">
            <text:p>0,116796</text:p>
          </table:table-cell>
          <table:table-cell office:value-type="float" office:value="-0.400588">
            <text:p>-0,400588</text:p>
          </table:table-cell>
          <table:table-cell table:number-columns-repeated="1019"/>
        </table:table-row>
        <table:table-row table:style-name="ro1">
          <table:table-cell office:value-type="float" office:value="229.387177">
            <text:p>229,38717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9281">
            <text:p>0,119281</text:p>
          </table:table-cell>
          <table:table-cell office:value-type="float" office:value="-0.419706">
            <text:p>-0,419706</text:p>
          </table:table-cell>
          <table:table-cell table:number-columns-repeated="1019"/>
        </table:table-row>
        <table:table-row table:style-name="ro1">
          <table:table-cell office:value-type="float" office:value="229.387177">
            <text:p>229,387177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19281">
            <text:p>0,119281</text:p>
          </table:table-cell>
          <table:table-cell office:value-type="float" office:value="-0.419706">
            <text:p>-0,419706</text:p>
          </table:table-cell>
          <table:table-cell table:number-columns-repeated="1019"/>
        </table:table-row>
        <table:table-row table:style-name="ro1">
          <table:table-cell office:value-type="float" office:value="230.581894">
            <text:p>230,58189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19903">
            <text:p>0,119903</text:p>
          </table:table-cell>
          <table:table-cell office:value-type="float" office:value="-0.439412">
            <text:p>-0,439412</text:p>
          </table:table-cell>
          <table:table-cell table:number-columns-repeated="1019"/>
        </table:table-row>
        <table:table-row table:style-name="ro1">
          <table:table-cell office:value-type="float" office:value="230.581894">
            <text:p>230,58189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9903">
            <text:p>0,119903</text:p>
          </table:table-cell>
          <table:table-cell office:value-type="float" office:value="-0.439412">
            <text:p>-0,439412</text:p>
          </table:table-cell>
          <table:table-cell table:number-columns-repeated="1019"/>
        </table:table-row>
        <table:table-row table:style-name="ro1">
          <table:table-cell office:value-type="float" office:value="231.776627">
            <text:p>231,77662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20524">
            <text:p>0,120524</text:p>
          </table:table-cell>
          <table:table-cell office:value-type="float" office:value="-0.459118">
            <text:p>-0,459118</text:p>
          </table:table-cell>
          <table:table-cell table:number-columns-repeated="1019"/>
        </table:table-row>
        <table:table-row table:style-name="ro1">
          <table:table-cell office:value-type="float" office:value="231.776627">
            <text:p>231,77662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20524">
            <text:p>0,120524</text:p>
          </table:table-cell>
          <table:table-cell office:value-type="float" office:value="-0.459118">
            <text:p>-0,459118</text:p>
          </table:table-cell>
          <table:table-cell table:number-columns-repeated="1019"/>
        </table:table-row>
        <table:table-row table:style-name="ro1">
          <table:table-cell office:value-type="float" office:value="236.555527">
            <text:p>236,555527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23009">
            <text:p>0,123009</text:p>
          </table:table-cell>
          <table:table-cell office:value-type="float" office:value="-0.478529">
            <text:p>-0,478529</text:p>
          </table:table-cell>
          <table:table-cell table:number-columns-repeated="1019"/>
        </table:table-row>
        <table:table-row table:style-name="ro1">
          <table:table-cell office:value-type="float" office:value="236.555527">
            <text:p>236,55552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23009">
            <text:p>0,123009</text:p>
          </table:table-cell>
          <table:table-cell office:value-type="float" office:value="-0.478529">
            <text:p>-0,478529</text:p>
          </table:table-cell>
          <table:table-cell table:number-columns-repeated="1019"/>
        </table:table-row>
        <table:table-row table:style-name="ro1">
          <table:table-cell office:value-type="float" office:value="241.334427">
            <text:p>241,33442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25494">
            <text:p>0,125494</text:p>
          </table:table-cell>
          <table:table-cell office:value-type="float" office:value="-0.497647">
            <text:p>-0,497647</text:p>
          </table:table-cell>
          <table:table-cell table:number-columns-repeated="1019"/>
        </table:table-row>
        <table:table-row table:style-name="ro1">
          <table:table-cell office:value-type="float" office:value="241.334427">
            <text:p>241,334427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25494">
            <text:p>0,125494</text:p>
          </table:table-cell>
          <table:table-cell office:value-type="float" office:value="-0.497647">
            <text:p>-0,497647</text:p>
          </table:table-cell>
          <table:table-cell table:number-columns-repeated="1019"/>
        </table:table-row>
        <table:table-row table:style-name="ro1">
          <table:table-cell office:value-type="float" office:value="242.529144">
            <text:p>242,52914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26115">
            <text:p>0,126115</text:p>
          </table:table-cell>
          <table:table-cell office:value-type="float" office:value="-0.520882">
            <text:p>-0,520882</text:p>
          </table:table-cell>
          <table:table-cell table:number-columns-repeated="1019"/>
        </table:table-row>
        <table:table-row table:style-name="ro1">
          <table:table-cell office:value-type="float" office:value="242.529144">
            <text:p>242,52914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26115">
            <text:p>0,126115</text:p>
          </table:table-cell>
          <table:table-cell office:value-type="float" office:value="-0.520882">
            <text:p>-0,520882</text:p>
          </table:table-cell>
          <table:table-cell table:number-columns-repeated="1019"/>
        </table:table-row>
        <table:table-row table:style-name="ro1">
          <table:table-cell office:value-type="float" office:value="244.918594">
            <text:p>244,91859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27358">
            <text:p>0,127358</text:p>
          </table:table-cell>
          <table:table-cell office:value-type="float" office:value="-0.538235">
            <text:p>-0,538235</text:p>
          </table:table-cell>
          <table:table-cell table:number-columns-repeated="1019"/>
        </table:table-row>
        <table:table-row table:style-name="ro1">
          <table:table-cell office:value-type="float" office:value="244.918594">
            <text:p>244,91859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27358">
            <text:p>0,127358</text:p>
          </table:table-cell>
          <table:table-cell office:value-type="float" office:value="-0.538235">
            <text:p>-0,538235</text:p>
          </table:table-cell>
          <table:table-cell table:number-columns-repeated="1019"/>
        </table:table-row>
        <table:table-row table:style-name="ro1">
          <table:table-cell office:value-type="float" office:value="246.113327">
            <text:p>246,11332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27979">
            <text:p>0,127979</text:p>
          </table:table-cell>
          <table:table-cell office:value-type="float" office:value="-0.557647">
            <text:p>-0,557647</text:p>
          </table:table-cell>
          <table:table-cell table:number-columns-repeated="1019"/>
        </table:table-row>
        <table:table-row table:style-name="ro1">
          <table:table-cell office:value-type="float" office:value="246.113327">
            <text:p>246,11332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27979">
            <text:p>0,127979</text:p>
          </table:table-cell>
          <table:table-cell office:value-type="float" office:value="-0.557647">
            <text:p>-0,557647</text:p>
          </table:table-cell>
          <table:table-cell table:number-columns-repeated="1019"/>
        </table:table-row>
        <table:table-row table:style-name="ro1">
          <table:table-cell office:value-type="float" office:value="249.697495">
            <text:p>249,697495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29843">
            <text:p>0,129843</text:p>
          </table:table-cell>
          <table:table-cell office:value-type="float" office:value="-0.577941">
            <text:p>-0,577941</text:p>
          </table:table-cell>
          <table:table-cell table:number-columns-repeated="1019"/>
        </table:table-row>
        <table:table-row table:style-name="ro1">
          <table:table-cell office:value-type="float" office:value="249.697495">
            <text:p>249,69749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29843">
            <text:p>0,129843</text:p>
          </table:table-cell>
          <table:table-cell office:value-type="float" office:value="-0.577941">
            <text:p>-0,577941</text:p>
          </table:table-cell>
          <table:table-cell table:number-columns-repeated="1019"/>
        </table:table-row>
        <table:table-row table:style-name="ro1">
          <table:table-cell office:value-type="float" office:value="254.476395">
            <text:p>254,47639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32328">
            <text:p>0,132328</text:p>
          </table:table-cell>
          <table:table-cell office:value-type="float" office:value="-0.598235">
            <text:p>-0,598235</text:p>
          </table:table-cell>
          <table:table-cell table:number-columns-repeated="1019"/>
        </table:table-row>
        <table:table-row table:style-name="ro1">
          <table:table-cell office:value-type="float" office:value="254.476395">
            <text:p>254,476395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32328">
            <text:p>0,132328</text:p>
          </table:table-cell>
          <table:table-cell office:value-type="float" office:value="-0.598235">
            <text:p>-0,598235</text:p>
          </table:table-cell>
          <table:table-cell table:number-columns-repeated="1019"/>
        </table:table-row>
        <table:table-row table:style-name="ro1">
          <table:table-cell office:value-type="float" office:value="255.671127">
            <text:p>255,671127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32949">
            <text:p>0,132949</text:p>
          </table:table-cell>
          <table:table-cell office:value-type="float" office:value="-0.617941">
            <text:p>-0,617941</text:p>
          </table:table-cell>
          <table:table-cell table:number-columns-repeated="1019"/>
        </table:table-row>
        <table:table-row table:style-name="ro1">
          <table:table-cell office:value-type="float" office:value="255.671127">
            <text:p>255,67112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32949">
            <text:p>0,132949</text:p>
          </table:table-cell>
          <table:table-cell office:value-type="float" office:value="-0.617941">
            <text:p>-0,617941</text:p>
          </table:table-cell>
          <table:table-cell table:number-columns-repeated="1019"/>
        </table:table-row>
        <table:table-row table:style-name="ro1">
          <table:table-cell office:value-type="float" office:value="259.25528">
            <text:p>259,2552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4813">
            <text:p>0,134813</text:p>
          </table:table-cell>
          <table:table-cell office:value-type="float" office:value="-0.635882">
            <text:p>-0,635882</text:p>
          </table:table-cell>
          <table:table-cell table:number-columns-repeated="1019"/>
        </table:table-row>
        <table:table-row table:style-name="ro1">
          <table:table-cell office:value-type="float" office:value="259.25528">
            <text:p>259,2552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34813">
            <text:p>0,134813</text:p>
          </table:table-cell>
          <table:table-cell office:value-type="float" office:value="-0.655">
            <text:p>-0,655</text:p>
          </table:table-cell>
          <table:table-cell table:number-columns-repeated="1019"/>
        </table:table-row>
        <table:table-row table:style-name="ro1">
          <table:table-cell office:value-type="float" office:value="262.839478">
            <text:p>262,83947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36677">
            <text:p>0,136677</text:p>
          </table:table-cell>
          <table:table-cell office:value-type="float" office:value="-0.655">
            <text:p>-0,655</text:p>
          </table:table-cell>
          <table:table-cell table:number-columns-repeated="1019"/>
        </table:table-row>
        <table:table-row table:style-name="ro1">
          <table:table-cell office:value-type="float" office:value="262.839478">
            <text:p>262,83947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36677">
            <text:p>0,136677</text:p>
          </table:table-cell>
          <table:table-cell office:value-type="float" office:value="-0.673824">
            <text:p>-0,673824</text:p>
          </table:table-cell>
          <table:table-cell table:number-columns-repeated="1019"/>
        </table:table-row>
        <table:table-row table:style-name="ro1">
          <table:table-cell office:value-type="float" office:value="264.03418">
            <text:p>264,0341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37298">
            <text:p>0,137298</text:p>
          </table:table-cell>
          <table:table-cell office:value-type="float" office:value="-0.673824">
            <text:p>-0,673824</text:p>
          </table:table-cell>
          <table:table-cell table:number-columns-repeated="1019"/>
        </table:table-row>
        <table:table-row table:style-name="ro1">
          <table:table-cell office:value-type="float" office:value="266.423645">
            <text:p>266,42364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3854">
            <text:p>0,13854</text:p>
          </table:table-cell>
          <table:table-cell office:value-type="float" office:value="-0.692941">
            <text:p>-0,692941</text:p>
          </table:table-cell>
          <table:table-cell table:number-columns-repeated="1019"/>
        </table:table-row>
        <table:table-row table:style-name="ro1">
          <table:table-cell office:value-type="float" office:value="266.423645">
            <text:p>266,423645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3854">
            <text:p>0,13854</text:p>
          </table:table-cell>
          <table:table-cell office:value-type="float" office:value="-0.692941">
            <text:p>-0,692941</text:p>
          </table:table-cell>
          <table:table-cell table:number-columns-repeated="1019"/>
        </table:table-row>
        <table:table-row table:style-name="ro1">
          <table:table-cell office:value-type="float" office:value="272.397278">
            <text:p>272,39727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41647">
            <text:p>0,141647</text:p>
          </table:table-cell>
          <table:table-cell office:value-type="float" office:value="-0.712059">
            <text:p>-0,712059</text:p>
          </table:table-cell>
          <table:table-cell table:number-columns-repeated="1019"/>
        </table:table-row>
        <table:table-row table:style-name="ro1">
          <table:table-cell office:value-type="float" office:value="272.397278">
            <text:p>272,39727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41647">
            <text:p>0,141647</text:p>
          </table:table-cell>
          <table:table-cell office:value-type="float" office:value="-0.712059">
            <text:p>-0,712059</text:p>
          </table:table-cell>
          <table:table-cell table:number-columns-repeated="1019"/>
        </table:table-row>
        <table:table-row table:style-name="ro1">
          <table:table-cell office:value-type="float" office:value="273.59198">
            <text:p>273,59198</text:p>
          </table:table-cell>
          <table:table-cell office:value-type="float" office:value="-0.003263">
            <text:p>-0,003263</text:p>
          </table:table-cell>
          <table:table-cell office:value-type="float" office:value="-0.003223">
            <text:p>-0,003223</text:p>
          </table:table-cell>
          <table:table-cell office:value-type="float" office:value="0.142268">
            <text:p>0,142268</text:p>
          </table:table-cell>
          <table:table-cell office:value-type="float" office:value="-0.731176">
            <text:p>-0,731176</text:p>
          </table:table-cell>
          <table:table-cell table:number-columns-repeated="1019"/>
        </table:table-row>
        <table:table-row table:style-name="ro1">
          <table:table-cell office:value-type="float" office:value="273.59198">
            <text:p>273,5919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42268">
            <text:p>0,142268</text:p>
          </table:table-cell>
          <table:table-cell office:value-type="float" office:value="-0.731176">
            <text:p>-0,731176</text:p>
          </table:table-cell>
          <table:table-cell table:number-columns-repeated="1019"/>
        </table:table-row>
        <table:table-row table:style-name="ro1">
          <table:table-cell office:value-type="float" office:value="273.59198">
            <text:p>273,5919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42268">
            <text:p>0,142268</text:p>
          </table:table-cell>
          <table:table-cell office:value-type="float" office:value="-0.750588">
            <text:p>-0,750588</text:p>
          </table:table-cell>
          <table:table-cell table:number-columns-repeated="1019"/>
        </table:table-row>
        <table:table-row table:style-name="ro1">
          <table:table-cell office:value-type="float" office:value="273.59198">
            <text:p>273,5919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42268">
            <text:p>0,142268</text:p>
          </table:table-cell>
          <table:table-cell office:value-type="float" office:value="-0.750588">
            <text:p>-0,750588</text:p>
          </table:table-cell>
          <table:table-cell table:number-columns-repeated="1019"/>
        </table:table-row>
        <table:table-row table:style-name="ro1">
          <table:table-cell office:value-type="float" office:value="280.760345">
            <text:p>280,76034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45995">
            <text:p>0,145995</text:p>
          </table:table-cell>
          <table:table-cell office:value-type="float" office:value="-0.769706">
            <text:p>-0,769706</text:p>
          </table:table-cell>
          <table:table-cell table:number-columns-repeated="1019"/>
        </table:table-row>
        <table:table-row table:style-name="ro1">
          <table:table-cell office:value-type="float" office:value="280.760345">
            <text:p>280,76034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45995">
            <text:p>0,145995</text:p>
          </table:table-cell>
          <table:table-cell office:value-type="float" office:value="-0.769706">
            <text:p>-0,769706</text:p>
          </table:table-cell>
          <table:table-cell table:number-columns-repeated="1019"/>
        </table:table-row>
        <table:table-row table:style-name="ro1">
          <table:table-cell office:value-type="float" office:value="279.565613">
            <text:p>279,56561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45374">
            <text:p>0,145374</text:p>
          </table:table-cell>
          <table:table-cell office:value-type="float" office:value="-0.788824">
            <text:p>-0,788824</text:p>
          </table:table-cell>
          <table:table-cell table:number-columns-repeated="1019"/>
        </table:table-row>
        <table:table-row table:style-name="ro1">
          <table:table-cell office:value-type="float" office:value="279.565613">
            <text:p>279,56561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45374">
            <text:p>0,145374</text:p>
          </table:table-cell>
          <table:table-cell office:value-type="float" office:value="-0.788824">
            <text:p>-0,788824</text:p>
          </table:table-cell>
          <table:table-cell table:number-columns-repeated="1019"/>
        </table:table-row>
        <table:table-row table:style-name="ro1">
          <table:table-cell office:value-type="float" office:value="284.344513">
            <text:p>284,34451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47859">
            <text:p>0,147859</text:p>
          </table:table-cell>
          <table:table-cell office:value-type="float" office:value="-0.808529">
            <text:p>-0,808529</text:p>
          </table:table-cell>
          <table:table-cell table:number-columns-repeated="1019"/>
        </table:table-row>
        <table:table-row table:style-name="ro1">
          <table:table-cell office:value-type="float" office:value="284.344513">
            <text:p>284,34451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47859">
            <text:p>0,147859</text:p>
          </table:table-cell>
          <table:table-cell office:value-type="float" office:value="-0.808529">
            <text:p>-0,808529</text:p>
          </table:table-cell>
          <table:table-cell table:number-columns-repeated="1019"/>
        </table:table-row>
        <table:table-row table:style-name="ro1">
          <table:table-cell office:value-type="float" office:value="285.539246">
            <text:p>285,53924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4848">
            <text:p>0,14848</text:p>
          </table:table-cell>
          <table:table-cell office:value-type="float" office:value="-0.828235">
            <text:p>-0,828235</text:p>
          </table:table-cell>
          <table:table-cell table:number-columns-repeated="1019"/>
        </table:table-row>
        <table:table-row table:style-name="ro1">
          <table:table-cell office:value-type="float" office:value="285.539246">
            <text:p>285,539246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4848">
            <text:p>0,14848</text:p>
          </table:table-cell>
          <table:table-cell office:value-type="float" office:value="-0.828235">
            <text:p>-0,828235</text:p>
          </table:table-cell>
          <table:table-cell table:number-columns-repeated="1019"/>
        </table:table-row>
        <table:table-row table:style-name="ro1">
          <table:table-cell office:value-type="float" office:value="286.733978">
            <text:p>286,73397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49102">
            <text:p>0,149102</text:p>
          </table:table-cell>
          <table:table-cell office:value-type="float" office:value="-0.847647">
            <text:p>-0,847647</text:p>
          </table:table-cell>
          <table:table-cell table:number-columns-repeated="1019"/>
        </table:table-row>
        <table:table-row table:style-name="ro1">
          <table:table-cell office:value-type="float" office:value="286.733978">
            <text:p>286,73397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49102">
            <text:p>0,149102</text:p>
          </table:table-cell>
          <table:table-cell office:value-type="float" office:value="-0.847647">
            <text:p>-0,847647</text:p>
          </table:table-cell>
          <table:table-cell table:number-columns-repeated="1019"/>
        </table:table-row>
        <table:table-row table:style-name="ro1">
          <table:table-cell office:value-type="float" office:value="292.707581">
            <text:p>292,707581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52208">
            <text:p>0,152208</text:p>
          </table:table-cell>
          <table:table-cell office:value-type="float" office:value="-0.867353">
            <text:p>-0,867353</text:p>
          </table:table-cell>
          <table:table-cell table:number-columns-repeated="1019"/>
        </table:table-row>
        <table:table-row table:style-name="ro1">
          <table:table-cell office:value-type="float" office:value="292.707581">
            <text:p>292,70758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2208">
            <text:p>0,152208</text:p>
          </table:table-cell>
          <table:table-cell office:value-type="float" office:value="-0.867353">
            <text:p>-0,867353</text:p>
          </table:table-cell>
          <table:table-cell table:number-columns-repeated="1019"/>
        </table:table-row>
        <table:table-row table:style-name="ro1">
          <table:table-cell office:value-type="float" office:value="292.707581">
            <text:p>292,70758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52208">
            <text:p>0,152208</text:p>
          </table:table-cell>
          <table:table-cell office:value-type="float" office:value="-0.885882">
            <text:p>-0,885882</text:p>
          </table:table-cell>
          <table:table-cell table:number-columns-repeated="1019"/>
        </table:table-row>
        <table:table-row table:style-name="ro1">
          <table:table-cell office:value-type="float" office:value="292.707581">
            <text:p>292,70758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52208">
            <text:p>0,152208</text:p>
          </table:table-cell>
          <table:table-cell office:value-type="float" office:value="-0.905">
            <text:p>-0,905</text:p>
          </table:table-cell>
          <table:table-cell table:number-columns-repeated="1019"/>
        </table:table-row>
        <table:table-row table:style-name="ro1">
          <table:table-cell office:value-type="float" office:value="297.486481">
            <text:p>297,48648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54693">
            <text:p>0,154693</text:p>
          </table:table-cell>
          <table:table-cell office:value-type="float" office:value="-0.905">
            <text:p>-0,905</text:p>
          </table:table-cell>
          <table:table-cell table:number-columns-repeated="1019"/>
        </table:table-row>
        <table:table-row table:style-name="ro1">
          <table:table-cell office:value-type="float" office:value="297.486481">
            <text:p>297,48648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54693">
            <text:p>0,154693</text:p>
          </table:table-cell>
          <table:table-cell office:value-type="float" office:value="-0.923824">
            <text:p>-0,923824</text:p>
          </table:table-cell>
          <table:table-cell table:number-columns-repeated="1019"/>
        </table:table-row>
        <table:table-row table:style-name="ro1">
          <table:table-cell office:value-type="float" office:value="302.265381">
            <text:p>302,26538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57178">
            <text:p>0,157178</text:p>
          </table:table-cell>
          <table:table-cell office:value-type="float" office:value="-0.923824">
            <text:p>-0,923824</text:p>
          </table:table-cell>
          <table:table-cell table:number-columns-repeated="1019"/>
        </table:table-row>
        <table:table-row table:style-name="ro1">
          <table:table-cell office:value-type="float" office:value="302.265381">
            <text:p>302,26538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57178">
            <text:p>0,157178</text:p>
          </table:table-cell>
          <table:table-cell office:value-type="float" office:value="-0.943235">
            <text:p>-0,943235</text:p>
          </table:table-cell>
          <table:table-cell table:number-columns-repeated="1019"/>
        </table:table-row>
        <table:table-row table:style-name="ro1">
          <table:table-cell office:value-type="float" office:value="302.265381">
            <text:p>302,26538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57178">
            <text:p>0,157178</text:p>
          </table:table-cell>
          <table:table-cell office:value-type="float" office:value="-0.943235">
            <text:p>-0,943235</text:p>
          </table:table-cell>
          <table:table-cell table:number-columns-repeated="1019"/>
        </table:table-row>
        <table:table-row table:style-name="ro1">
          <table:table-cell office:value-type="float" office:value="305.849579">
            <text:p>305,84957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59042">
            <text:p>0,159042</text:p>
          </table:table-cell>
          <table:table-cell office:value-type="float" office:value="-0.962647">
            <text:p>-0,962647</text:p>
          </table:table-cell>
          <table:table-cell table:number-columns-repeated="1019"/>
        </table:table-row>
        <table:table-row table:style-name="ro1">
          <table:table-cell office:value-type="float" office:value="305.849579">
            <text:p>305,84957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59042">
            <text:p>0,159042</text:p>
          </table:table-cell>
          <table:table-cell office:value-type="float" office:value="-0.962647">
            <text:p>-0,962647</text:p>
          </table:table-cell>
          <table:table-cell table:number-columns-repeated="1019"/>
        </table:table-row>
        <table:table-row table:style-name="ro1">
          <table:table-cell office:value-type="float" office:value="308.239014">
            <text:p>308,23901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60284">
            <text:p>0,160284</text:p>
          </table:table-cell>
          <table:table-cell office:value-type="float" office:value="-0.981765">
            <text:p>-0,981765</text:p>
          </table:table-cell>
          <table:table-cell table:number-columns-repeated="1019"/>
        </table:table-row>
        <table:table-row table:style-name="ro1">
          <table:table-cell office:value-type="float" office:value="308.239014">
            <text:p>308,23901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0284">
            <text:p>0,160284</text:p>
          </table:table-cell>
          <table:table-cell office:value-type="float" office:value="-0.981765">
            <text:p>-0,981765</text:p>
          </table:table-cell>
          <table:table-cell table:number-columns-repeated="1019"/>
        </table:table-row>
        <table:table-row table:style-name="ro1">
          <table:table-cell office:value-type="float" office:value="310.628448">
            <text:p>310,62844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1527">
            <text:p>0,161527</text:p>
          </table:table-cell>
          <table:table-cell office:value-type="float" office:value="-1.001176">
            <text:p>-1,001176</text:p>
          </table:table-cell>
          <table:table-cell table:number-columns-repeated="1019"/>
        </table:table-row>
        <table:table-row table:style-name="ro1">
          <table:table-cell office:value-type="float" office:value="310.628448">
            <text:p>310,62844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61527">
            <text:p>0,161527</text:p>
          </table:table-cell>
          <table:table-cell office:value-type="float" office:value="-1.001176">
            <text:p>-1,001176</text:p>
          </table:table-cell>
          <table:table-cell table:number-columns-repeated="1019"/>
        </table:table-row>
        <table:table-row table:style-name="ro1">
          <table:table-cell office:value-type="float" office:value="315.407349">
            <text:p>315,407349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64012">
            <text:p>0,164012</text:p>
          </table:table-cell>
          <table:table-cell office:value-type="float" office:value="-1.020294">
            <text:p>-1,020294</text:p>
          </table:table-cell>
          <table:table-cell table:number-columns-repeated="1019"/>
        </table:table-row>
        <table:table-row table:style-name="ro1">
          <table:table-cell office:value-type="float" office:value="315.407349">
            <text:p>315,407349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64012">
            <text:p>0,164012</text:p>
          </table:table-cell>
          <table:table-cell office:value-type="float" office:value="-1.020294">
            <text:p>-1,020294</text:p>
          </table:table-cell>
          <table:table-cell table:number-columns-repeated="1019"/>
        </table:table-row>
        <table:table-row table:style-name="ro1">
          <table:table-cell office:value-type="float" office:value="316.602081">
            <text:p>316,60208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4633">
            <text:p>0,164633</text:p>
          </table:table-cell>
          <table:table-cell office:value-type="float" office:value="-1.038823">
            <text:p>-1,038823</text:p>
          </table:table-cell>
          <table:table-cell table:number-columns-repeated="1019"/>
        </table:table-row>
        <table:table-row table:style-name="ro1">
          <table:table-cell office:value-type="float" office:value="316.602081">
            <text:p>316,60208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64633">
            <text:p>0,164633</text:p>
          </table:table-cell>
          <table:table-cell office:value-type="float" office:value="-1.038823">
            <text:p>-1,038823</text:p>
          </table:table-cell>
          <table:table-cell table:number-columns-repeated="1019"/>
        </table:table-row>
        <table:table-row table:style-name="ro1">
          <table:table-cell office:value-type="float" office:value="320.186249">
            <text:p>320,18624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66497">
            <text:p>0,166497</text:p>
          </table:table-cell>
          <table:table-cell office:value-type="float" office:value="-1.058235">
            <text:p>-1,058235</text:p>
          </table:table-cell>
          <table:table-cell table:number-columns-repeated="1019"/>
        </table:table-row>
        <table:table-row table:style-name="ro1">
          <table:table-cell office:value-type="float" office:value="320.186249">
            <text:p>320,18624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66497">
            <text:p>0,166497</text:p>
          </table:table-cell>
          <table:table-cell office:value-type="float" office:value="-1.058235">
            <text:p>-1,058235</text:p>
          </table:table-cell>
          <table:table-cell table:number-columns-repeated="1019"/>
        </table:table-row>
        <table:table-row table:style-name="ro1">
          <table:table-cell office:value-type="float" office:value="322.575714">
            <text:p>322,57571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67739">
            <text:p>0,167739</text:p>
          </table:table-cell>
          <table:table-cell office:value-type="float" office:value="-1.077941">
            <text:p>-1,077941</text:p>
          </table:table-cell>
          <table:table-cell table:number-columns-repeated="1019"/>
        </table:table-row>
        <table:table-row table:style-name="ro1">
          <table:table-cell office:value-type="float" office:value="322.575714">
            <text:p>322,57571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67739">
            <text:p>0,167739</text:p>
          </table:table-cell>
          <table:table-cell office:value-type="float" office:value="-1.077941">
            <text:p>-1,077941</text:p>
          </table:table-cell>
          <table:table-cell table:number-columns-repeated="1019"/>
        </table:table-row>
        <table:table-row table:style-name="ro1">
          <table:table-cell office:value-type="float" office:value="323.770447">
            <text:p>323,770447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68361">
            <text:p>0,168361</text:p>
          </table:table-cell>
          <table:table-cell office:value-type="float" office:value="-1.097353">
            <text:p>-1,097353</text:p>
          </table:table-cell>
          <table:table-cell table:number-columns-repeated="1019"/>
        </table:table-row>
        <table:table-row table:style-name="ro1">
          <table:table-cell office:value-type="float" office:value="323.770447">
            <text:p>323,770447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168361">
            <text:p>0,168361</text:p>
          </table:table-cell>
          <table:table-cell office:value-type="float" office:value="-1.097353">
            <text:p>-1,097353</text:p>
          </table:table-cell>
          <table:table-cell table:number-columns-repeated="1019"/>
        </table:table-row>
        <table:table-row table:style-name="ro1">
          <table:table-cell office:value-type="float" office:value="323.770447">
            <text:p>323,770447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168361">
            <text:p>0,168361</text:p>
          </table:table-cell>
          <table:table-cell office:value-type="float" office:value="-1.117353">
            <text:p>-1,117353</text:p>
          </table:table-cell>
          <table:table-cell table:number-columns-repeated="1019"/>
        </table:table-row>
        <table:table-row table:style-name="ro1">
          <table:table-cell office:value-type="float" office:value="323.770447">
            <text:p>323,77044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68361">
            <text:p>0,168361</text:p>
          </table:table-cell>
          <table:table-cell office:value-type="float" office:value="-1.117353">
            <text:p>-1,117353</text:p>
          </table:table-cell>
          <table:table-cell table:number-columns-repeated="1019"/>
        </table:table-row>
        <table:table-row table:style-name="ro1">
          <table:table-cell office:value-type="float" office:value="327.354614">
            <text:p>327,35461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70224">
            <text:p>0,170224</text:p>
          </table:table-cell>
          <table:table-cell office:value-type="float" office:value="-1.137059">
            <text:p>-1,137059</text:p>
          </table:table-cell>
          <table:table-cell table:number-columns-repeated="1019"/>
        </table:table-row>
        <table:table-row table:style-name="ro1">
          <table:table-cell office:value-type="float" office:value="327.354614">
            <text:p>327,35461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70224">
            <text:p>0,170224</text:p>
          </table:table-cell>
          <table:table-cell office:value-type="float" office:value="-1.137059">
            <text:p>-1,137059</text:p>
          </table:table-cell>
          <table:table-cell table:number-columns-repeated="1019"/>
        </table:table-row>
        <table:table-row table:style-name="ro1">
          <table:table-cell office:value-type="float" office:value="330.938782">
            <text:p>330,938782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72088">
            <text:p>0,172088</text:p>
          </table:table-cell>
          <table:table-cell office:value-type="float" office:value="-1.157941">
            <text:p>-1,157941</text:p>
          </table:table-cell>
          <table:table-cell table:number-columns-repeated="1019"/>
        </table:table-row>
        <table:table-row table:style-name="ro1">
          <table:table-cell office:value-type="float" office:value="330.938782">
            <text:p>330,93878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72088">
            <text:p>0,172088</text:p>
          </table:table-cell>
          <table:table-cell office:value-type="float" office:value="-1.157941">
            <text:p>-1,157941</text:p>
          </table:table-cell>
          <table:table-cell table:number-columns-repeated="1019"/>
        </table:table-row>
        <table:table-row table:style-name="ro1">
          <table:table-cell office:value-type="float" office:value="335.717682">
            <text:p>335,71768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74573">
            <text:p>0,174573</text:p>
          </table:table-cell>
          <table:table-cell office:value-type="float" office:value="-1.175294">
            <text:p>-1,175294</text:p>
          </table:table-cell>
          <table:table-cell table:number-columns-repeated="1019"/>
        </table:table-row>
        <table:table-row table:style-name="ro1">
          <table:table-cell office:value-type="float" office:value="335.717682">
            <text:p>335,71768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74573">
            <text:p>0,174573</text:p>
          </table:table-cell>
          <table:table-cell office:value-type="float" office:value="-1.194412">
            <text:p>-1,194412</text:p>
          </table:table-cell>
          <table:table-cell table:number-columns-repeated="1019"/>
        </table:table-row>
        <table:table-row table:style-name="ro1">
          <table:table-cell office:value-type="float" office:value="341.691315">
            <text:p>341,69131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77679">
            <text:p>0,177679</text:p>
          </table:table-cell>
          <table:table-cell office:value-type="float" office:value="-1.194412">
            <text:p>-1,194412</text:p>
          </table:table-cell>
          <table:table-cell table:number-columns-repeated="1019"/>
        </table:table-row>
        <table:table-row table:style-name="ro1">
          <table:table-cell office:value-type="float" office:value="341.691315">
            <text:p>341,691315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77679">
            <text:p>0,177679</text:p>
          </table:table-cell>
          <table:table-cell office:value-type="float" office:value="-1.213824">
            <text:p>-1,213824</text:p>
          </table:table-cell>
          <table:table-cell table:number-columns-repeated="1019"/>
        </table:table-row>
        <table:table-row table:style-name="ro1">
          <table:table-cell office:value-type="float" office:value="339.301849">
            <text:p>339,30184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76437">
            <text:p>0,176437</text:p>
          </table:table-cell>
          <table:table-cell office:value-type="float" office:value="-1.213824">
            <text:p>-1,213824</text:p>
          </table:table-cell>
          <table:table-cell table:number-columns-repeated="1019"/>
        </table:table-row>
        <table:table-row table:style-name="ro1">
          <table:table-cell office:value-type="float" office:value="342.886047">
            <text:p>342,886047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178301">
            <text:p>0,178301</text:p>
          </table:table-cell>
          <table:table-cell office:value-type="float" office:value="-1.233235">
            <text:p>-1,233235</text:p>
          </table:table-cell>
          <table:table-cell table:number-columns-repeated="1019"/>
        </table:table-row>
        <table:table-row table:style-name="ro1">
          <table:table-cell office:value-type="float" office:value="342.886047">
            <text:p>342,886047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78301">
            <text:p>0,178301</text:p>
          </table:table-cell>
          <table:table-cell office:value-type="float" office:value="-1.233235">
            <text:p>-1,233235</text:p>
          </table:table-cell>
          <table:table-cell table:number-columns-repeated="1019"/>
        </table:table-row>
        <table:table-row table:style-name="ro1">
          <table:table-cell office:value-type="float" office:value="342.886047">
            <text:p>342,886047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78301">
            <text:p>0,178301</text:p>
          </table:table-cell>
          <table:table-cell office:value-type="float" office:value="-1.251471">
            <text:p>-1,251471</text:p>
          </table:table-cell>
          <table:table-cell table:number-columns-repeated="1019"/>
        </table:table-row>
        <table:table-row table:style-name="ro1">
          <table:table-cell office:value-type="float" office:value="342.886047">
            <text:p>342,88604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78301">
            <text:p>0,178301</text:p>
          </table:table-cell>
          <table:table-cell office:value-type="float" office:value="-1.251471">
            <text:p>-1,251471</text:p>
          </table:table-cell>
          <table:table-cell table:number-columns-repeated="1019"/>
        </table:table-row>
        <table:table-row table:style-name="ro1">
          <table:table-cell office:value-type="float" office:value="348.85965">
            <text:p>348,8596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81407">
            <text:p>0,181407</text:p>
          </table:table-cell>
          <table:table-cell office:value-type="float" office:value="-1.271176">
            <text:p>-1,271176</text:p>
          </table:table-cell>
          <table:table-cell table:number-columns-repeated="1019"/>
        </table:table-row>
        <table:table-row table:style-name="ro1">
          <table:table-cell office:value-type="float" office:value="348.85965">
            <text:p>348,85965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81407">
            <text:p>0,181407</text:p>
          </table:table-cell>
          <table:table-cell office:value-type="float" office:value="-1.271176">
            <text:p>-1,271176</text:p>
          </table:table-cell>
          <table:table-cell table:number-columns-repeated="1019"/>
        </table:table-row>
        <table:table-row table:style-name="ro1">
          <table:table-cell office:value-type="float" office:value="351.249115">
            <text:p>351,24911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8265">
            <text:p>0,18265</text:p>
          </table:table-cell>
          <table:table-cell office:value-type="float" office:value="-1.289706">
            <text:p>-1,289706</text:p>
          </table:table-cell>
          <table:table-cell table:number-columns-repeated="1019"/>
        </table:table-row>
        <table:table-row table:style-name="ro1">
          <table:table-cell office:value-type="float" office:value="351.249115">
            <text:p>351,24911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8265">
            <text:p>0,18265</text:p>
          </table:table-cell>
          <table:table-cell office:value-type="float" office:value="-1.289706">
            <text:p>-1,289706</text:p>
          </table:table-cell>
          <table:table-cell table:number-columns-repeated="1019"/>
        </table:table-row>
        <table:table-row table:style-name="ro1">
          <table:table-cell office:value-type="float" office:value="352.443848">
            <text:p>352,443848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83271">
            <text:p>0,183271</text:p>
          </table:table-cell>
          <table:table-cell office:value-type="float" office:value="-1.309412">
            <text:p>-1,309412</text:p>
          </table:table-cell>
          <table:table-cell table:number-columns-repeated="1019"/>
        </table:table-row>
        <table:table-row table:style-name="ro1">
          <table:table-cell office:value-type="float" office:value="352.443848">
            <text:p>352,44384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83271">
            <text:p>0,183271</text:p>
          </table:table-cell>
          <table:table-cell office:value-type="float" office:value="-1.309412">
            <text:p>-1,309412</text:p>
          </table:table-cell>
          <table:table-cell table:number-columns-repeated="1019"/>
        </table:table-row>
        <table:table-row table:style-name="ro1">
          <table:table-cell office:value-type="float" office:value="354.833282">
            <text:p>354,83328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84513">
            <text:p>0,184513</text:p>
          </table:table-cell>
          <table:table-cell office:value-type="float" office:value="-1.328235">
            <text:p>-1,328235</text:p>
          </table:table-cell>
          <table:table-cell table:number-columns-repeated="1019"/>
        </table:table-row>
        <table:table-row table:style-name="ro1">
          <table:table-cell office:value-type="float" office:value="354.833282">
            <text:p>354,83328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84513">
            <text:p>0,184513</text:p>
          </table:table-cell>
          <table:table-cell office:value-type="float" office:value="-1.328235">
            <text:p>-1,328235</text:p>
          </table:table-cell>
          <table:table-cell table:number-columns-repeated="1019"/>
        </table:table-row>
        <table:table-row table:style-name="ro1">
          <table:table-cell office:value-type="float" office:value="360.806915">
            <text:p>360,806915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8762">
            <text:p>0,18762</text:p>
          </table:table-cell>
          <table:table-cell office:value-type="float" office:value="-1.347941">
            <text:p>-1,347941</text:p>
          </table:table-cell>
          <table:table-cell table:number-columns-repeated="1019"/>
        </table:table-row>
        <table:table-row table:style-name="ro1">
          <table:table-cell office:value-type="float" office:value="360.806915">
            <text:p>360,8069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8762">
            <text:p>0,18762</text:p>
          </table:table-cell>
          <table:table-cell office:value-type="float" office:value="-1.347941">
            <text:p>-1,347941</text:p>
          </table:table-cell>
          <table:table-cell table:number-columns-repeated="1019"/>
        </table:table-row>
        <table:table-row table:style-name="ro1">
          <table:table-cell office:value-type="float" office:value="362.001617">
            <text:p>362,00161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88241">
            <text:p>0,188241</text:p>
          </table:table-cell>
          <table:table-cell office:value-type="float" office:value="-1.367941">
            <text:p>-1,367941</text:p>
          </table:table-cell>
          <table:table-cell table:number-columns-repeated="1019"/>
        </table:table-row>
        <table:table-row table:style-name="ro1">
          <table:table-cell office:value-type="float" office:value="362.001617">
            <text:p>362,00161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88241">
            <text:p>0,188241</text:p>
          </table:table-cell>
          <table:table-cell office:value-type="float" office:value="-1.367941">
            <text:p>-1,367941</text:p>
          </table:table-cell>
          <table:table-cell table:number-columns-repeated="1019"/>
        </table:table-row>
        <table:table-row table:style-name="ro1">
          <table:table-cell office:value-type="float" office:value="363.19635">
            <text:p>363,19635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88862">
            <text:p>0,188862</text:p>
          </table:table-cell>
          <table:table-cell office:value-type="float" office:value="-1.386765">
            <text:p>-1,386765</text:p>
          </table:table-cell>
          <table:table-cell table:number-columns-repeated="1019"/>
        </table:table-row>
        <table:table-row table:style-name="ro1">
          <table:table-cell office:value-type="float" office:value="363.19635">
            <text:p>363,19635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88862">
            <text:p>0,188862</text:p>
          </table:table-cell>
          <table:table-cell office:value-type="float" office:value="-1.386765">
            <text:p>-1,386765</text:p>
          </table:table-cell>
          <table:table-cell table:number-columns-repeated="1019"/>
        </table:table-row>
        <table:table-row table:style-name="ro1">
          <table:table-cell office:value-type="float" office:value="364.391083">
            <text:p>364,39108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89483">
            <text:p>0,189483</text:p>
          </table:table-cell>
          <table:table-cell office:value-type="float" office:value="-1.405882">
            <text:p>-1,405882</text:p>
          </table:table-cell>
          <table:table-cell table:number-columns-repeated="1019"/>
        </table:table-row>
        <table:table-row table:style-name="ro1">
          <table:table-cell office:value-type="float" office:value="364.391083">
            <text:p>364,39108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89483">
            <text:p>0,189483</text:p>
          </table:table-cell>
          <table:table-cell office:value-type="float" office:value="-1.405882">
            <text:p>-1,405882</text:p>
          </table:table-cell>
          <table:table-cell table:number-columns-repeated="1019"/>
        </table:table-row>
        <table:table-row table:style-name="ro1">
          <table:table-cell office:value-type="float" office:value="367.97525">
            <text:p>367,9752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91347">
            <text:p>0,191347</text:p>
          </table:table-cell>
          <table:table-cell office:value-type="float" office:value="-1.425294">
            <text:p>-1,425294</text:p>
          </table:table-cell>
          <table:table-cell table:number-columns-repeated="1019"/>
        </table:table-row>
        <table:table-row table:style-name="ro1">
          <table:table-cell office:value-type="float" office:value="367.97525">
            <text:p>367,97525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91347">
            <text:p>0,191347</text:p>
          </table:table-cell>
          <table:table-cell office:value-type="float" office:value="-1.444118">
            <text:p>-1,444118</text:p>
          </table:table-cell>
          <table:table-cell table:number-columns-repeated="1019"/>
        </table:table-row>
        <table:table-row table:style-name="ro1">
          <table:table-cell office:value-type="float" office:value="370.364716">
            <text:p>370,36471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9259">
            <text:p>0,19259</text:p>
          </table:table-cell>
          <table:table-cell office:value-type="float" office:value="-1.444118">
            <text:p>-1,444118</text:p>
          </table:table-cell>
          <table:table-cell table:number-columns-repeated="1019"/>
        </table:table-row>
        <table:table-row table:style-name="ro1">
          <table:table-cell office:value-type="float" office:value="370.364716">
            <text:p>370,36471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9259">
            <text:p>0,19259</text:p>
          </table:table-cell>
          <table:table-cell office:value-type="float" office:value="-1.463529">
            <text:p>-1,463529</text:p>
          </table:table-cell>
          <table:table-cell table:number-columns-repeated="1019"/>
        </table:table-row>
        <table:table-row table:style-name="ro1">
          <table:table-cell office:value-type="float" office:value="375.143616">
            <text:p>375,143616</text:p>
          </table:table-cell>
          <table:table-cell office:value-type="float" office:value="-0.003257">
            <text:p>-0,003257</text:p>
          </table:table-cell>
          <table:table-cell office:value-type="float" office:value="-0.003231">
            <text:p>-0,003231</text:p>
          </table:table-cell>
          <table:table-cell office:value-type="float" office:value="0.195075">
            <text:p>0,195075</text:p>
          </table:table-cell>
          <table:table-cell office:value-type="float" office:value="-1.463529">
            <text:p>-1,463529</text:p>
          </table:table-cell>
          <table:table-cell table:number-columns-repeated="1019"/>
        </table:table-row>
        <table:table-row table:style-name="ro1">
          <table:table-cell office:value-type="float" office:value="377.533051">
            <text:p>377,533051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96317">
            <text:p>0,196317</text:p>
          </table:table-cell>
          <table:table-cell office:value-type="float" office:value="-1.483235">
            <text:p>-1,483235</text:p>
          </table:table-cell>
          <table:table-cell table:number-columns-repeated="1019"/>
        </table:table-row>
        <table:table-row table:style-name="ro1">
          <table:table-cell office:value-type="float" office:value="377.533051">
            <text:p>377,53305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96317">
            <text:p>0,196317</text:p>
          </table:table-cell>
          <table:table-cell office:value-type="float" office:value="-1.483235">
            <text:p>-1,483235</text:p>
          </table:table-cell>
          <table:table-cell table:number-columns-repeated="1019"/>
        </table:table-row>
        <table:table-row table:style-name="ro1">
          <table:table-cell office:value-type="float" office:value="381.117218">
            <text:p>381,11721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98181">
            <text:p>0,198181</text:p>
          </table:table-cell>
          <table:table-cell office:value-type="float" office:value="-1.501765">
            <text:p>-1,501765</text:p>
          </table:table-cell>
          <table:table-cell table:number-columns-repeated="1019"/>
        </table:table-row>
        <table:table-row table:style-name="ro1">
          <table:table-cell office:value-type="float" office:value="381.117218">
            <text:p>381,1172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98181">
            <text:p>0,198181</text:p>
          </table:table-cell>
          <table:table-cell office:value-type="float" office:value="-1.501765">
            <text:p>-1,501765</text:p>
          </table:table-cell>
          <table:table-cell table:number-columns-repeated="1019"/>
        </table:table-row>
        <table:table-row table:style-name="ro1">
          <table:table-cell office:value-type="float" office:value="381.117218">
            <text:p>381,11721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98181">
            <text:p>0,198181</text:p>
          </table:table-cell>
          <table:table-cell office:value-type="float" office:value="-1.521176">
            <text:p>-1,521176</text:p>
          </table:table-cell>
          <table:table-cell table:number-columns-repeated="1019"/>
        </table:table-row>
        <table:table-row table:style-name="ro1">
          <table:table-cell office:value-type="float" office:value="381.117218">
            <text:p>381,1172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98181">
            <text:p>0,198181</text:p>
          </table:table-cell>
          <table:table-cell office:value-type="float" office:value="-1.521176">
            <text:p>-1,521176</text:p>
          </table:table-cell>
          <table:table-cell table:number-columns-repeated="1019"/>
        </table:table-row>
        <table:table-row table:style-name="ro1">
          <table:table-cell office:value-type="float" office:value="382.311951">
            <text:p>382,311951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198802">
            <text:p>0,198802</text:p>
          </table:table-cell>
          <table:table-cell office:value-type="float" office:value="-1.54">
            <text:p>-1,54</text:p>
          </table:table-cell>
          <table:table-cell table:number-columns-repeated="1019"/>
        </table:table-row>
        <table:table-row table:style-name="ro1">
          <table:table-cell office:value-type="float" office:value="382.311951">
            <text:p>382,31195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98802">
            <text:p>0,198802</text:p>
          </table:table-cell>
          <table:table-cell office:value-type="float" office:value="-1.54">
            <text:p>-1,54</text:p>
          </table:table-cell>
          <table:table-cell table:number-columns-repeated="1019"/>
        </table:table-row>
        <table:table-row table:style-name="ro1">
          <table:table-cell office:value-type="float" office:value="385.896118">
            <text:p>385,89611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00666">
            <text:p>0,200666</text:p>
          </table:table-cell>
          <table:table-cell office:value-type="float" office:value="-1.558824">
            <text:p>-1,558824</text:p>
          </table:table-cell>
          <table:table-cell table:number-columns-repeated="1019"/>
        </table:table-row>
        <table:table-row table:style-name="ro1">
          <table:table-cell office:value-type="float" office:value="385.896118">
            <text:p>385,89611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00666">
            <text:p>0,200666</text:p>
          </table:table-cell>
          <table:table-cell office:value-type="float" office:value="-1.558824">
            <text:p>-1,558824</text:p>
          </table:table-cell>
          <table:table-cell table:number-columns-repeated="1019"/>
        </table:table-row>
        <table:table-row table:style-name="ro1">
          <table:table-cell office:value-type="float" office:value="388.285583">
            <text:p>388,28558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01908">
            <text:p>0,201908</text:p>
          </table:table-cell>
          <table:table-cell office:value-type="float" office:value="-1.577941">
            <text:p>-1,577941</text:p>
          </table:table-cell>
          <table:table-cell table:number-columns-repeated="1019"/>
        </table:table-row>
        <table:table-row table:style-name="ro1">
          <table:table-cell office:value-type="float" office:value="388.285583">
            <text:p>388,285583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201908">
            <text:p>0,201908</text:p>
          </table:table-cell>
          <table:table-cell office:value-type="float" office:value="-1.577941">
            <text:p>-1,577941</text:p>
          </table:table-cell>
          <table:table-cell table:number-columns-repeated="1019"/>
        </table:table-row>
        <table:table-row table:style-name="ro1">
          <table:table-cell office:value-type="float" office:value="390.675018">
            <text:p>390,675018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203151">
            <text:p>0,203151</text:p>
          </table:table-cell>
          <table:table-cell office:value-type="float" office:value="-1.597353">
            <text:p>-1,597353</text:p>
          </table:table-cell>
          <table:table-cell table:number-columns-repeated="1019"/>
        </table:table-row>
        <table:table-row table:style-name="ro1">
          <table:table-cell office:value-type="float" office:value="390.675018">
            <text:p>390,67501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03151">
            <text:p>0,203151</text:p>
          </table:table-cell>
          <table:table-cell office:value-type="float" office:value="-1.597353">
            <text:p>-1,597353</text:p>
          </table:table-cell>
          <table:table-cell table:number-columns-repeated="1019"/>
        </table:table-row>
        <table:table-row table:style-name="ro1">
          <table:table-cell office:value-type="float" office:value="394.259216">
            <text:p>394,25921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05015">
            <text:p>0,205015</text:p>
          </table:table-cell>
          <table:table-cell office:value-type="float" office:value="-1.617059">
            <text:p>-1,617059</text:p>
          </table:table-cell>
          <table:table-cell table:number-columns-repeated="1019"/>
        </table:table-row>
        <table:table-row table:style-name="ro1">
          <table:table-cell office:value-type="float" office:value="394.259216">
            <text:p>394,25921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05015">
            <text:p>0,205015</text:p>
          </table:table-cell>
          <table:table-cell office:value-type="float" office:value="-1.617059">
            <text:p>-1,617059</text:p>
          </table:table-cell>
          <table:table-cell table:number-columns-repeated="1019"/>
        </table:table-row>
        <table:table-row table:style-name="ro1">
          <table:table-cell office:value-type="float" office:value="395.453918">
            <text:p>395,45391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05636">
            <text:p>0,205636</text:p>
          </table:table-cell>
          <table:table-cell office:value-type="float" office:value="-1.637353">
            <text:p>-1,637353</text:p>
          </table:table-cell>
          <table:table-cell table:number-columns-repeated="1019"/>
        </table:table-row>
        <table:table-row table:style-name="ro1">
          <table:table-cell office:value-type="float" office:value="395.453918">
            <text:p>395,45391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05636">
            <text:p>0,205636</text:p>
          </table:table-cell>
          <table:table-cell office:value-type="float" office:value="-1.637353">
            <text:p>-1,637353</text:p>
          </table:table-cell>
          <table:table-cell table:number-columns-repeated="1019"/>
        </table:table-row>
        <table:table-row table:style-name="ro1">
          <table:table-cell office:value-type="float" office:value="401.427551">
            <text:p>401,42755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08742">
            <text:p>0,208742</text:p>
          </table:table-cell>
          <table:table-cell office:value-type="float" office:value="-1.657059">
            <text:p>-1,657059</text:p>
          </table:table-cell>
          <table:table-cell table:number-columns-repeated="1019"/>
        </table:table-row>
        <table:table-row table:style-name="ro1">
          <table:table-cell office:value-type="float" office:value="401.427551">
            <text:p>401,42755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08742">
            <text:p>0,208742</text:p>
          </table:table-cell>
          <table:table-cell office:value-type="float" office:value="-1.657059">
            <text:p>-1,657059</text:p>
          </table:table-cell>
          <table:table-cell table:number-columns-repeated="1019"/>
        </table:table-row>
        <table:table-row table:style-name="ro1">
          <table:table-cell office:value-type="float" office:value="401.427551">
            <text:p>401,4275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08742">
            <text:p>0,208742</text:p>
          </table:table-cell>
          <table:table-cell office:value-type="float" office:value="-1.677941">
            <text:p>-1,677941</text:p>
          </table:table-cell>
          <table:table-cell table:number-columns-repeated="1019"/>
        </table:table-row>
        <table:table-row table:style-name="ro1">
          <table:table-cell office:value-type="float" office:value="401.427551">
            <text:p>401,427551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08742">
            <text:p>0,208742</text:p>
          </table:table-cell>
          <table:table-cell office:value-type="float" office:value="-1.677941">
            <text:p>-1,677941</text:p>
          </table:table-cell>
          <table:table-cell table:number-columns-repeated="1019"/>
        </table:table-row>
        <table:table-row table:style-name="ro1">
          <table:table-cell office:value-type="float" office:value="406.206451">
            <text:p>406,20645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11227">
            <text:p>0,211227</text:p>
          </table:table-cell>
          <table:table-cell office:value-type="float" office:value="-1.696471">
            <text:p>-1,696471</text:p>
          </table:table-cell>
          <table:table-cell table:number-columns-repeated="1019"/>
        </table:table-row>
        <table:table-row table:style-name="ro1">
          <table:table-cell office:value-type="float" office:value="406.206451">
            <text:p>406,20645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11227">
            <text:p>0,211227</text:p>
          </table:table-cell>
          <table:table-cell office:value-type="float" office:value="-1.696471">
            <text:p>-1,696471</text:p>
          </table:table-cell>
          <table:table-cell table:number-columns-repeated="1019"/>
        </table:table-row>
        <table:table-row table:style-name="ro1">
          <table:table-cell office:value-type="float" office:value="405.011719">
            <text:p>405,011719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210606">
            <text:p>0,210606</text:p>
          </table:table-cell>
          <table:table-cell office:value-type="float" office:value="-1.715294">
            <text:p>-1,715294</text:p>
          </table:table-cell>
          <table:table-cell table:number-columns-repeated="1019"/>
        </table:table-row>
        <table:table-row table:style-name="ro1">
          <table:table-cell office:value-type="float" office:value="405.011719">
            <text:p>405,01171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10606">
            <text:p>0,210606</text:p>
          </table:table-cell>
          <table:table-cell office:value-type="float" office:value="-1.734118">
            <text:p>-1,734118</text:p>
          </table:table-cell>
          <table:table-cell table:number-columns-repeated="1019"/>
        </table:table-row>
        <table:table-row table:style-name="ro1">
          <table:table-cell office:value-type="float" office:value="406.206451">
            <text:p>406,20645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11227">
            <text:p>0,211227</text:p>
          </table:table-cell>
          <table:table-cell office:value-type="float" office:value="-1.734118">
            <text:p>-1,734118</text:p>
          </table:table-cell>
          <table:table-cell table:number-columns-repeated="1019"/>
        </table:table-row>
        <table:table-row table:style-name="ro1">
          <table:table-cell office:value-type="float" office:value="406.206451">
            <text:p>406,20645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11227">
            <text:p>0,211227</text:p>
          </table:table-cell>
          <table:table-cell office:value-type="float" office:value="-1.753235">
            <text:p>-1,753235</text:p>
          </table:table-cell>
          <table:table-cell table:number-columns-repeated="1019"/>
        </table:table-row>
        <table:table-row table:style-name="ro1">
          <table:table-cell office:value-type="float" office:value="413.374786">
            <text:p>413,37478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14955">
            <text:p>0,214955</text:p>
          </table:table-cell>
          <table:table-cell office:value-type="float" office:value="-1.753235">
            <text:p>-1,753235</text:p>
          </table:table-cell>
          <table:table-cell table:number-columns-repeated="1019"/>
        </table:table-row>
        <table:table-row table:style-name="ro1">
          <table:table-cell office:value-type="float" office:value="415.764252">
            <text:p>415,76425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16197">
            <text:p>0,216197</text:p>
          </table:table-cell>
          <table:table-cell office:value-type="float" office:value="-1.772059">
            <text:p>-1,772059</text:p>
          </table:table-cell>
          <table:table-cell table:number-columns-repeated="1019"/>
        </table:table-row>
        <table:table-row table:style-name="ro1">
          <table:table-cell office:value-type="float" office:value="415.764252">
            <text:p>415,76425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16197">
            <text:p>0,216197</text:p>
          </table:table-cell>
          <table:table-cell office:value-type="float" office:value="-1.772059">
            <text:p>-1,772059</text:p>
          </table:table-cell>
          <table:table-cell table:number-columns-repeated="1019"/>
        </table:table-row>
        <table:table-row table:style-name="ro1">
          <table:table-cell office:value-type="float" office:value="418.153687">
            <text:p>418,15368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1744">
            <text:p>0,21744</text:p>
          </table:table-cell>
          <table:table-cell office:value-type="float" office:value="-1.791471">
            <text:p>-1,791471</text:p>
          </table:table-cell>
          <table:table-cell table:number-columns-repeated="1019"/>
        </table:table-row>
        <table:table-row table:style-name="ro1">
          <table:table-cell office:value-type="float" office:value="418.153687">
            <text:p>418,15368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1744">
            <text:p>0,21744</text:p>
          </table:table-cell>
          <table:table-cell office:value-type="float" office:value="-1.791471">
            <text:p>-1,791471</text:p>
          </table:table-cell>
          <table:table-cell table:number-columns-repeated="1019"/>
        </table:table-row>
        <table:table-row table:style-name="ro1">
          <table:table-cell office:value-type="float" office:value="422.932587">
            <text:p>422,93258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19925">
            <text:p>0,219925</text:p>
          </table:table-cell>
          <table:table-cell office:value-type="float" office:value="-1.810588">
            <text:p>-1,810588</text:p>
          </table:table-cell>
          <table:table-cell table:number-columns-repeated="1019"/>
        </table:table-row>
        <table:table-row table:style-name="ro1">
          <table:table-cell office:value-type="float" office:value="422.932587">
            <text:p>422,93258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19925">
            <text:p>0,219925</text:p>
          </table:table-cell>
          <table:table-cell office:value-type="float" office:value="-1.810588">
            <text:p>-1,810588</text:p>
          </table:table-cell>
          <table:table-cell table:number-columns-repeated="1019"/>
        </table:table-row>
        <table:table-row table:style-name="ro1">
          <table:table-cell office:value-type="float" office:value="422.932587">
            <text:p>422,93258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19925">
            <text:p>0,219925</text:p>
          </table:table-cell>
          <table:table-cell office:value-type="float" office:value="-1.83">
            <text:p>-1,83</text:p>
          </table:table-cell>
          <table:table-cell table:number-columns-repeated="1019"/>
        </table:table-row>
        <table:table-row table:style-name="ro1">
          <table:table-cell office:value-type="float" office:value="422.932587">
            <text:p>422,93258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19925">
            <text:p>0,219925</text:p>
          </table:table-cell>
          <table:table-cell office:value-type="float" office:value="-1.83">
            <text:p>-1,83</text:p>
          </table:table-cell>
          <table:table-cell table:number-columns-repeated="1019"/>
        </table:table-row>
        <table:table-row table:style-name="ro1">
          <table:table-cell office:value-type="float" office:value="426.516785">
            <text:p>426,516785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221789">
            <text:p>0,221789</text:p>
          </table:table-cell>
          <table:table-cell office:value-type="float" office:value="-1.849118">
            <text:p>-1,849118</text:p>
          </table:table-cell>
          <table:table-cell table:number-columns-repeated="1019"/>
        </table:table-row>
        <table:table-row table:style-name="ro1">
          <table:table-cell office:value-type="float" office:value="426.516785">
            <text:p>426,51678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21789">
            <text:p>0,221789</text:p>
          </table:table-cell>
          <table:table-cell office:value-type="float" office:value="-1.849118">
            <text:p>-1,849118</text:p>
          </table:table-cell>
          <table:table-cell table:number-columns-repeated="1019"/>
        </table:table-row>
        <table:table-row table:style-name="ro1">
          <table:table-cell office:value-type="float" office:value="428.906219">
            <text:p>428,906219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23031">
            <text:p>0,223031</text:p>
          </table:table-cell>
          <table:table-cell office:value-type="float" office:value="-1.868235">
            <text:p>-1,868235</text:p>
          </table:table-cell>
          <table:table-cell table:number-columns-repeated="1019"/>
        </table:table-row>
        <table:table-row table:style-name="ro1">
          <table:table-cell office:value-type="float" office:value="428.906219">
            <text:p>428,906219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23031">
            <text:p>0,223031</text:p>
          </table:table-cell>
          <table:table-cell office:value-type="float" office:value="-1.868235">
            <text:p>-1,868235</text:p>
          </table:table-cell>
          <table:table-cell table:number-columns-repeated="1019"/>
        </table:table-row>
        <table:table-row table:style-name="ro1">
          <table:table-cell office:value-type="float" office:value="428.906219">
            <text:p>428,90621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23031">
            <text:p>0,223031</text:p>
          </table:table-cell>
          <table:table-cell office:value-type="float" office:value="-1.887353">
            <text:p>-1,887353</text:p>
          </table:table-cell>
          <table:table-cell table:number-columns-repeated="1019"/>
        </table:table-row>
        <table:table-row table:style-name="ro1">
          <table:table-cell office:value-type="float" office:value="428.906219">
            <text:p>428,90621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23031">
            <text:p>0,223031</text:p>
          </table:table-cell>
          <table:table-cell office:value-type="float" office:value="-1.887353">
            <text:p>-1,887353</text:p>
          </table:table-cell>
          <table:table-cell table:number-columns-repeated="1019"/>
        </table:table-row>
        <table:table-row table:style-name="ro1">
          <table:table-cell office:value-type="float" office:value="433.68512">
            <text:p>433,68512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25516">
            <text:p>0,225516</text:p>
          </table:table-cell>
          <table:table-cell office:value-type="float" office:value="-1.906765">
            <text:p>-1,906765</text:p>
          </table:table-cell>
          <table:table-cell table:number-columns-repeated="1019"/>
        </table:table-row>
        <table:table-row table:style-name="ro1">
          <table:table-cell office:value-type="float" office:value="433.68512">
            <text:p>433,6851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25516">
            <text:p>0,225516</text:p>
          </table:table-cell>
          <table:table-cell office:value-type="float" office:value="-1.906765">
            <text:p>-1,906765</text:p>
          </table:table-cell>
          <table:table-cell table:number-columns-repeated="1019"/>
        </table:table-row>
        <table:table-row table:style-name="ro1">
          <table:table-cell office:value-type="float" office:value="436.074585">
            <text:p>436,07458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26759">
            <text:p>0,226759</text:p>
          </table:table-cell>
          <table:table-cell office:value-type="float" office:value="-1.926471">
            <text:p>-1,926471</text:p>
          </table:table-cell>
          <table:table-cell table:number-columns-repeated="1019"/>
        </table:table-row>
        <table:table-row table:style-name="ro1">
          <table:table-cell office:value-type="float" office:value="436.074585">
            <text:p>436,07458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26759">
            <text:p>0,226759</text:p>
          </table:table-cell>
          <table:table-cell office:value-type="float" office:value="-1.926471">
            <text:p>-1,926471</text:p>
          </table:table-cell>
          <table:table-cell table:number-columns-repeated="1019"/>
        </table:table-row>
        <table:table-row table:style-name="ro1">
          <table:table-cell office:value-type="float" office:value="438.46402">
            <text:p>438,4640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28001">
            <text:p>0,228001</text:p>
          </table:table-cell>
          <table:table-cell office:value-type="float" office:value="-1.946471">
            <text:p>-1,946471</text:p>
          </table:table-cell>
          <table:table-cell table:number-columns-repeated="1019"/>
        </table:table-row>
        <table:table-row table:style-name="ro1">
          <table:table-cell office:value-type="float" office:value="438.46402">
            <text:p>438,46402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28001">
            <text:p>0,228001</text:p>
          </table:table-cell>
          <table:table-cell office:value-type="float" office:value="-1.946471">
            <text:p>-1,946471</text:p>
          </table:table-cell>
          <table:table-cell table:number-columns-repeated="1019"/>
        </table:table-row>
        <table:table-row table:style-name="ro1">
          <table:table-cell office:value-type="float" office:value="442.048187">
            <text:p>442,0481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29865">
            <text:p>0,229865</text:p>
          </table:table-cell>
          <table:table-cell office:value-type="float" office:value="-1.966765">
            <text:p>-1,966765</text:p>
          </table:table-cell>
          <table:table-cell table:number-columns-repeated="1019"/>
        </table:table-row>
        <table:table-row table:style-name="ro1">
          <table:table-cell office:value-type="float" office:value="442.048187">
            <text:p>442,04818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29865">
            <text:p>0,229865</text:p>
          </table:table-cell>
          <table:table-cell office:value-type="float" office:value="-1.966765">
            <text:p>-1,966765</text:p>
          </table:table-cell>
          <table:table-cell table:number-columns-repeated="1019"/>
        </table:table-row>
        <table:table-row table:style-name="ro1">
          <table:table-cell office:value-type="float" office:value="443.24292">
            <text:p>443,2429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30486">
            <text:p>0,230486</text:p>
          </table:table-cell>
          <table:table-cell office:value-type="float" office:value="-1.985588">
            <text:p>-1,985588</text:p>
          </table:table-cell>
          <table:table-cell table:number-columns-repeated="1019"/>
        </table:table-row>
        <table:table-row table:style-name="ro1">
          <table:table-cell office:value-type="float" office:value="443.24292">
            <text:p>443,2429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30486">
            <text:p>0,230486</text:p>
          </table:table-cell>
          <table:table-cell office:value-type="float" office:value="-1.985588">
            <text:p>-1,985588</text:p>
          </table:table-cell>
          <table:table-cell table:number-columns-repeated="1019"/>
        </table:table-row>
        <table:table-row table:style-name="ro1">
          <table:table-cell office:value-type="float" office:value="448.02182">
            <text:p>448,02182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32971">
            <text:p>0,232971</text:p>
          </table:table-cell>
          <table:table-cell office:value-type="float" office:value="-2.005">
            <text:p>-2,005</text:p>
          </table:table-cell>
          <table:table-cell table:number-columns-repeated="1019"/>
        </table:table-row>
        <table:table-row table:style-name="ro1">
          <table:table-cell office:value-type="float" office:value="448.02182">
            <text:p>448,0218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32971">
            <text:p>0,232971</text:p>
          </table:table-cell>
          <table:table-cell office:value-type="float" office:value="-2.023823">
            <text:p>-2,023823</text:p>
          </table:table-cell>
          <table:table-cell table:number-columns-repeated="1019"/>
        </table:table-row>
        <table:table-row table:style-name="ro1">
          <table:table-cell office:value-type="float" office:value="449.216553">
            <text:p>449,216553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33593">
            <text:p>0,233593</text:p>
          </table:table-cell>
          <table:table-cell office:value-type="float" office:value="-2.023823">
            <text:p>-2,023823</text:p>
          </table:table-cell>
          <table:table-cell table:number-columns-repeated="1019"/>
        </table:table-row>
        <table:table-row table:style-name="ro1">
          <table:table-cell office:value-type="float" office:value="449.216553">
            <text:p>449,21655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33593">
            <text:p>0,233593</text:p>
          </table:table-cell>
          <table:table-cell office:value-type="float" office:value="-2.043235">
            <text:p>-2,043235</text:p>
          </table:table-cell>
          <table:table-cell table:number-columns-repeated="1019"/>
        </table:table-row>
        <table:table-row table:style-name="ro1">
          <table:table-cell office:value-type="float" office:value="452.80072">
            <text:p>452,8007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35456">
            <text:p>0,235456</text:p>
          </table:table-cell>
          <table:table-cell office:value-type="float" office:value="-2.043235">
            <text:p>-2,043235</text:p>
          </table:table-cell>
          <table:table-cell table:number-columns-repeated="1019"/>
        </table:table-row>
        <table:table-row table:style-name="ro1">
          <table:table-cell office:value-type="float" office:value="453.995453">
            <text:p>453,99545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36078">
            <text:p>0,236078</text:p>
          </table:table-cell>
          <table:table-cell office:value-type="float" office:value="-2.061765">
            <text:p>-2,061765</text:p>
          </table:table-cell>
          <table:table-cell table:number-columns-repeated="1019"/>
        </table:table-row>
        <table:table-row table:style-name="ro1">
          <table:table-cell office:value-type="float" office:value="453.995453">
            <text:p>453,99545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36078">
            <text:p>0,236078</text:p>
          </table:table-cell>
          <table:table-cell office:value-type="float" office:value="-2.061765">
            <text:p>-2,061765</text:p>
          </table:table-cell>
          <table:table-cell table:number-columns-repeated="1019"/>
        </table:table-row>
        <table:table-row table:style-name="ro1">
          <table:table-cell office:value-type="float" office:value="457.57962">
            <text:p>457,5796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37941">
            <text:p>0,237941</text:p>
          </table:table-cell>
          <table:table-cell office:value-type="float" office:value="-2.081177">
            <text:p>-2,081177</text:p>
          </table:table-cell>
          <table:table-cell table:number-columns-repeated="1019"/>
        </table:table-row>
        <table:table-row table:style-name="ro1">
          <table:table-cell office:value-type="float" office:value="457.57962">
            <text:p>457,5796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37941">
            <text:p>0,237941</text:p>
          </table:table-cell>
          <table:table-cell office:value-type="float" office:value="-2.081177">
            <text:p>-2,081177</text:p>
          </table:table-cell>
          <table:table-cell table:number-columns-repeated="1019"/>
        </table:table-row>
        <table:table-row table:style-name="ro1">
          <table:table-cell office:value-type="float" office:value="458.774353">
            <text:p>458,77435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38563">
            <text:p>0,238563</text:p>
          </table:table-cell>
          <table:table-cell office:value-type="float" office:value="-2.1">
            <text:p>-2,1</text:p>
          </table:table-cell>
          <table:table-cell table:number-columns-repeated="1019"/>
        </table:table-row>
        <table:table-row table:style-name="ro1">
          <table:table-cell office:value-type="float" office:value="458.774353">
            <text:p>458,774353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38563">
            <text:p>0,238563</text:p>
          </table:table-cell>
          <table:table-cell office:value-type="float" office:value="-2.1">
            <text:p>-2,1</text:p>
          </table:table-cell>
          <table:table-cell table:number-columns-repeated="1019"/>
        </table:table-row>
        <table:table-row table:style-name="ro1">
          <table:table-cell office:value-type="float" office:value="459.969086">
            <text:p>459,969086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39184">
            <text:p>0,239184</text:p>
          </table:table-cell>
          <table:table-cell office:value-type="float" office:value="-2.119412">
            <text:p>-2,119412</text:p>
          </table:table-cell>
          <table:table-cell table:number-columns-repeated="1019"/>
        </table:table-row>
        <table:table-row table:style-name="ro1">
          <table:table-cell office:value-type="float" office:value="459.969086">
            <text:p>459,96908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39184">
            <text:p>0,239184</text:p>
          </table:table-cell>
          <table:table-cell office:value-type="float" office:value="-2.119412">
            <text:p>-2,119412</text:p>
          </table:table-cell>
          <table:table-cell table:number-columns-repeated="1019"/>
        </table:table-row>
        <table:table-row table:style-name="ro1">
          <table:table-cell office:value-type="float" office:value="463.553253">
            <text:p>463,55325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41048">
            <text:p>0,241048</text:p>
          </table:table-cell>
          <table:table-cell office:value-type="float" office:value="-2.138824">
            <text:p>-2,138824</text:p>
          </table:table-cell>
          <table:table-cell table:number-columns-repeated="1019"/>
        </table:table-row>
        <table:table-row table:style-name="ro1">
          <table:table-cell office:value-type="float" office:value="463.553253">
            <text:p>463,55325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1048">
            <text:p>0,241048</text:p>
          </table:table-cell>
          <table:table-cell office:value-type="float" office:value="-2.138824">
            <text:p>-2,138824</text:p>
          </table:table-cell>
          <table:table-cell table:number-columns-repeated="1019"/>
        </table:table-row>
        <table:table-row table:style-name="ro1">
          <table:table-cell office:value-type="float" office:value="463.553253">
            <text:p>463,553253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41048">
            <text:p>0,241048</text:p>
          </table:table-cell>
          <table:table-cell office:value-type="float" office:value="-2.158235">
            <text:p>-2,158235</text:p>
          </table:table-cell>
          <table:table-cell table:number-columns-repeated="1019"/>
        </table:table-row>
        <table:table-row table:style-name="ro1">
          <table:table-cell office:value-type="float" office:value="463.553253">
            <text:p>463,55325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1048">
            <text:p>0,241048</text:p>
          </table:table-cell>
          <table:table-cell office:value-type="float" office:value="-2.158235">
            <text:p>-2,158235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229">
            <text:p>0,24229</text:p>
          </table:table-cell>
          <table:table-cell office:value-type="float" office:value="-2.176765">
            <text:p>-2,176765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4229">
            <text:p>0,24229</text:p>
          </table:table-cell>
          <table:table-cell office:value-type="float" office:value="-2.176765">
            <text:p>-2,176765</text:p>
          </table:table-cell>
          <table:table-cell table:number-columns-repeated="1019"/>
        </table:table-row>
        <table:table-row table:style-name="ro1">
          <table:table-cell office:value-type="float" office:value="471.916321">
            <text:p>471,91632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5396">
            <text:p>0,245396</text:p>
          </table:table-cell>
          <table:table-cell office:value-type="float" office:value="-2.19647">
            <text:p>-2,19647</text:p>
          </table:table-cell>
          <table:table-cell table:number-columns-repeated="1019"/>
        </table:table-row>
        <table:table-row table:style-name="ro1">
          <table:table-cell office:value-type="float" office:value="471.916321">
            <text:p>471,91632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45396">
            <text:p>0,245396</text:p>
          </table:table-cell>
          <table:table-cell office:value-type="float" office:value="-2.19647">
            <text:p>-2,19647</text:p>
          </table:table-cell>
          <table:table-cell table:number-columns-repeated="1019"/>
        </table:table-row>
        <table:table-row table:style-name="ro1">
          <table:table-cell office:value-type="float" office:value="473.111053">
            <text:p>473,11105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46018">
            <text:p>0,246018</text:p>
          </table:table-cell>
          <table:table-cell office:value-type="float" office:value="-2.216177">
            <text:p>-2,216177</text:p>
          </table:table-cell>
          <table:table-cell table:number-columns-repeated="1019"/>
        </table:table-row>
        <table:table-row table:style-name="ro1">
          <table:table-cell office:value-type="float" office:value="473.111053">
            <text:p>473,11105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46018">
            <text:p>0,246018</text:p>
          </table:table-cell>
          <table:table-cell office:value-type="float" office:value="-2.216177">
            <text:p>-2,216177</text:p>
          </table:table-cell>
          <table:table-cell table:number-columns-repeated="1019"/>
        </table:table-row>
        <table:table-row table:style-name="ro1">
          <table:table-cell office:value-type="float" office:value="475.500488">
            <text:p>475,50048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4726">
            <text:p>0,24726</text:p>
          </table:table-cell>
          <table:table-cell office:value-type="float" office:value="-2.235">
            <text:p>-2,235</text:p>
          </table:table-cell>
          <table:table-cell table:number-columns-repeated="1019"/>
        </table:table-row>
        <table:table-row table:style-name="ro1">
          <table:table-cell office:value-type="float" office:value="475.500488">
            <text:p>475,500488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4726">
            <text:p>0,24726</text:p>
          </table:table-cell>
          <table:table-cell office:value-type="float" office:value="-2.253824">
            <text:p>-2,253824</text:p>
          </table:table-cell>
          <table:table-cell table:number-columns-repeated="1019"/>
        </table:table-row>
        <table:table-row table:style-name="ro1">
          <table:table-cell office:value-type="float" office:value="479.084656">
            <text:p>479,08465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49124">
            <text:p>0,249124</text:p>
          </table:table-cell>
          <table:table-cell office:value-type="float" office:value="-2.253824">
            <text:p>-2,253824</text:p>
          </table:table-cell>
          <table:table-cell table:number-columns-repeated="1019"/>
        </table:table-row>
        <table:table-row table:style-name="ro1">
          <table:table-cell office:value-type="float" office:value="479.084656">
            <text:p>479,08465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249124">
            <text:p>0,249124</text:p>
          </table:table-cell>
          <table:table-cell office:value-type="float" office:value="-2.272647">
            <text:p>-2,272647</text:p>
          </table:table-cell>
          <table:table-cell table:number-columns-repeated="1019"/>
        </table:table-row>
        <table:table-row table:style-name="ro1">
          <table:table-cell office:value-type="float" office:value="480.279388">
            <text:p>480,27938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49745">
            <text:p>0,249745</text:p>
          </table:table-cell>
          <table:table-cell office:value-type="float" office:value="-2.272647">
            <text:p>-2,272647</text:p>
          </table:table-cell>
          <table:table-cell table:number-columns-repeated="1019"/>
        </table:table-row>
        <table:table-row table:style-name="ro1">
          <table:table-cell office:value-type="float" office:value="480.279388">
            <text:p>480,279388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49745">
            <text:p>0,249745</text:p>
          </table:table-cell>
          <table:table-cell office:value-type="float" office:value="-2.292059">
            <text:p>-2,292059</text:p>
          </table:table-cell>
          <table:table-cell table:number-columns-repeated="1019"/>
        </table:table-row>
        <table:table-row table:style-name="ro1">
          <table:table-cell office:value-type="float" office:value="480.279388">
            <text:p>480,279388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49745">
            <text:p>0,249745</text:p>
          </table:table-cell>
          <table:table-cell office:value-type="float" office:value="-2.292059">
            <text:p>-2,292059</text:p>
          </table:table-cell>
          <table:table-cell table:number-columns-repeated="1019"/>
        </table:table-row>
        <table:table-row table:style-name="ro1">
          <table:table-cell office:value-type="float" office:value="483.863556">
            <text:p>483,86355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51609">
            <text:p>0,251609</text:p>
          </table:table-cell>
          <table:table-cell office:value-type="float" office:value="-2.311177">
            <text:p>-2,311177</text:p>
          </table:table-cell>
          <table:table-cell table:number-columns-repeated="1019"/>
        </table:table-row>
        <table:table-row table:style-name="ro1">
          <table:table-cell office:value-type="float" office:value="483.863556">
            <text:p>483,86355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51609">
            <text:p>0,251609</text:p>
          </table:table-cell>
          <table:table-cell office:value-type="float" office:value="-2.311177">
            <text:p>-2,311177</text:p>
          </table:table-cell>
          <table:table-cell table:number-columns-repeated="1019"/>
        </table:table-row>
        <table:table-row table:style-name="ro1">
          <table:table-cell office:value-type="float" office:value="486.253021">
            <text:p>486,253021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2852">
            <text:p>0,252852</text:p>
          </table:table-cell>
          <table:table-cell office:value-type="float" office:value="-2.33">
            <text:p>-2,33</text:p>
          </table:table-cell>
          <table:table-cell table:number-columns-repeated="1019"/>
        </table:table-row>
        <table:table-row table:style-name="ro1">
          <table:table-cell office:value-type="float" office:value="486.253021">
            <text:p>486,253021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52852">
            <text:p>0,252852</text:p>
          </table:table-cell>
          <table:table-cell office:value-type="float" office:value="-2.33">
            <text:p>-2,33</text:p>
          </table:table-cell>
          <table:table-cell table:number-columns-repeated="1019"/>
        </table:table-row>
        <table:table-row table:style-name="ro1">
          <table:table-cell office:value-type="float" office:value="486.253021">
            <text:p>486,253021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52852">
            <text:p>0,252852</text:p>
          </table:table-cell>
          <table:table-cell office:value-type="float" office:value="-2.349118">
            <text:p>-2,349118</text:p>
          </table:table-cell>
          <table:table-cell table:number-columns-repeated="1019"/>
        </table:table-row>
        <table:table-row table:style-name="ro1">
          <table:table-cell office:value-type="float" office:value="486.253021">
            <text:p>486,25302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2852">
            <text:p>0,252852</text:p>
          </table:table-cell>
          <table:table-cell office:value-type="float" office:value="-2.349118">
            <text:p>-2,349118</text:p>
          </table:table-cell>
          <table:table-cell table:number-columns-repeated="1019"/>
        </table:table-row>
        <table:table-row table:style-name="ro1">
          <table:table-cell office:value-type="float" office:value="489.837189">
            <text:p>489,83718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54715">
            <text:p>0,254715</text:p>
          </table:table-cell>
          <table:table-cell office:value-type="float" office:value="-2.368529">
            <text:p>-2,368529</text:p>
          </table:table-cell>
          <table:table-cell table:number-columns-repeated="1019"/>
        </table:table-row>
        <table:table-row table:style-name="ro1">
          <table:table-cell office:value-type="float" office:value="489.837189">
            <text:p>489,837189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54715">
            <text:p>0,254715</text:p>
          </table:table-cell>
          <table:table-cell office:value-type="float" office:value="-2.368529">
            <text:p>-2,368529</text:p>
          </table:table-cell>
          <table:table-cell table:number-columns-repeated="1019"/>
        </table:table-row>
        <table:table-row table:style-name="ro1">
          <table:table-cell office:value-type="float" office:value="492.226654">
            <text:p>492,22665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5958">
            <text:p>0,255958</text:p>
          </table:table-cell>
          <table:table-cell office:value-type="float" office:value="-2.387059">
            <text:p>-2,387059</text:p>
          </table:table-cell>
          <table:table-cell table:number-columns-repeated="1019"/>
        </table:table-row>
        <table:table-row table:style-name="ro1">
          <table:table-cell office:value-type="float" office:value="492.226654">
            <text:p>492,22665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55958">
            <text:p>0,255958</text:p>
          </table:table-cell>
          <table:table-cell office:value-type="float" office:value="-2.387059">
            <text:p>-2,387059</text:p>
          </table:table-cell>
          <table:table-cell table:number-columns-repeated="1019"/>
        </table:table-row>
        <table:table-row table:style-name="ro1">
          <table:table-cell office:value-type="float" office:value="495.810822">
            <text:p>495,810822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57822">
            <text:p>0,257822</text:p>
          </table:table-cell>
          <table:table-cell office:value-type="float" office:value="-2.406471">
            <text:p>-2,406471</text:p>
          </table:table-cell>
          <table:table-cell table:number-columns-repeated="1019"/>
        </table:table-row>
        <table:table-row table:style-name="ro1">
          <table:table-cell office:value-type="float" office:value="495.810822">
            <text:p>495,81082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57822">
            <text:p>0,257822</text:p>
          </table:table-cell>
          <table:table-cell office:value-type="float" office:value="-2.406471">
            <text:p>-2,406471</text:p>
          </table:table-cell>
          <table:table-cell table:number-columns-repeated="1019"/>
        </table:table-row>
        <table:table-row table:style-name="ro1">
          <table:table-cell office:value-type="float" office:value="498.200256">
            <text:p>498,200256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59064">
            <text:p>0,259064</text:p>
          </table:table-cell>
          <table:table-cell office:value-type="float" office:value="-2.427059">
            <text:p>-2,427059</text:p>
          </table:table-cell>
          <table:table-cell table:number-columns-repeated="1019"/>
        </table:table-row>
        <table:table-row table:style-name="ro1">
          <table:table-cell office:value-type="float" office:value="498.200256">
            <text:p>498,20025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9064">
            <text:p>0,259064</text:p>
          </table:table-cell>
          <table:table-cell office:value-type="float" office:value="-2.427059">
            <text:p>-2,427059</text:p>
          </table:table-cell>
          <table:table-cell table:number-columns-repeated="1019"/>
        </table:table-row>
        <table:table-row table:style-name="ro1">
          <table:table-cell office:value-type="float" office:value="500.589722">
            <text:p>500,58972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60307">
            <text:p>0,260307</text:p>
          </table:table-cell>
          <table:table-cell office:value-type="float" office:value="-2.445">
            <text:p>-2,445</text:p>
          </table:table-cell>
          <table:table-cell table:number-columns-repeated="1019"/>
        </table:table-row>
        <table:table-row table:style-name="ro1">
          <table:table-cell office:value-type="float" office:value="500.589722">
            <text:p>500,589722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60307">
            <text:p>0,260307</text:p>
          </table:table-cell>
          <table:table-cell office:value-type="float" office:value="-2.445">
            <text:p>-2,445</text:p>
          </table:table-cell>
          <table:table-cell table:number-columns-repeated="1019"/>
        </table:table-row>
        <table:table-row table:style-name="ro1">
          <table:table-cell office:value-type="float" office:value="502.979156">
            <text:p>502,97915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61549">
            <text:p>0,261549</text:p>
          </table:table-cell>
          <table:table-cell office:value-type="float" office:value="-2.464118">
            <text:p>-2,464118</text:p>
          </table:table-cell>
          <table:table-cell table:number-columns-repeated="1019"/>
        </table:table-row>
        <table:table-row table:style-name="ro1">
          <table:table-cell office:value-type="float" office:value="502.979156">
            <text:p>502,97915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61549">
            <text:p>0,261549</text:p>
          </table:table-cell>
          <table:table-cell office:value-type="float" office:value="-2.483235">
            <text:p>-2,483235</text:p>
          </table:table-cell>
          <table:table-cell table:number-columns-repeated="1019"/>
        </table:table-row>
        <table:table-row table:style-name="ro1">
          <table:table-cell office:value-type="float" office:value="505.368622">
            <text:p>505,36862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62792">
            <text:p>0,262792</text:p>
          </table:table-cell>
          <table:table-cell office:value-type="float" office:value="-2.483235">
            <text:p>-2,483235</text:p>
          </table:table-cell>
          <table:table-cell table:number-columns-repeated="1019"/>
        </table:table-row>
        <table:table-row table:style-name="ro1">
          <table:table-cell office:value-type="float" office:value="505.368622">
            <text:p>505,368622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62792">
            <text:p>0,262792</text:p>
          </table:table-cell>
          <table:table-cell office:value-type="float" office:value="-2.502647">
            <text:p>-2,502647</text:p>
          </table:table-cell>
          <table:table-cell table:number-columns-repeated="1019"/>
        </table:table-row>
        <table:table-row table:style-name="ro1">
          <table:table-cell office:value-type="float" office:value="506.563354">
            <text:p>506,56335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63413">
            <text:p>0,263413</text:p>
          </table:table-cell>
          <table:table-cell office:value-type="float" office:value="-2.502647">
            <text:p>-2,502647</text:p>
          </table:table-cell>
          <table:table-cell table:number-columns-repeated="1019"/>
        </table:table-row>
        <table:table-row table:style-name="ro1">
          <table:table-cell office:value-type="float" office:value="508.952789">
            <text:p>508,95278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64655">
            <text:p>0,264655</text:p>
          </table:table-cell>
          <table:table-cell office:value-type="float" office:value="-2.522059">
            <text:p>-2,522059</text:p>
          </table:table-cell>
          <table:table-cell table:number-columns-repeated="1019"/>
        </table:table-row>
        <table:table-row table:style-name="ro1">
          <table:table-cell office:value-type="float" office:value="508.952789">
            <text:p>508,952789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64655">
            <text:p>0,264655</text:p>
          </table:table-cell>
          <table:table-cell office:value-type="float" office:value="-2.522059">
            <text:p>-2,522059</text:p>
          </table:table-cell>
          <table:table-cell table:number-columns-repeated="1019"/>
        </table:table-row>
        <table:table-row table:style-name="ro1">
          <table:table-cell office:value-type="float" office:value="511.342255">
            <text:p>511,342255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65898">
            <text:p>0,265898</text:p>
          </table:table-cell>
          <table:table-cell office:value-type="float" office:value="-2.540882">
            <text:p>-2,540882</text:p>
          </table:table-cell>
          <table:table-cell table:number-columns-repeated="1019"/>
        </table:table-row>
        <table:table-row table:style-name="ro1">
          <table:table-cell office:value-type="float" office:value="511.342255">
            <text:p>511,342255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65898">
            <text:p>0,265898</text:p>
          </table:table-cell>
          <table:table-cell office:value-type="float" office:value="-2.540882">
            <text:p>-2,540882</text:p>
          </table:table-cell>
          <table:table-cell table:number-columns-repeated="1019"/>
        </table:table-row>
        <table:table-row table:style-name="ro1">
          <table:table-cell office:value-type="float" office:value="513.731689">
            <text:p>513,73168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6714">
            <text:p>0,26714</text:p>
          </table:table-cell>
          <table:table-cell office:value-type="float" office:value="-2.559118">
            <text:p>-2,559118</text:p>
          </table:table-cell>
          <table:table-cell table:number-columns-repeated="1019"/>
        </table:table-row>
        <table:table-row table:style-name="ro1">
          <table:table-cell office:value-type="float" office:value="513.731689">
            <text:p>513,73168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6714">
            <text:p>0,26714</text:p>
          </table:table-cell>
          <table:table-cell office:value-type="float" office:value="-2.559118">
            <text:p>-2,559118</text:p>
          </table:table-cell>
          <table:table-cell table:number-columns-repeated="1019"/>
        </table:table-row>
        <table:table-row table:style-name="ro1">
          <table:table-cell office:value-type="float" office:value="514.926392">
            <text:p>514,92639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67762">
            <text:p>0,267762</text:p>
          </table:table-cell>
          <table:table-cell office:value-type="float" office:value="-2.578824">
            <text:p>-2,578824</text:p>
          </table:table-cell>
          <table:table-cell table:number-columns-repeated="1019"/>
        </table:table-row>
        <table:table-row table:style-name="ro1">
          <table:table-cell office:value-type="float" office:value="514.926392">
            <text:p>514,926392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267762">
            <text:p>0,267762</text:p>
          </table:table-cell>
          <table:table-cell office:value-type="float" office:value="-2.578824">
            <text:p>-2,578824</text:p>
          </table:table-cell>
          <table:table-cell table:number-columns-repeated="1019"/>
        </table:table-row>
        <table:table-row table:style-name="ro1">
          <table:table-cell office:value-type="float" office:value="516.121155">
            <text:p>516,12115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68383">
            <text:p>0,268383</text:p>
          </table:table-cell>
          <table:table-cell office:value-type="float" office:value="-2.598235">
            <text:p>-2,598235</text:p>
          </table:table-cell>
          <table:table-cell table:number-columns-repeated="1019"/>
        </table:table-row>
        <table:table-row table:style-name="ro1">
          <table:table-cell office:value-type="float" office:value="516.121155">
            <text:p>516,12115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68383">
            <text:p>0,268383</text:p>
          </table:table-cell>
          <table:table-cell office:value-type="float" office:value="-2.598235">
            <text:p>-2,598235</text:p>
          </table:table-cell>
          <table:table-cell table:number-columns-repeated="1019"/>
        </table:table-row>
        <table:table-row table:style-name="ro1">
          <table:table-cell office:value-type="float" office:value="522.094788">
            <text:p>522,09478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71489">
            <text:p>0,271489</text:p>
          </table:table-cell>
          <table:table-cell office:value-type="float" office:value="-2.617059">
            <text:p>-2,617059</text:p>
          </table:table-cell>
          <table:table-cell table:number-columns-repeated="1019"/>
        </table:table-row>
        <table:table-row table:style-name="ro1">
          <table:table-cell office:value-type="float" office:value="522.094788">
            <text:p>522,09478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71489">
            <text:p>0,271489</text:p>
          </table:table-cell>
          <table:table-cell office:value-type="float" office:value="-2.617059">
            <text:p>-2,617059</text:p>
          </table:table-cell>
          <table:table-cell table:number-columns-repeated="1019"/>
        </table:table-row>
        <table:table-row table:style-name="ro1">
          <table:table-cell office:value-type="float" office:value="522.094788">
            <text:p>522,094788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71489">
            <text:p>0,271489</text:p>
          </table:table-cell>
          <table:table-cell office:value-type="float" office:value="-2.635882">
            <text:p>-2,635882</text:p>
          </table:table-cell>
          <table:table-cell table:number-columns-repeated="1019"/>
        </table:table-row>
        <table:table-row table:style-name="ro1">
          <table:table-cell office:value-type="float" office:value="522.094788">
            <text:p>522,09478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71489">
            <text:p>0,271489</text:p>
          </table:table-cell>
          <table:table-cell office:value-type="float" office:value="-2.635882">
            <text:p>-2,635882</text:p>
          </table:table-cell>
          <table:table-cell table:number-columns-repeated="1019"/>
        </table:table-row>
        <table:table-row table:style-name="ro1">
          <table:table-cell office:value-type="float" office:value="525.678955">
            <text:p>525,678955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73353">
            <text:p>0,273353</text:p>
          </table:table-cell>
          <table:table-cell office:value-type="float" office:value="-2.655882">
            <text:p>-2,655882</text:p>
          </table:table-cell>
          <table:table-cell table:number-columns-repeated="1019"/>
        </table:table-row>
        <table:table-row table:style-name="ro1">
          <table:table-cell office:value-type="float" office:value="525.678955">
            <text:p>525,67895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73353">
            <text:p>0,273353</text:p>
          </table:table-cell>
          <table:table-cell office:value-type="float" office:value="-2.655882">
            <text:p>-2,655882</text:p>
          </table:table-cell>
          <table:table-cell table:number-columns-repeated="1019"/>
        </table:table-row>
        <table:table-row table:style-name="ro1">
          <table:table-cell office:value-type="float" office:value="526.873657">
            <text:p>526,873657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273974">
            <text:p>0,273974</text:p>
          </table:table-cell>
          <table:table-cell office:value-type="float" office:value="-2.675294">
            <text:p>-2,675294</text:p>
          </table:table-cell>
          <table:table-cell table:number-columns-repeated="1019"/>
        </table:table-row>
        <table:table-row table:style-name="ro1">
          <table:table-cell office:value-type="float" office:value="526.873657">
            <text:p>526,87365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73974">
            <text:p>0,273974</text:p>
          </table:table-cell>
          <table:table-cell office:value-type="float" office:value="-2.675294">
            <text:p>-2,675294</text:p>
          </table:table-cell>
          <table:table-cell table:number-columns-repeated="1019"/>
        </table:table-row>
        <table:table-row table:style-name="ro1">
          <table:table-cell office:value-type="float" office:value="531.652588">
            <text:p>531,65258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76459">
            <text:p>0,276459</text:p>
          </table:table-cell>
          <table:table-cell office:value-type="float" office:value="-2.695">
            <text:p>-2,695</text:p>
          </table:table-cell>
          <table:table-cell table:number-columns-repeated="1019"/>
        </table:table-row>
        <table:table-row table:style-name="ro1">
          <table:table-cell office:value-type="float" office:value="531.652588">
            <text:p>531,65258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76459">
            <text:p>0,276459</text:p>
          </table:table-cell>
          <table:table-cell office:value-type="float" office:value="-2.714118">
            <text:p>-2,714118</text:p>
          </table:table-cell>
          <table:table-cell table:number-columns-repeated="1019"/>
        </table:table-row>
        <table:table-row table:style-name="ro1">
          <table:table-cell office:value-type="float" office:value="530.457825">
            <text:p>530,45782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75838">
            <text:p>0,275838</text:p>
          </table:table-cell>
          <table:table-cell office:value-type="float" office:value="-2.714118">
            <text:p>-2,714118</text:p>
          </table:table-cell>
          <table:table-cell table:number-columns-repeated="1019"/>
        </table:table-row>
        <table:table-row table:style-name="ro1">
          <table:table-cell office:value-type="float" office:value="530.457825">
            <text:p>530,45782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75838">
            <text:p>0,275838</text:p>
          </table:table-cell>
          <table:table-cell office:value-type="float" office:value="-2.732059">
            <text:p>-2,732059</text:p>
          </table:table-cell>
          <table:table-cell table:number-columns-repeated="1019"/>
        </table:table-row>
        <table:table-row table:style-name="ro1">
          <table:table-cell office:value-type="float" office:value="531.652588">
            <text:p>531,65258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76459">
            <text:p>0,276459</text:p>
          </table:table-cell>
          <table:table-cell office:value-type="float" office:value="-2.732059">
            <text:p>-2,732059</text:p>
          </table:table-cell>
          <table:table-cell table:number-columns-repeated="1019"/>
        </table:table-row>
        <table:table-row table:style-name="ro1">
          <table:table-cell office:value-type="float" office:value="535.236755">
            <text:p>535,236755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78323">
            <text:p>0,278323</text:p>
          </table:table-cell>
          <table:table-cell office:value-type="float" office:value="-2.751176">
            <text:p>-2,751176</text:p>
          </table:table-cell>
          <table:table-cell table:number-columns-repeated="1019"/>
        </table:table-row>
        <table:table-row table:style-name="ro1">
          <table:table-cell office:value-type="float" office:value="535.236755">
            <text:p>535,236755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78323">
            <text:p>0,278323</text:p>
          </table:table-cell>
          <table:table-cell office:value-type="float" office:value="-2.751176">
            <text:p>-2,751176</text:p>
          </table:table-cell>
          <table:table-cell table:number-columns-repeated="1019"/>
        </table:table-row>
        <table:table-row table:style-name="ro1">
          <table:table-cell office:value-type="float" office:value="537.62616">
            <text:p>537,6261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79566">
            <text:p>0,279566</text:p>
          </table:table-cell>
          <table:table-cell office:value-type="float" office:value="-2.771177">
            <text:p>-2,771177</text:p>
          </table:table-cell>
          <table:table-cell table:number-columns-repeated="1019"/>
        </table:table-row>
        <table:table-row table:style-name="ro1">
          <table:table-cell office:value-type="float" office:value="537.62616">
            <text:p>537,62616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79566">
            <text:p>0,279566</text:p>
          </table:table-cell>
          <table:table-cell office:value-type="float" office:value="-2.771177">
            <text:p>-2,771177</text:p>
          </table:table-cell>
          <table:table-cell table:number-columns-repeated="1019"/>
        </table:table-row>
        <table:table-row table:style-name="ro1">
          <table:table-cell office:value-type="float" office:value="537.62616">
            <text:p>537,6261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79566">
            <text:p>0,279566</text:p>
          </table:table-cell>
          <table:table-cell office:value-type="float" office:value="-2.79">
            <text:p>-2,79</text:p>
          </table:table-cell>
          <table:table-cell table:number-columns-repeated="1019"/>
        </table:table-row>
        <table:table-row table:style-name="ro1">
          <table:table-cell office:value-type="float" office:value="537.62616">
            <text:p>537,6261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79566">
            <text:p>0,279566</text:p>
          </table:table-cell>
          <table:table-cell office:value-type="float" office:value="-2.79">
            <text:p>-2,79</text:p>
          </table:table-cell>
          <table:table-cell table:number-columns-repeated="1019"/>
        </table:table-row>
        <table:table-row table:style-name="ro1">
          <table:table-cell office:value-type="float" office:value="538.820923">
            <text:p>538,82092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80187">
            <text:p>0,280187</text:p>
          </table:table-cell>
          <table:table-cell office:value-type="float" office:value="-2.809412">
            <text:p>-2,809412</text:p>
          </table:table-cell>
          <table:table-cell table:number-columns-repeated="1019"/>
        </table:table-row>
        <table:table-row table:style-name="ro1">
          <table:table-cell office:value-type="float" office:value="538.820923">
            <text:p>538,82092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80187">
            <text:p>0,280187</text:p>
          </table:table-cell>
          <table:table-cell office:value-type="float" office:value="-2.809412">
            <text:p>-2,809412</text:p>
          </table:table-cell>
          <table:table-cell table:number-columns-repeated="1019"/>
        </table:table-row>
        <table:table-row table:style-name="ro1">
          <table:table-cell office:value-type="float" office:value="542.40509">
            <text:p>542,4050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82051">
            <text:p>0,282051</text:p>
          </table:table-cell>
          <table:table-cell office:value-type="float" office:value="-2.828824">
            <text:p>-2,828824</text:p>
          </table:table-cell>
          <table:table-cell table:number-columns-repeated="1019"/>
        </table:table-row>
        <table:table-row table:style-name="ro1">
          <table:table-cell office:value-type="float" office:value="542.40509">
            <text:p>542,4050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82051">
            <text:p>0,282051</text:p>
          </table:table-cell>
          <table:table-cell office:value-type="float" office:value="-2.828824">
            <text:p>-2,828824</text:p>
          </table:table-cell>
          <table:table-cell table:number-columns-repeated="1019"/>
        </table:table-row>
        <table:table-row table:style-name="ro1">
          <table:table-cell office:value-type="float" office:value="544.794556">
            <text:p>544,794556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83293">
            <text:p>0,283293</text:p>
          </table:table-cell>
          <table:table-cell office:value-type="float" office:value="-2.847941">
            <text:p>-2,847941</text:p>
          </table:table-cell>
          <table:table-cell table:number-columns-repeated="1019"/>
        </table:table-row>
        <table:table-row table:style-name="ro1">
          <table:table-cell office:value-type="float" office:value="544.794556">
            <text:p>544,79455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83293">
            <text:p>0,283293</text:p>
          </table:table-cell>
          <table:table-cell office:value-type="float" office:value="-2.847941">
            <text:p>-2,847941</text:p>
          </table:table-cell>
          <table:table-cell table:number-columns-repeated="1019"/>
        </table:table-row>
        <table:table-row table:style-name="ro1">
          <table:table-cell office:value-type="float" office:value="547.18396">
            <text:p>547,18396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284536">
            <text:p>0,284536</text:p>
          </table:table-cell>
          <table:table-cell office:value-type="float" office:value="-2.867059">
            <text:p>-2,867059</text:p>
          </table:table-cell>
          <table:table-cell table:number-columns-repeated="1019"/>
        </table:table-row>
        <table:table-row table:style-name="ro1">
          <table:table-cell office:value-type="float" office:value="547.18396">
            <text:p>547,1839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84536">
            <text:p>0,284536</text:p>
          </table:table-cell>
          <table:table-cell office:value-type="float" office:value="-2.867059">
            <text:p>-2,867059</text:p>
          </table:table-cell>
          <table:table-cell table:number-columns-repeated="1019"/>
        </table:table-row>
        <table:table-row table:style-name="ro1">
          <table:table-cell office:value-type="float" office:value="548.378723">
            <text:p>548,37872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85157">
            <text:p>0,285157</text:p>
          </table:table-cell>
          <table:table-cell office:value-type="float" office:value="-2.886765">
            <text:p>-2,886765</text:p>
          </table:table-cell>
          <table:table-cell table:number-columns-repeated="1019"/>
        </table:table-row>
        <table:table-row table:style-name="ro1">
          <table:table-cell office:value-type="float" office:value="548.378723">
            <text:p>548,37872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85157">
            <text:p>0,285157</text:p>
          </table:table-cell>
          <table:table-cell office:value-type="float" office:value="-2.886765">
            <text:p>-2,886765</text:p>
          </table:table-cell>
          <table:table-cell table:number-columns-repeated="1019"/>
        </table:table-row>
        <table:table-row table:style-name="ro1">
          <table:table-cell office:value-type="float" office:value="554.352356">
            <text:p>554,35235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88263">
            <text:p>0,288263</text:p>
          </table:table-cell>
          <table:table-cell office:value-type="float" office:value="-2.905882">
            <text:p>-2,905882</text:p>
          </table:table-cell>
          <table:table-cell table:number-columns-repeated="1019"/>
        </table:table-row>
        <table:table-row table:style-name="ro1">
          <table:table-cell office:value-type="float" office:value="554.352356">
            <text:p>554,35235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88263">
            <text:p>0,288263</text:p>
          </table:table-cell>
          <table:table-cell office:value-type="float" office:value="-2.905882">
            <text:p>-2,905882</text:p>
          </table:table-cell>
          <table:table-cell table:number-columns-repeated="1019"/>
        </table:table-row>
        <table:table-row table:style-name="ro1">
          <table:table-cell office:value-type="float" office:value="554.352356">
            <text:p>554,35235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88263">
            <text:p>0,288263</text:p>
          </table:table-cell>
          <table:table-cell office:value-type="float" office:value="-2.927059">
            <text:p>-2,927059</text:p>
          </table:table-cell>
          <table:table-cell table:number-columns-repeated="1019"/>
        </table:table-row>
        <table:table-row table:style-name="ro1">
          <table:table-cell office:value-type="float" office:value="554.352356">
            <text:p>554,35235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88263">
            <text:p>0,288263</text:p>
          </table:table-cell>
          <table:table-cell office:value-type="float" office:value="-2.927059">
            <text:p>-2,927059</text:p>
          </table:table-cell>
          <table:table-cell table:number-columns-repeated="1019"/>
        </table:table-row>
        <table:table-row table:style-name="ro1">
          <table:table-cell office:value-type="float" office:value="559.131226">
            <text:p>559,131226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0748">
            <text:p>0,290748</text:p>
          </table:table-cell>
          <table:table-cell office:value-type="float" office:value="-2.946177">
            <text:p>-2,946177</text:p>
          </table:table-cell>
          <table:table-cell table:number-columns-repeated="1019"/>
        </table:table-row>
        <table:table-row table:style-name="ro1">
          <table:table-cell office:value-type="float" office:value="559.131226">
            <text:p>559,13122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90748">
            <text:p>0,290748</text:p>
          </table:table-cell>
          <table:table-cell office:value-type="float" office:value="-2.946177">
            <text:p>-2,946177</text:p>
          </table:table-cell>
          <table:table-cell table:number-columns-repeated="1019"/>
        </table:table-row>
        <table:table-row table:style-name="ro1">
          <table:table-cell office:value-type="float" office:value="559.131226">
            <text:p>559,13122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90748">
            <text:p>0,290748</text:p>
          </table:table-cell>
          <table:table-cell office:value-type="float" office:value="-2.96647">
            <text:p>-2,96647</text:p>
          </table:table-cell>
          <table:table-cell table:number-columns-repeated="1019"/>
        </table:table-row>
        <table:table-row table:style-name="ro1">
          <table:table-cell office:value-type="float" office:value="559.131226">
            <text:p>559,13122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290748">
            <text:p>0,290748</text:p>
          </table:table-cell>
          <table:table-cell office:value-type="float" office:value="-2.96647">
            <text:p>-2,96647</text:p>
          </table:table-cell>
          <table:table-cell table:number-columns-repeated="1019"/>
        </table:table-row>
        <table:table-row table:style-name="ro1">
          <table:table-cell office:value-type="float" office:value="557.936523">
            <text:p>557,936523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90127">
            <text:p>0,290127</text:p>
          </table:table-cell>
          <table:table-cell office:value-type="float" office:value="-2.986471">
            <text:p>-2,986471</text:p>
          </table:table-cell>
          <table:table-cell table:number-columns-repeated="1019"/>
        </table:table-row>
        <table:table-row table:style-name="ro1">
          <table:table-cell office:value-type="float" office:value="557.936523">
            <text:p>557,93652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90127">
            <text:p>0,290127</text:p>
          </table:table-cell>
          <table:table-cell office:value-type="float" office:value="-2.986471">
            <text:p>-2,986471</text:p>
          </table:table-cell>
          <table:table-cell table:number-columns-repeated="1019"/>
        </table:table-row>
        <table:table-row table:style-name="ro1">
          <table:table-cell office:value-type="float" office:value="560.325989">
            <text:p>560,32598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1369">
            <text:p>0,291369</text:p>
          </table:table-cell>
          <table:table-cell office:value-type="float" office:value="-3.005882">
            <text:p>-3,005882</text:p>
          </table:table-cell>
          <table:table-cell table:number-columns-repeated="1019"/>
        </table:table-row>
        <table:table-row table:style-name="ro1">
          <table:table-cell office:value-type="float" office:value="560.325989">
            <text:p>560,32598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91369">
            <text:p>0,291369</text:p>
          </table:table-cell>
          <table:table-cell office:value-type="float" office:value="-3.005882">
            <text:p>-3,005882</text:p>
          </table:table-cell>
          <table:table-cell table:number-columns-repeated="1019"/>
        </table:table-row>
        <table:table-row table:style-name="ro1">
          <table:table-cell office:value-type="float" office:value="562.715393">
            <text:p>562,71539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92612">
            <text:p>0,292612</text:p>
          </table:table-cell>
          <table:table-cell office:value-type="float" office:value="-3.025882">
            <text:p>-3,025882</text:p>
          </table:table-cell>
          <table:table-cell table:number-columns-repeated="1019"/>
        </table:table-row>
        <table:table-row table:style-name="ro1">
          <table:table-cell office:value-type="float" office:value="562.715393">
            <text:p>562,715393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292612">
            <text:p>0,292612</text:p>
          </table:table-cell>
          <table:table-cell office:value-type="float" office:value="-3.025882">
            <text:p>-3,025882</text:p>
          </table:table-cell>
          <table:table-cell table:number-columns-repeated="1019"/>
        </table:table-row>
        <table:table-row table:style-name="ro1">
          <table:table-cell office:value-type="float" office:value="562.715393">
            <text:p>562,71539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2612">
            <text:p>0,292612</text:p>
          </table:table-cell>
          <table:table-cell office:value-type="float" office:value="-3.045588">
            <text:p>-3,045588</text:p>
          </table:table-cell>
          <table:table-cell table:number-columns-repeated="1019"/>
        </table:table-row>
        <table:table-row table:style-name="ro1">
          <table:table-cell office:value-type="float" office:value="562.715393">
            <text:p>562,71539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92612">
            <text:p>0,292612</text:p>
          </table:table-cell>
          <table:table-cell office:value-type="float" office:value="-3.045588">
            <text:p>-3,045588</text:p>
          </table:table-cell>
          <table:table-cell table:number-columns-repeated="1019"/>
        </table:table-row>
        <table:table-row table:style-name="ro1">
          <table:table-cell office:value-type="float" office:value="568.689026">
            <text:p>568,689026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295718">
            <text:p>0,295718</text:p>
          </table:table-cell>
          <table:table-cell office:value-type="float" office:value="-3.064412">
            <text:p>-3,064412</text:p>
          </table:table-cell>
          <table:table-cell table:number-columns-repeated="1019"/>
        </table:table-row>
        <table:table-row table:style-name="ro1">
          <table:table-cell office:value-type="float" office:value="568.689026">
            <text:p>568,68902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95718">
            <text:p>0,295718</text:p>
          </table:table-cell>
          <table:table-cell office:value-type="float" office:value="-3.064412">
            <text:p>-3,064412</text:p>
          </table:table-cell>
          <table:table-cell table:number-columns-repeated="1019"/>
        </table:table-row>
        <table:table-row table:style-name="ro1">
          <table:table-cell office:value-type="float" office:value="569.883728">
            <text:p>569,88372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9634">
            <text:p>0,29634</text:p>
          </table:table-cell>
          <table:table-cell office:value-type="float" office:value="-3.083823">
            <text:p>-3,083823</text:p>
          </table:table-cell>
          <table:table-cell table:number-columns-repeated="1019"/>
        </table:table-row>
        <table:table-row table:style-name="ro1">
          <table:table-cell office:value-type="float" office:value="569.883728">
            <text:p>569,88372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9634">
            <text:p>0,29634</text:p>
          </table:table-cell>
          <table:table-cell office:value-type="float" office:value="-3.103235">
            <text:p>-3,103235</text:p>
          </table:table-cell>
          <table:table-cell table:number-columns-repeated="1019"/>
        </table:table-row>
        <table:table-row table:style-name="ro1">
          <table:table-cell office:value-type="float" office:value="572.273193">
            <text:p>572,27319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7582">
            <text:p>0,297582</text:p>
          </table:table-cell>
          <table:table-cell office:value-type="float" office:value="-3.103235">
            <text:p>-3,103235</text:p>
          </table:table-cell>
          <table:table-cell table:number-columns-repeated="1019"/>
        </table:table-row>
        <table:table-row table:style-name="ro1">
          <table:table-cell office:value-type="float" office:value="572.273193">
            <text:p>572,27319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97582">
            <text:p>0,297582</text:p>
          </table:table-cell>
          <table:table-cell office:value-type="float" office:value="-3.122059">
            <text:p>-3,122059</text:p>
          </table:table-cell>
          <table:table-cell table:number-columns-repeated="1019"/>
        </table:table-row>
        <table:table-row table:style-name="ro1">
          <table:table-cell office:value-type="float" office:value="573.467957">
            <text:p>573,467957</text:p>
          </table:table-cell>
          <table:table-cell office:value-type="float" office:value="-0.003256">
            <text:p>-0,003256</text:p>
          </table:table-cell>
          <table:table-cell office:value-type="float" office:value="-0.003229">
            <text:p>-0,003229</text:p>
          </table:table-cell>
          <table:table-cell office:value-type="float" office:value="0.298203">
            <text:p>0,298203</text:p>
          </table:table-cell>
          <table:table-cell office:value-type="float" office:value="-3.122059">
            <text:p>-3,122059</text:p>
          </table:table-cell>
          <table:table-cell table:number-columns-repeated="1019"/>
        </table:table-row>
        <table:table-row table:style-name="ro1">
          <table:table-cell office:value-type="float" office:value="573.467957">
            <text:p>573,467957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298203">
            <text:p>0,298203</text:p>
          </table:table-cell>
          <table:table-cell office:value-type="float" office:value="-3.141471">
            <text:p>-3,141471</text:p>
          </table:table-cell>
          <table:table-cell table:number-columns-repeated="1019"/>
        </table:table-row>
        <table:table-row table:style-name="ro1">
          <table:table-cell office:value-type="float" office:value="574.662659">
            <text:p>574,662659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298825">
            <text:p>0,298825</text:p>
          </table:table-cell>
          <table:table-cell office:value-type="float" office:value="-3.141471">
            <text:p>-3,141471</text:p>
          </table:table-cell>
          <table:table-cell table:number-columns-repeated="1019"/>
        </table:table-row>
        <table:table-row table:style-name="ro1">
          <table:table-cell office:value-type="float" office:value="579.441528">
            <text:p>579,44152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0131">
            <text:p>0,30131</text:p>
          </table:table-cell>
          <table:table-cell office:value-type="float" office:value="-3.160882">
            <text:p>-3,160882</text:p>
          </table:table-cell>
          <table:table-cell table:number-columns-repeated="1019"/>
        </table:table-row>
        <table:table-row table:style-name="ro1">
          <table:table-cell office:value-type="float" office:value="579.441528">
            <text:p>579,44152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0131">
            <text:p>0,30131</text:p>
          </table:table-cell>
          <table:table-cell office:value-type="float" office:value="-3.160882">
            <text:p>-3,160882</text:p>
          </table:table-cell>
          <table:table-cell table:number-columns-repeated="1019"/>
        </table:table-row>
        <table:table-row table:style-name="ro1">
          <table:table-cell office:value-type="float" office:value="579.441528">
            <text:p>579,44152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0131">
            <text:p>0,30131</text:p>
          </table:table-cell>
          <table:table-cell office:value-type="float" office:value="-3.179706">
            <text:p>-3,179706</text:p>
          </table:table-cell>
          <table:table-cell table:number-columns-repeated="1019"/>
        </table:table-row>
        <table:table-row table:style-name="ro1">
          <table:table-cell office:value-type="float" office:value="579.441528">
            <text:p>579,44152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0131">
            <text:p>0,30131</text:p>
          </table:table-cell>
          <table:table-cell office:value-type="float" office:value="-3.179706">
            <text:p>-3,179706</text:p>
          </table:table-cell>
          <table:table-cell table:number-columns-repeated="1019"/>
        </table:table-row>
        <table:table-row table:style-name="ro1">
          <table:table-cell office:value-type="float" office:value="580.636292">
            <text:p>580,636292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01931">
            <text:p>0,301931</text:p>
          </table:table-cell>
          <table:table-cell office:value-type="float" office:value="-3.199118">
            <text:p>-3,199118</text:p>
          </table:table-cell>
          <table:table-cell table:number-columns-repeated="1019"/>
        </table:table-row>
        <table:table-row table:style-name="ro1">
          <table:table-cell office:value-type="float" office:value="580.636292">
            <text:p>580,63629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01931">
            <text:p>0,301931</text:p>
          </table:table-cell>
          <table:table-cell office:value-type="float" office:value="-3.199118">
            <text:p>-3,199118</text:p>
          </table:table-cell>
          <table:table-cell table:number-columns-repeated="1019"/>
        </table:table-row>
        <table:table-row table:style-name="ro1">
          <table:table-cell office:value-type="float" office:value="583.025757">
            <text:p>583,02575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03173">
            <text:p>0,303173</text:p>
          </table:table-cell>
          <table:table-cell office:value-type="float" office:value="-3.218235">
            <text:p>-3,218235</text:p>
          </table:table-cell>
          <table:table-cell table:number-columns-repeated="1019"/>
        </table:table-row>
        <table:table-row table:style-name="ro1">
          <table:table-cell office:value-type="float" office:value="583.025757">
            <text:p>583,025757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303173">
            <text:p>0,303173</text:p>
          </table:table-cell>
          <table:table-cell office:value-type="float" office:value="-3.218235">
            <text:p>-3,218235</text:p>
          </table:table-cell>
          <table:table-cell table:number-columns-repeated="1019"/>
        </table:table-row>
        <table:table-row table:style-name="ro1">
          <table:table-cell office:value-type="float" office:value="584.220459">
            <text:p>584,22045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03795">
            <text:p>0,303795</text:p>
          </table:table-cell>
          <table:table-cell office:value-type="float" office:value="-3.237059">
            <text:p>-3,237059</text:p>
          </table:table-cell>
          <table:table-cell table:number-columns-repeated="1019"/>
        </table:table-row>
        <table:table-row table:style-name="ro1">
          <table:table-cell office:value-type="float" office:value="584.220459">
            <text:p>584,22045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03795">
            <text:p>0,303795</text:p>
          </table:table-cell>
          <table:table-cell office:value-type="float" office:value="-3.237059">
            <text:p>-3,237059</text:p>
          </table:table-cell>
          <table:table-cell table:number-columns-repeated="1019"/>
        </table:table-row>
        <table:table-row table:style-name="ro1">
          <table:table-cell office:value-type="float" office:value="584.220459">
            <text:p>584,220459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303795">
            <text:p>0,303795</text:p>
          </table:table-cell>
          <table:table-cell office:value-type="float" office:value="-3.256176">
            <text:p>-3,256176</text:p>
          </table:table-cell>
          <table:table-cell table:number-columns-repeated="1019"/>
        </table:table-row>
        <table:table-row table:style-name="ro1">
          <table:table-cell office:value-type="float" office:value="584.220459">
            <text:p>584,22045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03795">
            <text:p>0,303795</text:p>
          </table:table-cell>
          <table:table-cell office:value-type="float" office:value="-3.256176">
            <text:p>-3,256176</text:p>
          </table:table-cell>
          <table:table-cell table:number-columns-repeated="1019"/>
        </table:table-row>
        <table:table-row table:style-name="ro1">
          <table:table-cell office:value-type="float" office:value="585.415161">
            <text:p>585,41516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04416">
            <text:p>0,304416</text:p>
          </table:table-cell>
          <table:table-cell office:value-type="float" office:value="-3.276471">
            <text:p>-3,276471</text:p>
          </table:table-cell>
          <table:table-cell table:number-columns-repeated="1019"/>
        </table:table-row>
        <table:table-row table:style-name="ro1">
          <table:table-cell office:value-type="float" office:value="585.415161">
            <text:p>585,41516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04416">
            <text:p>0,304416</text:p>
          </table:table-cell>
          <table:table-cell office:value-type="float" office:value="-3.276471">
            <text:p>-3,276471</text:p>
          </table:table-cell>
          <table:table-cell table:number-columns-repeated="1019"/>
        </table:table-row>
        <table:table-row table:style-name="ro1">
          <table:table-cell office:value-type="float" office:value="587.804626">
            <text:p>587,80462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05658">
            <text:p>0,305658</text:p>
          </table:table-cell>
          <table:table-cell office:value-type="float" office:value="-3.295882">
            <text:p>-3,295882</text:p>
          </table:table-cell>
          <table:table-cell table:number-columns-repeated="1019"/>
        </table:table-row>
        <table:table-row table:style-name="ro1">
          <table:table-cell office:value-type="float" office:value="587.804626">
            <text:p>587,80462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05658">
            <text:p>0,305658</text:p>
          </table:table-cell>
          <table:table-cell office:value-type="float" office:value="-3.295882">
            <text:p>-3,295882</text:p>
          </table:table-cell>
          <table:table-cell table:number-columns-repeated="1019"/>
        </table:table-row>
        <table:table-row table:style-name="ro1">
          <table:table-cell office:value-type="float" office:value="590.194092">
            <text:p>590,19409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06901">
            <text:p>0,306901</text:p>
          </table:table-cell>
          <table:table-cell office:value-type="float" office:value="-3.315588">
            <text:p>-3,315588</text:p>
          </table:table-cell>
          <table:table-cell table:number-columns-repeated="1019"/>
        </table:table-row>
        <table:table-row table:style-name="ro1">
          <table:table-cell office:value-type="float" office:value="590.194092">
            <text:p>590,19409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06901">
            <text:p>0,306901</text:p>
          </table:table-cell>
          <table:table-cell office:value-type="float" office:value="-3.315588">
            <text:p>-3,315588</text:p>
          </table:table-cell>
          <table:table-cell table:number-columns-repeated="1019"/>
        </table:table-row>
        <table:table-row table:style-name="ro1">
          <table:table-cell office:value-type="float" office:value="592.583557">
            <text:p>592,58355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08143">
            <text:p>0,308143</text:p>
          </table:table-cell>
          <table:table-cell office:value-type="float" office:value="-3.334412">
            <text:p>-3,334412</text:p>
          </table:table-cell>
          <table:table-cell table:number-columns-repeated="1019"/>
        </table:table-row>
        <table:table-row table:style-name="ro1">
          <table:table-cell office:value-type="float" office:value="592.583557">
            <text:p>592,58355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08143">
            <text:p>0,308143</text:p>
          </table:table-cell>
          <table:table-cell office:value-type="float" office:value="-3.353529">
            <text:p>-3,353529</text:p>
          </table:table-cell>
          <table:table-cell table:number-columns-repeated="1019"/>
        </table:table-row>
        <table:table-row table:style-name="ro1">
          <table:table-cell office:value-type="float" office:value="593.778259">
            <text:p>593,77825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08765">
            <text:p>0,308765</text:p>
          </table:table-cell>
          <table:table-cell office:value-type="float" office:value="-3.353529">
            <text:p>-3,353529</text:p>
          </table:table-cell>
          <table:table-cell table:number-columns-repeated="1019"/>
        </table:table-row>
        <table:table-row table:style-name="ro1">
          <table:table-cell office:value-type="float" office:value="593.778259">
            <text:p>593,77825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08765">
            <text:p>0,308765</text:p>
          </table:table-cell>
          <table:table-cell office:value-type="float" office:value="-3.372059">
            <text:p>-3,372059</text:p>
          </table:table-cell>
          <table:table-cell table:number-columns-repeated="1019"/>
        </table:table-row>
        <table:table-row table:style-name="ro1">
          <table:table-cell office:value-type="float" office:value="593.778259">
            <text:p>593,77825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08765">
            <text:p>0,308765</text:p>
          </table:table-cell>
          <table:table-cell office:value-type="float" office:value="-3.372059">
            <text:p>-3,372059</text:p>
          </table:table-cell>
          <table:table-cell table:number-columns-repeated="1019"/>
        </table:table-row>
        <table:table-row table:style-name="ro1">
          <table:table-cell office:value-type="float" office:value="597.362427">
            <text:p>597,36242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10628">
            <text:p>0,310628</text:p>
          </table:table-cell>
          <table:table-cell office:value-type="float" office:value="-3.391471">
            <text:p>-3,391471</text:p>
          </table:table-cell>
          <table:table-cell table:number-columns-repeated="1019"/>
        </table:table-row>
        <table:table-row table:style-name="ro1">
          <table:table-cell office:value-type="float" office:value="597.362427">
            <text:p>597,36242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10628">
            <text:p>0,310628</text:p>
          </table:table-cell>
          <table:table-cell office:value-type="float" office:value="-3.391471">
            <text:p>-3,391471</text:p>
          </table:table-cell>
          <table:table-cell table:number-columns-repeated="1019"/>
        </table:table-row>
        <table:table-row table:style-name="ro1">
          <table:table-cell office:value-type="float" office:value="599.751892">
            <text:p>599,751892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311871">
            <text:p>0,311871</text:p>
          </table:table-cell>
          <table:table-cell office:value-type="float" office:value="-3.410588">
            <text:p>-3,410588</text:p>
          </table:table-cell>
          <table:table-cell table:number-columns-repeated="1019"/>
        </table:table-row>
        <table:table-row table:style-name="ro1">
          <table:table-cell office:value-type="float" office:value="599.751892">
            <text:p>599,75189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11871">
            <text:p>0,311871</text:p>
          </table:table-cell>
          <table:table-cell office:value-type="float" office:value="-3.410588">
            <text:p>-3,410588</text:p>
          </table:table-cell>
          <table:table-cell table:number-columns-repeated="1019"/>
        </table:table-row>
        <table:table-row table:style-name="ro1">
          <table:table-cell office:value-type="float" office:value="600.946594">
            <text:p>600,946594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12492">
            <text:p>0,312492</text:p>
          </table:table-cell>
          <table:table-cell office:value-type="float" office:value="-3.429118">
            <text:p>-3,429118</text:p>
          </table:table-cell>
          <table:table-cell table:number-columns-repeated="1019"/>
        </table:table-row>
        <table:table-row table:style-name="ro1">
          <table:table-cell office:value-type="float" office:value="600.946594">
            <text:p>600,94659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12492">
            <text:p>0,312492</text:p>
          </table:table-cell>
          <table:table-cell office:value-type="float" office:value="-3.429118">
            <text:p>-3,429118</text:p>
          </table:table-cell>
          <table:table-cell table:number-columns-repeated="1019"/>
        </table:table-row>
        <table:table-row table:style-name="ro1">
          <table:table-cell office:value-type="float" office:value="602.141357">
            <text:p>602,14135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13113">
            <text:p>0,313113</text:p>
          </table:table-cell>
          <table:table-cell office:value-type="float" office:value="-3.448823">
            <text:p>-3,448823</text:p>
          </table:table-cell>
          <table:table-cell table:number-columns-repeated="1019"/>
        </table:table-row>
        <table:table-row table:style-name="ro1">
          <table:table-cell office:value-type="float" office:value="602.141357">
            <text:p>602,14135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13113">
            <text:p>0,313113</text:p>
          </table:table-cell>
          <table:table-cell office:value-type="float" office:value="-3.448823">
            <text:p>-3,448823</text:p>
          </table:table-cell>
          <table:table-cell table:number-columns-repeated="1019"/>
        </table:table-row>
        <table:table-row table:style-name="ro1">
          <table:table-cell office:value-type="float" office:value="605.725525">
            <text:p>605,72552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4977">
            <text:p>0,314977</text:p>
          </table:table-cell>
          <table:table-cell office:value-type="float" office:value="-3.467647">
            <text:p>-3,467647</text:p>
          </table:table-cell>
          <table:table-cell table:number-columns-repeated="1019"/>
        </table:table-row>
        <table:table-row table:style-name="ro1">
          <table:table-cell office:value-type="float" office:value="605.725525">
            <text:p>605,72552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14977">
            <text:p>0,314977</text:p>
          </table:table-cell>
          <table:table-cell office:value-type="float" office:value="-3.467647">
            <text:p>-3,467647</text:p>
          </table:table-cell>
          <table:table-cell table:number-columns-repeated="1019"/>
        </table:table-row>
        <table:table-row table:style-name="ro1">
          <table:table-cell office:value-type="float" office:value="604.530762">
            <text:p>604,53076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14356">
            <text:p>0,314356</text:p>
          </table:table-cell>
          <table:table-cell office:value-type="float" office:value="-3.486765">
            <text:p>-3,486765</text:p>
          </table:table-cell>
          <table:table-cell table:number-columns-repeated="1019"/>
        </table:table-row>
        <table:table-row table:style-name="ro1">
          <table:table-cell office:value-type="float" office:value="604.530762">
            <text:p>604,53076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14356">
            <text:p>0,314356</text:p>
          </table:table-cell>
          <table:table-cell office:value-type="float" office:value="-3.486765">
            <text:p>-3,486765</text:p>
          </table:table-cell>
          <table:table-cell table:number-columns-repeated="1019"/>
        </table:table-row>
        <table:table-row table:style-name="ro1">
          <table:table-cell office:value-type="float" office:value="605.725525">
            <text:p>605,72552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14977">
            <text:p>0,314977</text:p>
          </table:table-cell>
          <table:table-cell office:value-type="float" office:value="-3.506176">
            <text:p>-3,506176</text:p>
          </table:table-cell>
          <table:table-cell table:number-columns-repeated="1019"/>
        </table:table-row>
        <table:table-row table:style-name="ro1">
          <table:table-cell office:value-type="float" office:value="605.725525">
            <text:p>605,72552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14977">
            <text:p>0,314977</text:p>
          </table:table-cell>
          <table:table-cell office:value-type="float" office:value="-3.506176">
            <text:p>-3,506176</text:p>
          </table:table-cell>
          <table:table-cell table:number-columns-repeated="1019"/>
        </table:table-row>
        <table:table-row table:style-name="ro1">
          <table:table-cell office:value-type="float" office:value="605.725525">
            <text:p>605,72552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14977">
            <text:p>0,314977</text:p>
          </table:table-cell>
          <table:table-cell office:value-type="float" office:value="-3.525588">
            <text:p>-3,525588</text:p>
          </table:table-cell>
          <table:table-cell table:number-columns-repeated="1019"/>
        </table:table-row>
        <table:table-row table:style-name="ro1">
          <table:table-cell office:value-type="float" office:value="605.725525">
            <text:p>605,72552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4977">
            <text:p>0,314977</text:p>
          </table:table-cell>
          <table:table-cell office:value-type="float" office:value="-3.525588">
            <text:p>-3,525588</text:p>
          </table:table-cell>
          <table:table-cell table:number-columns-repeated="1019"/>
        </table:table-row>
        <table:table-row table:style-name="ro1">
          <table:table-cell office:value-type="float" office:value="609.309692">
            <text:p>609,309692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316841">
            <text:p>0,316841</text:p>
          </table:table-cell>
          <table:table-cell office:value-type="float" office:value="-3.544118">
            <text:p>-3,544118</text:p>
          </table:table-cell>
          <table:table-cell table:number-columns-repeated="1019"/>
        </table:table-row>
        <table:table-row table:style-name="ro1">
          <table:table-cell office:value-type="float" office:value="609.309692">
            <text:p>609,30969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16841">
            <text:p>0,316841</text:p>
          </table:table-cell>
          <table:table-cell office:value-type="float" office:value="-3.544118">
            <text:p>-3,544118</text:p>
          </table:table-cell>
          <table:table-cell table:number-columns-repeated="1019"/>
        </table:table-row>
        <table:table-row table:style-name="ro1">
          <table:table-cell office:value-type="float" office:value="610.504395">
            <text:p>610,50439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17462">
            <text:p>0,317462</text:p>
          </table:table-cell>
          <table:table-cell office:value-type="float" office:value="-3.563235">
            <text:p>-3,563235</text:p>
          </table:table-cell>
          <table:table-cell table:number-columns-repeated="1019"/>
        </table:table-row>
        <table:table-row table:style-name="ro1">
          <table:table-cell office:value-type="float" office:value="610.504395">
            <text:p>610,504395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17462">
            <text:p>0,317462</text:p>
          </table:table-cell>
          <table:table-cell office:value-type="float" office:value="-3.582353">
            <text:p>-3,582353</text:p>
          </table:table-cell>
          <table:table-cell table:number-columns-repeated="1019"/>
        </table:table-row>
        <table:table-row table:style-name="ro1">
          <table:table-cell office:value-type="float" office:value="610.504395">
            <text:p>610,504395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17462">
            <text:p>0,317462</text:p>
          </table:table-cell>
          <table:table-cell office:value-type="float" office:value="-3.582353">
            <text:p>-3,582353</text:p>
          </table:table-cell>
          <table:table-cell table:number-columns-repeated="1019"/>
        </table:table-row>
        <table:table-row table:style-name="ro1">
          <table:table-cell office:value-type="float" office:value="610.504395">
            <text:p>610,50439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17462">
            <text:p>0,317462</text:p>
          </table:table-cell>
          <table:table-cell office:value-type="float" office:value="-3.602059">
            <text:p>-3,602059</text:p>
          </table:table-cell>
          <table:table-cell table:number-columns-repeated="1019"/>
        </table:table-row>
        <table:table-row table:style-name="ro1">
          <table:table-cell office:value-type="float" office:value="614.088562">
            <text:p>614,08856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319326">
            <text:p>0,319326</text:p>
          </table:table-cell>
          <table:table-cell office:value-type="float" office:value="-3.602059">
            <text:p>-3,602059</text:p>
          </table:table-cell>
          <table:table-cell table:number-columns-repeated="1019"/>
        </table:table-row>
        <table:table-row table:style-name="ro1">
          <table:table-cell office:value-type="float" office:value="615.283325">
            <text:p>615,28332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319947">
            <text:p>0,319947</text:p>
          </table:table-cell>
          <table:table-cell office:value-type="float" office:value="-3.620588">
            <text:p>-3,620588</text:p>
          </table:table-cell>
          <table:table-cell table:number-columns-repeated="1019"/>
        </table:table-row>
        <table:table-row table:style-name="ro1">
          <table:table-cell office:value-type="float" office:value="615.283325">
            <text:p>615,283325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319947">
            <text:p>0,319947</text:p>
          </table:table-cell>
          <table:table-cell office:value-type="float" office:value="-3.620588">
            <text:p>-3,620588</text:p>
          </table:table-cell>
          <table:table-cell table:number-columns-repeated="1019"/>
        </table:table-row>
        <table:table-row table:style-name="ro1">
          <table:table-cell office:value-type="float" office:value="617.672729">
            <text:p>617,67272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2119">
            <text:p>0,32119</text:p>
          </table:table-cell>
          <table:table-cell office:value-type="float" office:value="-3.640294">
            <text:p>-3,640294</text:p>
          </table:table-cell>
          <table:table-cell table:number-columns-repeated="1019"/>
        </table:table-row>
        <table:table-row table:style-name="ro1">
          <table:table-cell office:value-type="float" office:value="617.672729">
            <text:p>617,672729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32119">
            <text:p>0,32119</text:p>
          </table:table-cell>
          <table:table-cell office:value-type="float" office:value="-3.640294">
            <text:p>-3,640294</text:p>
          </table:table-cell>
          <table:table-cell table:number-columns-repeated="1019"/>
        </table:table-row>
        <table:table-row table:style-name="ro1">
          <table:table-cell office:value-type="float" office:value="617.672729">
            <text:p>617,67272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2119">
            <text:p>0,32119</text:p>
          </table:table-cell>
          <table:table-cell office:value-type="float" office:value="-3.659118">
            <text:p>-3,659118</text:p>
          </table:table-cell>
          <table:table-cell table:number-columns-repeated="1019"/>
        </table:table-row>
        <table:table-row table:style-name="ro1">
          <table:table-cell office:value-type="float" office:value="617.672729">
            <text:p>617,67272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2119">
            <text:p>0,32119</text:p>
          </table:table-cell>
          <table:table-cell office:value-type="float" office:value="-3.659118">
            <text:p>-3,659118</text:p>
          </table:table-cell>
          <table:table-cell table:number-columns-repeated="1019"/>
        </table:table-row>
        <table:table-row table:style-name="ro1">
          <table:table-cell office:value-type="float" office:value="616.478027">
            <text:p>616,478027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320569">
            <text:p>0,320569</text:p>
          </table:table-cell>
          <table:table-cell office:value-type="float" office:value="-3.678235">
            <text:p>-3,678235</text:p>
          </table:table-cell>
          <table:table-cell table:number-columns-repeated="1019"/>
        </table:table-row>
        <table:table-row table:style-name="ro1">
          <table:table-cell office:value-type="float" office:value="616.478027">
            <text:p>616,47802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20569">
            <text:p>0,320569</text:p>
          </table:table-cell>
          <table:table-cell office:value-type="float" office:value="-3.678235">
            <text:p>-3,678235</text:p>
          </table:table-cell>
          <table:table-cell table:number-columns-repeated="1019"/>
        </table:table-row>
        <table:table-row table:style-name="ro1">
          <table:table-cell office:value-type="float" office:value="622.45166">
            <text:p>622,451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23675">
            <text:p>0,323675</text:p>
          </table:table-cell>
          <table:table-cell office:value-type="float" office:value="-3.697353">
            <text:p>-3,697353</text:p>
          </table:table-cell>
          <table:table-cell table:number-columns-repeated="1019"/>
        </table:table-row>
        <table:table-row table:style-name="ro1">
          <table:table-cell office:value-type="float" office:value="622.45166">
            <text:p>622,451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3675">
            <text:p>0,323675</text:p>
          </table:table-cell>
          <table:table-cell office:value-type="float" office:value="-3.697353">
            <text:p>-3,697353</text:p>
          </table:table-cell>
          <table:table-cell table:number-columns-repeated="1019"/>
        </table:table-row>
        <table:table-row table:style-name="ro1">
          <table:table-cell office:value-type="float" office:value="622.45166">
            <text:p>622,451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23675">
            <text:p>0,323675</text:p>
          </table:table-cell>
          <table:table-cell office:value-type="float" office:value="-3.71647">
            <text:p>-3,71647</text:p>
          </table:table-cell>
          <table:table-cell table:number-columns-repeated="1019"/>
        </table:table-row>
        <table:table-row table:style-name="ro1">
          <table:table-cell office:value-type="float" office:value="622.45166">
            <text:p>622,45166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323675">
            <text:p>0,323675</text:p>
          </table:table-cell>
          <table:table-cell office:value-type="float" office:value="-3.71647">
            <text:p>-3,71647</text:p>
          </table:table-cell>
          <table:table-cell table:number-columns-repeated="1019"/>
        </table:table-row>
        <table:table-row table:style-name="ro1">
          <table:table-cell office:value-type="float" office:value="621.256897">
            <text:p>621,25689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23054">
            <text:p>0,323054</text:p>
          </table:table-cell>
          <table:table-cell office:value-type="float" office:value="-3.735882">
            <text:p>-3,735882</text:p>
          </table:table-cell>
          <table:table-cell table:number-columns-repeated="1019"/>
        </table:table-row>
        <table:table-row table:style-name="ro1">
          <table:table-cell office:value-type="float" office:value="621.256897">
            <text:p>621,25689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23054">
            <text:p>0,323054</text:p>
          </table:table-cell>
          <table:table-cell office:value-type="float" office:value="-3.735882">
            <text:p>-3,735882</text:p>
          </table:table-cell>
          <table:table-cell table:number-columns-repeated="1019"/>
        </table:table-row>
        <table:table-row table:style-name="ro1">
          <table:table-cell office:value-type="float" office:value="624.841125">
            <text:p>624,84112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24917">
            <text:p>0,324917</text:p>
          </table:table-cell>
          <table:table-cell office:value-type="float" office:value="-3.755294">
            <text:p>-3,755294</text:p>
          </table:table-cell>
          <table:table-cell table:number-columns-repeated="1019"/>
        </table:table-row>
        <table:table-row table:style-name="ro1">
          <table:table-cell office:value-type="float" office:value="624.841125">
            <text:p>624,84112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4917">
            <text:p>0,324917</text:p>
          </table:table-cell>
          <table:table-cell office:value-type="float" office:value="-3.755294">
            <text:p>-3,755294</text:p>
          </table:table-cell>
          <table:table-cell table:number-columns-repeated="1019"/>
        </table:table-row>
        <table:table-row table:style-name="ro1">
          <table:table-cell office:value-type="float" office:value="626.035828">
            <text:p>626,03582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25539">
            <text:p>0,325539</text:p>
          </table:table-cell>
          <table:table-cell office:value-type="float" office:value="-3.774118">
            <text:p>-3,774118</text:p>
          </table:table-cell>
          <table:table-cell table:number-columns-repeated="1019"/>
        </table:table-row>
        <table:table-row table:style-name="ro1">
          <table:table-cell office:value-type="float" office:value="626.035828">
            <text:p>626,03582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25539">
            <text:p>0,325539</text:p>
          </table:table-cell>
          <table:table-cell office:value-type="float" office:value="-3.774118">
            <text:p>-3,774118</text:p>
          </table:table-cell>
          <table:table-cell table:number-columns-repeated="1019"/>
        </table:table-row>
        <table:table-row table:style-name="ro1">
          <table:table-cell office:value-type="float" office:value="628.425293">
            <text:p>628,42529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26781">
            <text:p>0,326781</text:p>
          </table:table-cell>
          <table:table-cell office:value-type="float" office:value="-3.794118">
            <text:p>-3,794118</text:p>
          </table:table-cell>
          <table:table-cell table:number-columns-repeated="1019"/>
        </table:table-row>
        <table:table-row table:style-name="ro1">
          <table:table-cell office:value-type="float" office:value="628.425293">
            <text:p>628,42529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26781">
            <text:p>0,326781</text:p>
          </table:table-cell>
          <table:table-cell office:value-type="float" office:value="-3.794118">
            <text:p>-3,794118</text:p>
          </table:table-cell>
          <table:table-cell table:number-columns-repeated="1019"/>
        </table:table-row>
        <table:table-row table:style-name="ro1">
          <table:table-cell office:value-type="float" office:value="630.814697">
            <text:p>630,81469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28024">
            <text:p>0,328024</text:p>
          </table:table-cell>
          <table:table-cell office:value-type="float" office:value="-3.812941">
            <text:p>-3,812941</text:p>
          </table:table-cell>
          <table:table-cell table:number-columns-repeated="1019"/>
        </table:table-row>
        <table:table-row table:style-name="ro1">
          <table:table-cell office:value-type="float" office:value="630.814697">
            <text:p>630,81469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28024">
            <text:p>0,328024</text:p>
          </table:table-cell>
          <table:table-cell office:value-type="float" office:value="-3.832353">
            <text:p>-3,832353</text:p>
          </table:table-cell>
          <table:table-cell table:number-columns-repeated="1019"/>
        </table:table-row>
        <table:table-row table:style-name="ro1">
          <table:table-cell office:value-type="float" office:value="629.619995">
            <text:p>629,61999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27402">
            <text:p>0,327402</text:p>
          </table:table-cell>
          <table:table-cell office:value-type="float" office:value="-3.832353">
            <text:p>-3,832353</text:p>
          </table:table-cell>
          <table:table-cell table:number-columns-repeated="1019"/>
        </table:table-row>
        <table:table-row table:style-name="ro1">
          <table:table-cell office:value-type="float" office:value="629.619995">
            <text:p>629,61999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27402">
            <text:p>0,327402</text:p>
          </table:table-cell>
          <table:table-cell office:value-type="float" office:value="-3.85147">
            <text:p>-3,85147</text:p>
          </table:table-cell>
          <table:table-cell table:number-columns-repeated="1019"/>
        </table:table-row>
        <table:table-row table:style-name="ro1">
          <table:table-cell office:value-type="float" office:value="633.204163">
            <text:p>633,204163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329266">
            <text:p>0,329266</text:p>
          </table:table-cell>
          <table:table-cell office:value-type="float" office:value="-3.85147">
            <text:p>-3,85147</text:p>
          </table:table-cell>
          <table:table-cell table:number-columns-repeated="1019"/>
        </table:table-row>
        <table:table-row table:style-name="ro1">
          <table:table-cell office:value-type="float" office:value="632.00946">
            <text:p>632,0094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28645">
            <text:p>0,328645</text:p>
          </table:table-cell>
          <table:table-cell office:value-type="float" office:value="-3.870588">
            <text:p>-3,870588</text:p>
          </table:table-cell>
          <table:table-cell table:number-columns-repeated="1019"/>
        </table:table-row>
        <table:table-row table:style-name="ro1">
          <table:table-cell office:value-type="float" office:value="632.00946">
            <text:p>632,0094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28645">
            <text:p>0,328645</text:p>
          </table:table-cell>
          <table:table-cell office:value-type="float" office:value="-3.870588">
            <text:p>-3,870588</text:p>
          </table:table-cell>
          <table:table-cell table:number-columns-repeated="1019"/>
        </table:table-row>
        <table:table-row table:style-name="ro1">
          <table:table-cell office:value-type="float" office:value="635.593628">
            <text:p>635,593628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330509">
            <text:p>0,330509</text:p>
          </table:table-cell>
          <table:table-cell office:value-type="float" office:value="-3.889412">
            <text:p>-3,889412</text:p>
          </table:table-cell>
          <table:table-cell table:number-columns-repeated="1019"/>
        </table:table-row>
        <table:table-row table:style-name="ro1">
          <table:table-cell office:value-type="float" office:value="635.593628">
            <text:p>635,59362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30509">
            <text:p>0,330509</text:p>
          </table:table-cell>
          <table:table-cell office:value-type="float" office:value="-3.889412">
            <text:p>-3,889412</text:p>
          </table:table-cell>
          <table:table-cell table:number-columns-repeated="1019"/>
        </table:table-row>
        <table:table-row table:style-name="ro1">
          <table:table-cell office:value-type="float" office:value="636.78833">
            <text:p>636,7883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3113">
            <text:p>0,33113</text:p>
          </table:table-cell>
          <table:table-cell office:value-type="float" office:value="-3.908823">
            <text:p>-3,908823</text:p>
          </table:table-cell>
          <table:table-cell table:number-columns-repeated="1019"/>
        </table:table-row>
        <table:table-row table:style-name="ro1">
          <table:table-cell office:value-type="float" office:value="636.78833">
            <text:p>636,7883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3113">
            <text:p>0,33113</text:p>
          </table:table-cell>
          <table:table-cell office:value-type="float" office:value="-3.908823">
            <text:p>-3,908823</text:p>
          </table:table-cell>
          <table:table-cell table:number-columns-repeated="1019"/>
        </table:table-row>
        <table:table-row table:style-name="ro1">
          <table:table-cell office:value-type="float" office:value="635.593628">
            <text:p>635,59362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30509">
            <text:p>0,330509</text:p>
          </table:table-cell>
          <table:table-cell office:value-type="float" office:value="-3.927647">
            <text:p>-3,927647</text:p>
          </table:table-cell>
          <table:table-cell table:number-columns-repeated="1019"/>
        </table:table-row>
        <table:table-row table:style-name="ro1">
          <table:table-cell office:value-type="float" office:value="635.593628">
            <text:p>635,59362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30509">
            <text:p>0,330509</text:p>
          </table:table-cell>
          <table:table-cell office:value-type="float" office:value="-3.927647">
            <text:p>-3,927647</text:p>
          </table:table-cell>
          <table:table-cell table:number-columns-repeated="1019"/>
        </table:table-row>
        <table:table-row table:style-name="ro1">
          <table:table-cell office:value-type="float" office:value="637.983093">
            <text:p>637,98309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31751">
            <text:p>0,331751</text:p>
          </table:table-cell>
          <table:table-cell office:value-type="float" office:value="-3.946765">
            <text:p>-3,946765</text:p>
          </table:table-cell>
          <table:table-cell table:number-columns-repeated="1019"/>
        </table:table-row>
        <table:table-row table:style-name="ro1">
          <table:table-cell office:value-type="float" office:value="637.983093">
            <text:p>637,983093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331751">
            <text:p>0,331751</text:p>
          </table:table-cell>
          <table:table-cell office:value-type="float" office:value="-3.946765">
            <text:p>-3,946765</text:p>
          </table:table-cell>
          <table:table-cell table:number-columns-repeated="1019"/>
        </table:table-row>
        <table:table-row table:style-name="ro1">
          <table:table-cell office:value-type="float" office:value="636.78833">
            <text:p>636,7883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3113">
            <text:p>0,33113</text:p>
          </table:table-cell>
          <table:table-cell office:value-type="float" office:value="-3.966177">
            <text:p>-3,966177</text:p>
          </table:table-cell>
          <table:table-cell table:number-columns-repeated="1019"/>
        </table:table-row>
        <table:table-row table:style-name="ro1">
          <table:table-cell office:value-type="float" office:value="636.78833">
            <text:p>636,7883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3113">
            <text:p>0,33113</text:p>
          </table:table-cell>
          <table:table-cell office:value-type="float" office:value="-3.966177">
            <text:p>-3,966177</text:p>
          </table:table-cell>
          <table:table-cell table:number-columns-repeated="1019"/>
        </table:table-row>
        <table:table-row table:style-name="ro1">
          <table:table-cell office:value-type="float" office:value="637.983093">
            <text:p>637,98309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31751">
            <text:p>0,331751</text:p>
          </table:table-cell>
          <table:table-cell office:value-type="float" office:value="-3.985294">
            <text:p>-3,985294</text:p>
          </table:table-cell>
          <table:table-cell table:number-columns-repeated="1019"/>
        </table:table-row>
        <table:table-row table:style-name="ro1">
          <table:table-cell office:value-type="float" office:value="637.983093">
            <text:p>637,98309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31751">
            <text:p>0,331751</text:p>
          </table:table-cell>
          <table:table-cell office:value-type="float" office:value="-3.985294">
            <text:p>-3,985294</text:p>
          </table:table-cell>
          <table:table-cell table:number-columns-repeated="1019"/>
        </table:table-row>
        <table:table-row table:style-name="ro1">
          <table:table-cell office:value-type="float" office:value="640.372498">
            <text:p>640,37249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332994">
            <text:p>0,332994</text:p>
          </table:table-cell>
          <table:table-cell office:value-type="float" office:value="-4.005588">
            <text:p>-4,005588</text:p>
          </table:table-cell>
          <table:table-cell table:number-columns-repeated="1019"/>
        </table:table-row>
        <table:table-row table:style-name="ro1">
          <table:table-cell office:value-type="float" office:value="640.372498">
            <text:p>640,37249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32994">
            <text:p>0,332994</text:p>
          </table:table-cell>
          <table:table-cell office:value-type="float" office:value="-4.005588">
            <text:p>-4,005588</text:p>
          </table:table-cell>
          <table:table-cell table:number-columns-repeated="1019"/>
        </table:table-row>
        <table:table-row table:style-name="ro1">
          <table:table-cell office:value-type="float" office:value="645.151428">
            <text:p>645,15142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35479">
            <text:p>0,335479</text:p>
          </table:table-cell>
          <table:table-cell office:value-type="float" office:value="-4.024117">
            <text:p>-4,024117</text:p>
          </table:table-cell>
          <table:table-cell table:number-columns-repeated="1019"/>
        </table:table-row>
        <table:table-row table:style-name="ro1">
          <table:table-cell office:value-type="float" office:value="645.151428">
            <text:p>645,151428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335479">
            <text:p>0,335479</text:p>
          </table:table-cell>
          <table:table-cell office:value-type="float" office:value="-4.042059">
            <text:p>-4,042059</text:p>
          </table:table-cell>
          <table:table-cell table:number-columns-repeated="1019"/>
        </table:table-row>
        <table:table-row table:style-name="ro1">
          <table:table-cell office:value-type="float" office:value="645.151428">
            <text:p>645,15142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35479">
            <text:p>0,335479</text:p>
          </table:table-cell>
          <table:table-cell office:value-type="float" office:value="-4.042059">
            <text:p>-4,042059</text:p>
          </table:table-cell>
          <table:table-cell table:number-columns-repeated="1019"/>
        </table:table-row>
        <table:table-row table:style-name="ro1">
          <table:table-cell office:value-type="float" office:value="645.151428">
            <text:p>645,15142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35479">
            <text:p>0,335479</text:p>
          </table:table-cell>
          <table:table-cell office:value-type="float" office:value="-4.061765">
            <text:p>-4,061765</text:p>
          </table:table-cell>
          <table:table-cell table:number-columns-repeated="1019"/>
        </table:table-row>
        <table:table-row table:style-name="ro1">
          <table:table-cell office:value-type="float" office:value="646.34613">
            <text:p>646,3461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361">
            <text:p>0,3361</text:p>
          </table:table-cell>
          <table:table-cell office:value-type="float" office:value="-4.061765">
            <text:p>-4,061765</text:p>
          </table:table-cell>
          <table:table-cell table:number-columns-repeated="1019"/>
        </table:table-row>
        <table:table-row table:style-name="ro1">
          <table:table-cell office:value-type="float" office:value="646.34613">
            <text:p>646,3461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361">
            <text:p>0,3361</text:p>
          </table:table-cell>
          <table:table-cell office:value-type="float" office:value="-4.081176">
            <text:p>-4,081176</text:p>
          </table:table-cell>
          <table:table-cell table:number-columns-repeated="1019"/>
        </table:table-row>
        <table:table-row table:style-name="ro1">
          <table:table-cell office:value-type="float" office:value="648.735596">
            <text:p>648,73559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37343">
            <text:p>0,337343</text:p>
          </table:table-cell>
          <table:table-cell office:value-type="float" office:value="-4.081176">
            <text:p>-4,081176</text:p>
          </table:table-cell>
          <table:table-cell table:number-columns-repeated="1019"/>
        </table:table-row>
        <table:table-row table:style-name="ro1">
          <table:table-cell office:value-type="float" office:value="647.540894">
            <text:p>647,54089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336721">
            <text:p>0,336721</text:p>
          </table:table-cell>
          <table:table-cell office:value-type="float" office:value="-4.099706">
            <text:p>-4,099706</text:p>
          </table:table-cell>
          <table:table-cell table:number-columns-repeated="1019"/>
        </table:table-row>
        <table:table-row table:style-name="ro1">
          <table:table-cell office:value-type="float" office:value="647.540894">
            <text:p>647,540894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336721">
            <text:p>0,336721</text:p>
          </table:table-cell>
          <table:table-cell office:value-type="float" office:value="-4.099706">
            <text:p>-4,099706</text:p>
          </table:table-cell>
          <table:table-cell table:number-columns-repeated="1019"/>
        </table:table-row>
        <table:table-row table:style-name="ro1">
          <table:table-cell office:value-type="float" office:value="647.540894">
            <text:p>647,540894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336721">
            <text:p>0,336721</text:p>
          </table:table-cell>
          <table:table-cell office:value-type="float" office:value="-4.119412">
            <text:p>-4,119412</text:p>
          </table:table-cell>
          <table:table-cell table:number-columns-repeated="1019"/>
        </table:table-row>
        <table:table-row table:style-name="ro1">
          <table:table-cell office:value-type="float" office:value="647.540894">
            <text:p>647,540894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336721">
            <text:p>0,336721</text:p>
          </table:table-cell>
          <table:table-cell office:value-type="float" office:value="-4.119412">
            <text:p>-4,119412</text:p>
          </table:table-cell>
          <table:table-cell table:number-columns-repeated="1019"/>
        </table:table-row>
        <table:table-row table:style-name="ro1">
          <table:table-cell office:value-type="float" office:value="651.125061">
            <text:p>651,12506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38585">
            <text:p>0,338585</text:p>
          </table:table-cell>
          <table:table-cell office:value-type="float" office:value="-4.137647">
            <text:p>-4,137647</text:p>
          </table:table-cell>
          <table:table-cell table:number-columns-repeated="1019"/>
        </table:table-row>
        <table:table-row table:style-name="ro1">
          <table:table-cell office:value-type="float" office:value="651.125061">
            <text:p>651,12506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38585">
            <text:p>0,338585</text:p>
          </table:table-cell>
          <table:table-cell office:value-type="float" office:value="-4.137647">
            <text:p>-4,137647</text:p>
          </table:table-cell>
          <table:table-cell table:number-columns-repeated="1019"/>
        </table:table-row>
        <table:table-row table:style-name="ro1">
          <table:table-cell office:value-type="float" office:value="651.125061">
            <text:p>651,12506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38585">
            <text:p>0,338585</text:p>
          </table:table-cell>
          <table:table-cell office:value-type="float" office:value="-4.157353">
            <text:p>-4,157353</text:p>
          </table:table-cell>
          <table:table-cell table:number-columns-repeated="1019"/>
        </table:table-row>
        <table:table-row table:style-name="ro1">
          <table:table-cell office:value-type="float" office:value="651.125061">
            <text:p>651,12506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38585">
            <text:p>0,338585</text:p>
          </table:table-cell>
          <table:table-cell office:value-type="float" office:value="-4.157353">
            <text:p>-4,157353</text:p>
          </table:table-cell>
          <table:table-cell table:number-columns-repeated="1019"/>
        </table:table-row>
        <table:table-row table:style-name="ro1">
          <table:table-cell office:value-type="float" office:value="648.735596">
            <text:p>648,73559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37343">
            <text:p>0,337343</text:p>
          </table:table-cell>
          <table:table-cell office:value-type="float" office:value="-4.176471">
            <text:p>-4,176471</text:p>
          </table:table-cell>
          <table:table-cell table:number-columns-repeated="1019"/>
        </table:table-row>
        <table:table-row table:style-name="ro1">
          <table:table-cell office:value-type="float" office:value="648.735596">
            <text:p>648,73559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37343">
            <text:p>0,337343</text:p>
          </table:table-cell>
          <table:table-cell office:value-type="float" office:value="-4.176471">
            <text:p>-4,176471</text:p>
          </table:table-cell>
          <table:table-cell table:number-columns-repeated="1019"/>
        </table:table-row>
        <table:table-row table:style-name="ro1">
          <table:table-cell office:value-type="float" office:value="651.125061">
            <text:p>651,12506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38585">
            <text:p>0,338585</text:p>
          </table:table-cell>
          <table:table-cell office:value-type="float" office:value="-4.195588">
            <text:p>-4,195588</text:p>
          </table:table-cell>
          <table:table-cell table:number-columns-repeated="1019"/>
        </table:table-row>
        <table:table-row table:style-name="ro1">
          <table:table-cell office:value-type="float" office:value="651.125061">
            <text:p>651,12506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38585">
            <text:p>0,338585</text:p>
          </table:table-cell>
          <table:table-cell office:value-type="float" office:value="-4.195588">
            <text:p>-4,195588</text:p>
          </table:table-cell>
          <table:table-cell table:number-columns-repeated="1019"/>
        </table:table-row>
        <table:table-row table:style-name="ro1">
          <table:table-cell office:value-type="float" office:value="653.514526">
            <text:p>653,5145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39828">
            <text:p>0,339828</text:p>
          </table:table-cell>
          <table:table-cell office:value-type="float" office:value="-4.215">
            <text:p>-4,215</text:p>
          </table:table-cell>
          <table:table-cell table:number-columns-repeated="1019"/>
        </table:table-row>
        <table:table-row table:style-name="ro1">
          <table:table-cell office:value-type="float" office:value="653.514526">
            <text:p>653,51452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39828">
            <text:p>0,339828</text:p>
          </table:table-cell>
          <table:table-cell office:value-type="float" office:value="-4.215">
            <text:p>-4,215</text:p>
          </table:table-cell>
          <table:table-cell table:number-columns-repeated="1019"/>
        </table:table-row>
        <table:table-row table:style-name="ro1">
          <table:table-cell office:value-type="float" office:value="653.514526">
            <text:p>653,51452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39828">
            <text:p>0,339828</text:p>
          </table:table-cell>
          <table:table-cell office:value-type="float" office:value="-4.233823">
            <text:p>-4,233823</text:p>
          </table:table-cell>
          <table:table-cell table:number-columns-repeated="1019"/>
        </table:table-row>
        <table:table-row table:style-name="ro1">
          <table:table-cell office:value-type="float" office:value="653.514526">
            <text:p>653,51452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39828">
            <text:p>0,339828</text:p>
          </table:table-cell>
          <table:table-cell office:value-type="float" office:value="-4.233823">
            <text:p>-4,233823</text:p>
          </table:table-cell>
          <table:table-cell table:number-columns-repeated="1019"/>
        </table:table-row>
        <table:table-row table:style-name="ro1">
          <table:table-cell office:value-type="float" office:value="654.709229">
            <text:p>654,70922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40449">
            <text:p>0,340449</text:p>
          </table:table-cell>
          <table:table-cell office:value-type="float" office:value="-4.253235">
            <text:p>-4,253235</text:p>
          </table:table-cell>
          <table:table-cell table:number-columns-repeated="1019"/>
        </table:table-row>
        <table:table-row table:style-name="ro1">
          <table:table-cell office:value-type="float" office:value="654.709229">
            <text:p>654,70922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40449">
            <text:p>0,340449</text:p>
          </table:table-cell>
          <table:table-cell office:value-type="float" office:value="-4.272353">
            <text:p>-4,272353</text:p>
          </table:table-cell>
          <table:table-cell table:number-columns-repeated="1019"/>
        </table:table-row>
        <table:table-row table:style-name="ro1">
          <table:table-cell office:value-type="float" office:value="655.903931">
            <text:p>655,90393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4107">
            <text:p>0,34107</text:p>
          </table:table-cell>
          <table:table-cell office:value-type="float" office:value="-4.272353">
            <text:p>-4,272353</text:p>
          </table:table-cell>
          <table:table-cell table:number-columns-repeated="1019"/>
        </table:table-row>
        <table:table-row table:style-name="ro1">
          <table:table-cell office:value-type="float" office:value="655.903931">
            <text:p>655,90393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4107">
            <text:p>0,34107</text:p>
          </table:table-cell>
          <table:table-cell office:value-type="float" office:value="-4.291765">
            <text:p>-4,291765</text:p>
          </table:table-cell>
          <table:table-cell table:number-columns-repeated="1019"/>
        </table:table-row>
        <table:table-row table:style-name="ro1">
          <table:table-cell office:value-type="float" office:value="658.293396">
            <text:p>658,29339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42313">
            <text:p>0,342313</text:p>
          </table:table-cell>
          <table:table-cell office:value-type="float" office:value="-4.291765">
            <text:p>-4,291765</text:p>
          </table:table-cell>
          <table:table-cell table:number-columns-repeated="1019"/>
        </table:table-row>
        <table:table-row table:style-name="ro1">
          <table:table-cell office:value-type="float" office:value="659.488098">
            <text:p>659,48809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42934">
            <text:p>0,342934</text:p>
          </table:table-cell>
          <table:table-cell office:value-type="float" office:value="-4.310883">
            <text:p>-4,310883</text:p>
          </table:table-cell>
          <table:table-cell table:number-columns-repeated="1019"/>
        </table:table-row>
        <table:table-row table:style-name="ro1">
          <table:table-cell office:value-type="float" office:value="659.488098">
            <text:p>659,48809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42934">
            <text:p>0,342934</text:p>
          </table:table-cell>
          <table:table-cell office:value-type="float" office:value="-4.310883">
            <text:p>-4,310883</text:p>
          </table:table-cell>
          <table:table-cell table:number-columns-repeated="1019"/>
        </table:table-row>
        <table:table-row table:style-name="ro1">
          <table:table-cell office:value-type="float" office:value="661.877563">
            <text:p>661,87756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44176">
            <text:p>0,344176</text:p>
          </table:table-cell>
          <table:table-cell office:value-type="float" office:value="-4.329412">
            <text:p>-4,329412</text:p>
          </table:table-cell>
          <table:table-cell table:number-columns-repeated="1019"/>
        </table:table-row>
        <table:table-row table:style-name="ro1">
          <table:table-cell office:value-type="float" office:value="661.877563">
            <text:p>661,87756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44176">
            <text:p>0,344176</text:p>
          </table:table-cell>
          <table:table-cell office:value-type="float" office:value="-4.329412">
            <text:p>-4,329412</text:p>
          </table:table-cell>
          <table:table-cell table:number-columns-repeated="1019"/>
        </table:table-row>
        <table:table-row table:style-name="ro1">
          <table:table-cell office:value-type="float" office:value="661.877563">
            <text:p>661,87756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44176">
            <text:p>0,344176</text:p>
          </table:table-cell>
          <table:table-cell office:value-type="float" office:value="-4.349118">
            <text:p>-4,349118</text:p>
          </table:table-cell>
          <table:table-cell table:number-columns-repeated="1019"/>
        </table:table-row>
        <table:table-row table:style-name="ro1">
          <table:table-cell office:value-type="float" office:value="661.877563">
            <text:p>661,87756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44176">
            <text:p>0,344176</text:p>
          </table:table-cell>
          <table:table-cell office:value-type="float" office:value="-4.349118">
            <text:p>-4,349118</text:p>
          </table:table-cell>
          <table:table-cell table:number-columns-repeated="1019"/>
        </table:table-row>
        <table:table-row table:style-name="ro1">
          <table:table-cell office:value-type="float" office:value="663.072327">
            <text:p>663,07232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44798">
            <text:p>0,344798</text:p>
          </table:table-cell>
          <table:table-cell office:value-type="float" office:value="-4.368235">
            <text:p>-4,368235</text:p>
          </table:table-cell>
          <table:table-cell table:number-columns-repeated="1019"/>
        </table:table-row>
        <table:table-row table:style-name="ro1">
          <table:table-cell office:value-type="float" office:value="663.072327">
            <text:p>663,07232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44798">
            <text:p>0,344798</text:p>
          </table:table-cell>
          <table:table-cell office:value-type="float" office:value="-4.368235">
            <text:p>-4,368235</text:p>
          </table:table-cell>
          <table:table-cell table:number-columns-repeated="1019"/>
        </table:table-row>
        <table:table-row table:style-name="ro1">
          <table:table-cell office:value-type="float" office:value="663.072327">
            <text:p>663,07232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44798">
            <text:p>0,344798</text:p>
          </table:table-cell>
          <table:table-cell office:value-type="float" office:value="-4.387059">
            <text:p>-4,387059</text:p>
          </table:table-cell>
          <table:table-cell table:number-columns-repeated="1019"/>
        </table:table-row>
        <table:table-row table:style-name="ro1">
          <table:table-cell office:value-type="float" office:value="663.072327">
            <text:p>663,072327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344798">
            <text:p>0,344798</text:p>
          </table:table-cell>
          <table:table-cell office:value-type="float" office:value="-4.387059">
            <text:p>-4,387059</text:p>
          </table:table-cell>
          <table:table-cell table:number-columns-repeated="1019"/>
        </table:table-row>
        <table:table-row table:style-name="ro1">
          <table:table-cell office:value-type="float" office:value="663.072327">
            <text:p>663,072327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344798">
            <text:p>0,344798</text:p>
          </table:table-cell>
          <table:table-cell office:value-type="float" office:value="-4.405882">
            <text:p>-4,405882</text:p>
          </table:table-cell>
          <table:table-cell table:number-columns-repeated="1019"/>
        </table:table-row>
        <table:table-row table:style-name="ro1">
          <table:table-cell office:value-type="float" office:value="663.072327">
            <text:p>663,07232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44798">
            <text:p>0,344798</text:p>
          </table:table-cell>
          <table:table-cell office:value-type="float" office:value="-4.405882">
            <text:p>-4,405882</text:p>
          </table:table-cell>
          <table:table-cell table:number-columns-repeated="1019"/>
        </table:table-row>
        <table:table-row table:style-name="ro1">
          <table:table-cell office:value-type="float" office:value="666.656494">
            <text:p>666,65649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46661">
            <text:p>0,346661</text:p>
          </table:table-cell>
          <table:table-cell office:value-type="float" office:value="-4.425294">
            <text:p>-4,425294</text:p>
          </table:table-cell>
          <table:table-cell table:number-columns-repeated="1019"/>
        </table:table-row>
        <table:table-row table:style-name="ro1">
          <table:table-cell office:value-type="float" office:value="666.656494">
            <text:p>666,65649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46661">
            <text:p>0,346661</text:p>
          </table:table-cell>
          <table:table-cell office:value-type="float" office:value="-4.425294">
            <text:p>-4,425294</text:p>
          </table:table-cell>
          <table:table-cell table:number-columns-repeated="1019"/>
        </table:table-row>
        <table:table-row table:style-name="ro1">
          <table:table-cell office:value-type="float" office:value="663.072327">
            <text:p>663,07232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44798">
            <text:p>0,344798</text:p>
          </table:table-cell>
          <table:table-cell office:value-type="float" office:value="-4.445">
            <text:p>-4,445</text:p>
          </table:table-cell>
          <table:table-cell table:number-columns-repeated="1019"/>
        </table:table-row>
        <table:table-row table:style-name="ro1">
          <table:table-cell office:value-type="float" office:value="663.072327">
            <text:p>663,07232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44798">
            <text:p>0,344798</text:p>
          </table:table-cell>
          <table:table-cell office:value-type="float" office:value="-4.445">
            <text:p>-4,445</text:p>
          </table:table-cell>
          <table:table-cell table:number-columns-repeated="1019"/>
        </table:table-row>
        <table:table-row table:style-name="ro1">
          <table:table-cell office:value-type="float" office:value="665.461731">
            <text:p>665,46173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4604">
            <text:p>0,34604</text:p>
          </table:table-cell>
          <table:table-cell office:value-type="float" office:value="-4.464706">
            <text:p>-4,464706</text:p>
          </table:table-cell>
          <table:table-cell table:number-columns-repeated="1019"/>
        </table:table-row>
        <table:table-row table:style-name="ro1">
          <table:table-cell office:value-type="float" office:value="665.461731">
            <text:p>665,46173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4604">
            <text:p>0,34604</text:p>
          </table:table-cell>
          <table:table-cell office:value-type="float" office:value="-4.464706">
            <text:p>-4,464706</text:p>
          </table:table-cell>
          <table:table-cell table:number-columns-repeated="1019"/>
        </table:table-row>
        <table:table-row table:style-name="ro1">
          <table:table-cell office:value-type="float" office:value="664.267029">
            <text:p>664,26702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45419">
            <text:p>0,345419</text:p>
          </table:table-cell>
          <table:table-cell office:value-type="float" office:value="-4.48353">
            <text:p>-4,48353</text:p>
          </table:table-cell>
          <table:table-cell table:number-columns-repeated="1019"/>
        </table:table-row>
        <table:table-row table:style-name="ro1">
          <table:table-cell office:value-type="float" office:value="664.267029">
            <text:p>664,26702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45419">
            <text:p>0,345419</text:p>
          </table:table-cell>
          <table:table-cell office:value-type="float" office:value="-4.502647">
            <text:p>-4,502647</text:p>
          </table:table-cell>
          <table:table-cell table:number-columns-repeated="1019"/>
        </table:table-row>
        <table:table-row table:style-name="ro1">
          <table:table-cell office:value-type="float" office:value="666.656494">
            <text:p>666,65649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46661">
            <text:p>0,346661</text:p>
          </table:table-cell>
          <table:table-cell office:value-type="float" office:value="-4.502647">
            <text:p>-4,502647</text:p>
          </table:table-cell>
          <table:table-cell table:number-columns-repeated="1019"/>
        </table:table-row>
        <table:table-row table:style-name="ro1">
          <table:table-cell office:value-type="float" office:value="666.656494">
            <text:p>666,65649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46661">
            <text:p>0,346661</text:p>
          </table:table-cell>
          <table:table-cell office:value-type="float" office:value="-4.522059">
            <text:p>-4,522059</text:p>
          </table:table-cell>
          <table:table-cell table:number-columns-repeated="1019"/>
        </table:table-row>
        <table:table-row table:style-name="ro1">
          <table:table-cell office:value-type="float" office:value="671.435364">
            <text:p>671,43536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49146">
            <text:p>0,349146</text:p>
          </table:table-cell>
          <table:table-cell office:value-type="float" office:value="-4.522059">
            <text:p>-4,522059</text:p>
          </table:table-cell>
          <table:table-cell table:number-columns-repeated="1019"/>
        </table:table-row>
        <table:table-row table:style-name="ro1">
          <table:table-cell office:value-type="float" office:value="670.240662">
            <text:p>670,240662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348525">
            <text:p>0,348525</text:p>
          </table:table-cell>
          <table:table-cell office:value-type="float" office:value="-4.540588">
            <text:p>-4,540588</text:p>
          </table:table-cell>
          <table:table-cell table:number-columns-repeated="1019"/>
        </table:table-row>
        <table:table-row table:style-name="ro1">
          <table:table-cell office:value-type="float" office:value="670.240662">
            <text:p>670,24066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48525">
            <text:p>0,348525</text:p>
          </table:table-cell>
          <table:table-cell office:value-type="float" office:value="-4.540588">
            <text:p>-4,540588</text:p>
          </table:table-cell>
          <table:table-cell table:number-columns-repeated="1019"/>
        </table:table-row>
        <table:table-row table:style-name="ro1">
          <table:table-cell office:value-type="float" office:value="670.240662">
            <text:p>670,24066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48525">
            <text:p>0,348525</text:p>
          </table:table-cell>
          <table:table-cell office:value-type="float" office:value="-4.56">
            <text:p>-4,56</text:p>
          </table:table-cell>
          <table:table-cell table:number-columns-repeated="1019"/>
        </table:table-row>
        <table:table-row table:style-name="ro1">
          <table:table-cell office:value-type="float" office:value="670.240662">
            <text:p>670,24066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48525">
            <text:p>0,348525</text:p>
          </table:table-cell>
          <table:table-cell office:value-type="float" office:value="-4.56">
            <text:p>-4,56</text:p>
          </table:table-cell>
          <table:table-cell table:number-columns-repeated="1019"/>
        </table:table-row>
        <table:table-row table:style-name="ro1">
          <table:table-cell office:value-type="float" office:value="671.435364">
            <text:p>671,43536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49146">
            <text:p>0,349146</text:p>
          </table:table-cell>
          <table:table-cell office:value-type="float" office:value="-4.578529">
            <text:p>-4,578529</text:p>
          </table:table-cell>
          <table:table-cell table:number-columns-repeated="1019"/>
        </table:table-row>
        <table:table-row table:style-name="ro1">
          <table:table-cell office:value-type="float" office:value="671.435364">
            <text:p>671,43536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49146">
            <text:p>0,349146</text:p>
          </table:table-cell>
          <table:table-cell office:value-type="float" office:value="-4.578529">
            <text:p>-4,578529</text:p>
          </table:table-cell>
          <table:table-cell table:number-columns-repeated="1019"/>
        </table:table-row>
        <table:table-row table:style-name="ro1">
          <table:table-cell office:value-type="float" office:value="671.435364">
            <text:p>671,43536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49146">
            <text:p>0,349146</text:p>
          </table:table-cell>
          <table:table-cell office:value-type="float" office:value="-4.597647">
            <text:p>-4,597647</text:p>
          </table:table-cell>
          <table:table-cell table:number-columns-repeated="1019"/>
        </table:table-row>
        <table:table-row table:style-name="ro1">
          <table:table-cell office:value-type="float" office:value="671.435364">
            <text:p>671,435364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49146">
            <text:p>0,349146</text:p>
          </table:table-cell>
          <table:table-cell office:value-type="float" office:value="-4.597647">
            <text:p>-4,597647</text:p>
          </table:table-cell>
          <table:table-cell table:number-columns-repeated="1019"/>
        </table:table-row>
        <table:table-row table:style-name="ro1">
          <table:table-cell office:value-type="float" office:value="672.630066">
            <text:p>672,6300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49768">
            <text:p>0,349768</text:p>
          </table:table-cell>
          <table:table-cell office:value-type="float" office:value="-4.617059">
            <text:p>-4,617059</text:p>
          </table:table-cell>
          <table:table-cell table:number-columns-repeated="1019"/>
        </table:table-row>
        <table:table-row table:style-name="ro1">
          <table:table-cell office:value-type="float" office:value="672.630066">
            <text:p>672,63006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49768">
            <text:p>0,349768</text:p>
          </table:table-cell>
          <table:table-cell office:value-type="float" office:value="-4.617059">
            <text:p>-4,617059</text:p>
          </table:table-cell>
          <table:table-cell table:number-columns-repeated="1019"/>
        </table:table-row>
        <table:table-row table:style-name="ro1">
          <table:table-cell office:value-type="float" office:value="671.435364">
            <text:p>671,43536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49146">
            <text:p>0,349146</text:p>
          </table:table-cell>
          <table:table-cell office:value-type="float" office:value="-4.636471">
            <text:p>-4,636471</text:p>
          </table:table-cell>
          <table:table-cell table:number-columns-repeated="1019"/>
        </table:table-row>
        <table:table-row table:style-name="ro1">
          <table:table-cell office:value-type="float" office:value="671.435364">
            <text:p>671,435364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349146">
            <text:p>0,349146</text:p>
          </table:table-cell>
          <table:table-cell office:value-type="float" office:value="-4.636471">
            <text:p>-4,636471</text:p>
          </table:table-cell>
          <table:table-cell table:number-columns-repeated="1019"/>
        </table:table-row>
        <table:table-row table:style-name="ro1">
          <table:table-cell office:value-type="float" office:value="673.824829">
            <text:p>673,824829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350389">
            <text:p>0,350389</text:p>
          </table:table-cell>
          <table:table-cell office:value-type="float" office:value="-4.655882">
            <text:p>-4,655882</text:p>
          </table:table-cell>
          <table:table-cell table:number-columns-repeated="1019"/>
        </table:table-row>
        <table:table-row table:style-name="ro1">
          <table:table-cell office:value-type="float" office:value="673.824829">
            <text:p>673,82482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50389">
            <text:p>0,350389</text:p>
          </table:table-cell>
          <table:table-cell office:value-type="float" office:value="-4.655882">
            <text:p>-4,655882</text:p>
          </table:table-cell>
          <table:table-cell table:number-columns-repeated="1019"/>
        </table:table-row>
        <table:table-row table:style-name="ro1">
          <table:table-cell office:value-type="float" office:value="673.824829">
            <text:p>673,82482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50389">
            <text:p>0,350389</text:p>
          </table:table-cell>
          <table:table-cell office:value-type="float" office:value="-4.674706">
            <text:p>-4,674706</text:p>
          </table:table-cell>
          <table:table-cell table:number-columns-repeated="1019"/>
        </table:table-row>
        <table:table-row table:style-name="ro1">
          <table:table-cell office:value-type="float" office:value="673.824829">
            <text:p>673,82482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50389">
            <text:p>0,350389</text:p>
          </table:table-cell>
          <table:table-cell office:value-type="float" office:value="-4.674706">
            <text:p>-4,674706</text:p>
          </table:table-cell>
          <table:table-cell table:number-columns-repeated="1019"/>
        </table:table-row>
        <table:table-row table:style-name="ro1">
          <table:table-cell office:value-type="float" office:value="675.019531">
            <text:p>675,01953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5101">
            <text:p>0,35101</text:p>
          </table:table-cell>
          <table:table-cell office:value-type="float" office:value="-4.694118">
            <text:p>-4,694118</text:p>
          </table:table-cell>
          <table:table-cell table:number-columns-repeated="1019"/>
        </table:table-row>
        <table:table-row table:style-name="ro1">
          <table:table-cell office:value-type="float" office:value="675.019531">
            <text:p>675,01953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5101">
            <text:p>0,35101</text:p>
          </table:table-cell>
          <table:table-cell office:value-type="float" office:value="-4.694118">
            <text:p>-4,694118</text:p>
          </table:table-cell>
          <table:table-cell table:number-columns-repeated="1019"/>
        </table:table-row>
        <table:table-row table:style-name="ro1">
          <table:table-cell office:value-type="float" office:value="675.019531">
            <text:p>675,019531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35101">
            <text:p>0,35101</text:p>
          </table:table-cell>
          <table:table-cell office:value-type="float" office:value="-4.713235">
            <text:p>-4,713235</text:p>
          </table:table-cell>
          <table:table-cell table:number-columns-repeated="1019"/>
        </table:table-row>
        <table:table-row table:style-name="ro1">
          <table:table-cell office:value-type="float" office:value="675.019531">
            <text:p>675,01953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5101">
            <text:p>0,35101</text:p>
          </table:table-cell>
          <table:table-cell office:value-type="float" office:value="-4.732353">
            <text:p>-4,732353</text:p>
          </table:table-cell>
          <table:table-cell table:number-columns-repeated="1019"/>
        </table:table-row>
        <table:table-row table:style-name="ro1">
          <table:table-cell office:value-type="float" office:value="677.408997">
            <text:p>677,40899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52253">
            <text:p>0,352253</text:p>
          </table:table-cell>
          <table:table-cell office:value-type="float" office:value="-4.732353">
            <text:p>-4,732353</text:p>
          </table:table-cell>
          <table:table-cell table:number-columns-repeated="1019"/>
        </table:table-row>
        <table:table-row table:style-name="ro1">
          <table:table-cell office:value-type="float" office:value="677.408997">
            <text:p>677,408997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352253">
            <text:p>0,352253</text:p>
          </table:table-cell>
          <table:table-cell office:value-type="float" office:value="-4.751176">
            <text:p>-4,751176</text:p>
          </table:table-cell>
          <table:table-cell table:number-columns-repeated="1019"/>
        </table:table-row>
        <table:table-row table:style-name="ro1">
          <table:table-cell office:value-type="float" office:value="678.603699">
            <text:p>678,6036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52874">
            <text:p>0,352874</text:p>
          </table:table-cell>
          <table:table-cell office:value-type="float" office:value="-4.751176">
            <text:p>-4,751176</text:p>
          </table:table-cell>
          <table:table-cell table:number-columns-repeated="1019"/>
        </table:table-row>
        <table:table-row table:style-name="ro1">
          <table:table-cell office:value-type="float" office:value="676.214294">
            <text:p>676,21429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51631">
            <text:p>0,351631</text:p>
          </table:table-cell>
          <table:table-cell office:value-type="float" office:value="-4.770294">
            <text:p>-4,770294</text:p>
          </table:table-cell>
          <table:table-cell table:number-columns-repeated="1019"/>
        </table:table-row>
        <table:table-row table:style-name="ro1">
          <table:table-cell office:value-type="float" office:value="676.214294">
            <text:p>676,21429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51631">
            <text:p>0,351631</text:p>
          </table:table-cell>
          <table:table-cell office:value-type="float" office:value="-4.770294">
            <text:p>-4,770294</text:p>
          </table:table-cell>
          <table:table-cell table:number-columns-repeated="1019"/>
        </table:table-row>
        <table:table-row table:style-name="ro1">
          <table:table-cell office:value-type="float" office:value="678.603699">
            <text:p>678,603699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52874">
            <text:p>0,352874</text:p>
          </table:table-cell>
          <table:table-cell office:value-type="float" office:value="-4.789706">
            <text:p>-4,789706</text:p>
          </table:table-cell>
          <table:table-cell table:number-columns-repeated="1019"/>
        </table:table-row>
        <table:table-row table:style-name="ro1">
          <table:table-cell office:value-type="float" office:value="678.603699">
            <text:p>678,60369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52874">
            <text:p>0,352874</text:p>
          </table:table-cell>
          <table:table-cell office:value-type="float" office:value="-4.789706">
            <text:p>-4,789706</text:p>
          </table:table-cell>
          <table:table-cell table:number-columns-repeated="1019"/>
        </table:table-row>
        <table:table-row table:style-name="ro1">
          <table:table-cell office:value-type="float" office:value="677.408997">
            <text:p>677,408997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52253">
            <text:p>0,352253</text:p>
          </table:table-cell>
          <table:table-cell office:value-type="float" office:value="-4.808529">
            <text:p>-4,808529</text:p>
          </table:table-cell>
          <table:table-cell table:number-columns-repeated="1019"/>
        </table:table-row>
        <table:table-row table:style-name="ro1">
          <table:table-cell office:value-type="float" office:value="677.408997">
            <text:p>677,40899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52253">
            <text:p>0,352253</text:p>
          </table:table-cell>
          <table:table-cell office:value-type="float" office:value="-4.808529">
            <text:p>-4,808529</text:p>
          </table:table-cell>
          <table:table-cell table:number-columns-repeated="1019"/>
        </table:table-row>
        <table:table-row table:style-name="ro1">
          <table:table-cell office:value-type="float" office:value="678.603699">
            <text:p>678,60369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52874">
            <text:p>0,352874</text:p>
          </table:table-cell>
          <table:table-cell office:value-type="float" office:value="-4.828235">
            <text:p>-4,828235</text:p>
          </table:table-cell>
          <table:table-cell table:number-columns-repeated="1019"/>
        </table:table-row>
        <table:table-row table:style-name="ro1">
          <table:table-cell office:value-type="float" office:value="678.603699">
            <text:p>678,60369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52874">
            <text:p>0,352874</text:p>
          </table:table-cell>
          <table:table-cell office:value-type="float" office:value="-4.828235">
            <text:p>-4,828235</text:p>
          </table:table-cell>
          <table:table-cell table:number-columns-repeated="1019"/>
        </table:table-row>
        <table:table-row table:style-name="ro1">
          <table:table-cell office:value-type="float" office:value="679.798462">
            <text:p>679,79846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53495">
            <text:p>0,353495</text:p>
          </table:table-cell>
          <table:table-cell office:value-type="float" office:value="-4.847353">
            <text:p>-4,847353</text:p>
          </table:table-cell>
          <table:table-cell table:number-columns-repeated="1019"/>
        </table:table-row>
        <table:table-row table:style-name="ro1">
          <table:table-cell office:value-type="float" office:value="679.798462">
            <text:p>679,79846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53495">
            <text:p>0,353495</text:p>
          </table:table-cell>
          <table:table-cell office:value-type="float" office:value="-4.847353">
            <text:p>-4,847353</text:p>
          </table:table-cell>
          <table:table-cell table:number-columns-repeated="1019"/>
        </table:table-row>
        <table:table-row table:style-name="ro1">
          <table:table-cell office:value-type="float" office:value="682.187866">
            <text:p>682,18786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54738">
            <text:p>0,354738</text:p>
          </table:table-cell>
          <table:table-cell office:value-type="float" office:value="-4.866177">
            <text:p>-4,866177</text:p>
          </table:table-cell>
          <table:table-cell table:number-columns-repeated="1019"/>
        </table:table-row>
        <table:table-row table:style-name="ro1">
          <table:table-cell office:value-type="float" office:value="682.187866">
            <text:p>682,18786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54738">
            <text:p>0,354738</text:p>
          </table:table-cell>
          <table:table-cell office:value-type="float" office:value="-4.866177">
            <text:p>-4,866177</text:p>
          </table:table-cell>
          <table:table-cell table:number-columns-repeated="1019"/>
        </table:table-row>
        <table:table-row table:style-name="ro1">
          <table:table-cell office:value-type="float" office:value="682.187866">
            <text:p>682,18786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54738">
            <text:p>0,354738</text:p>
          </table:table-cell>
          <table:table-cell office:value-type="float" office:value="-4.885588">
            <text:p>-4,885588</text:p>
          </table:table-cell>
          <table:table-cell table:number-columns-repeated="1019"/>
        </table:table-row>
        <table:table-row table:style-name="ro1">
          <table:table-cell office:value-type="float" office:value="682.187866">
            <text:p>682,18786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54738">
            <text:p>0,354738</text:p>
          </table:table-cell>
          <table:table-cell office:value-type="float" office:value="-4.885588">
            <text:p>-4,885588</text:p>
          </table:table-cell>
          <table:table-cell table:number-columns-repeated="1019"/>
        </table:table-row>
        <table:table-row table:style-name="ro1">
          <table:table-cell office:value-type="float" office:value="684.577332">
            <text:p>684,577332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35598">
            <text:p>0,35598</text:p>
          </table:table-cell>
          <table:table-cell office:value-type="float" office:value="-4.904706">
            <text:p>-4,904706</text:p>
          </table:table-cell>
          <table:table-cell table:number-columns-repeated="1019"/>
        </table:table-row>
        <table:table-row table:style-name="ro1">
          <table:table-cell office:value-type="float" office:value="684.577332">
            <text:p>684,57733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5598">
            <text:p>0,35598</text:p>
          </table:table-cell>
          <table:table-cell office:value-type="float" office:value="-4.904706">
            <text:p>-4,904706</text:p>
          </table:table-cell>
          <table:table-cell table:number-columns-repeated="1019"/>
        </table:table-row>
        <table:table-row table:style-name="ro1">
          <table:table-cell office:value-type="float" office:value="685.772095">
            <text:p>685,77209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56601">
            <text:p>0,356601</text:p>
          </table:table-cell>
          <table:table-cell office:value-type="float" office:value="-4.924412">
            <text:p>-4,924412</text:p>
          </table:table-cell>
          <table:table-cell table:number-columns-repeated="1019"/>
        </table:table-row>
        <table:table-row table:style-name="ro1">
          <table:table-cell office:value-type="float" office:value="685.772095">
            <text:p>685,77209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56601">
            <text:p>0,356601</text:p>
          </table:table-cell>
          <table:table-cell office:value-type="float" office:value="-4.924412">
            <text:p>-4,924412</text:p>
          </table:table-cell>
          <table:table-cell table:number-columns-repeated="1019"/>
        </table:table-row>
        <table:table-row table:style-name="ro1">
          <table:table-cell office:value-type="float" office:value="682.187866">
            <text:p>682,18786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54738">
            <text:p>0,354738</text:p>
          </table:table-cell>
          <table:table-cell office:value-type="float" office:value="-4.943823">
            <text:p>-4,943823</text:p>
          </table:table-cell>
          <table:table-cell table:number-columns-repeated="1019"/>
        </table:table-row>
        <table:table-row table:style-name="ro1">
          <table:table-cell office:value-type="float" office:value="682.187866">
            <text:p>682,18786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54738">
            <text:p>0,354738</text:p>
          </table:table-cell>
          <table:table-cell office:value-type="float" office:value="-4.962647">
            <text:p>-4,962647</text:p>
          </table:table-cell>
          <table:table-cell table:number-columns-repeated="1019"/>
        </table:table-row>
        <table:table-row table:style-name="ro1">
          <table:table-cell office:value-type="float" office:value="683.382629">
            <text:p>683,38262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55359">
            <text:p>0,355359</text:p>
          </table:table-cell>
          <table:table-cell office:value-type="float" office:value="-4.962647">
            <text:p>-4,962647</text:p>
          </table:table-cell>
          <table:table-cell table:number-columns-repeated="1019"/>
        </table:table-row>
        <table:table-row table:style-name="ro1">
          <table:table-cell office:value-type="float" office:value="683.382629">
            <text:p>683,38262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55359">
            <text:p>0,355359</text:p>
          </table:table-cell>
          <table:table-cell office:value-type="float" office:value="-4.981471">
            <text:p>-4,981471</text:p>
          </table:table-cell>
          <table:table-cell table:number-columns-repeated="1019"/>
        </table:table-row>
        <table:table-row table:style-name="ro1">
          <table:table-cell office:value-type="float" office:value="684.577332">
            <text:p>684,57733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5598">
            <text:p>0,35598</text:p>
          </table:table-cell>
          <table:table-cell office:value-type="float" office:value="-4.981471">
            <text:p>-4,981471</text:p>
          </table:table-cell>
          <table:table-cell table:number-columns-repeated="1019"/>
        </table:table-row>
        <table:table-row table:style-name="ro1">
          <table:table-cell office:value-type="float" office:value="684.577332">
            <text:p>684,57733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35598">
            <text:p>0,35598</text:p>
          </table:table-cell>
          <table:table-cell office:value-type="float" office:value="-5.001176">
            <text:p>-5,001176</text:p>
          </table:table-cell>
          <table:table-cell table:number-columns-repeated="1019"/>
        </table:table-row>
        <table:table-row table:style-name="ro1">
          <table:table-cell office:value-type="float" office:value="684.577332">
            <text:p>684,57733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5598">
            <text:p>0,35598</text:p>
          </table:table-cell>
          <table:table-cell office:value-type="float" office:value="-5.001176">
            <text:p>-5,001176</text:p>
          </table:table-cell>
          <table:table-cell table:number-columns-repeated="1019"/>
        </table:table-row>
        <table:table-row table:style-name="ro1">
          <table:table-cell office:value-type="float" office:value="685.772095">
            <text:p>685,77209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356601">
            <text:p>0,356601</text:p>
          </table:table-cell>
          <table:table-cell office:value-type="float" office:value="-5.020294">
            <text:p>-5,020294</text:p>
          </table:table-cell>
          <table:table-cell table:number-columns-repeated="1019"/>
        </table:table-row>
        <table:table-row table:style-name="ro1">
          <table:table-cell office:value-type="float" office:value="685.772095">
            <text:p>685,7720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56601">
            <text:p>0,356601</text:p>
          </table:table-cell>
          <table:table-cell office:value-type="float" office:value="-5.020294">
            <text:p>-5,020294</text:p>
          </table:table-cell>
          <table:table-cell table:number-columns-repeated="1019"/>
        </table:table-row>
        <table:table-row table:style-name="ro1">
          <table:table-cell office:value-type="float" office:value="685.772095">
            <text:p>685,772095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356601">
            <text:p>0,356601</text:p>
          </table:table-cell>
          <table:table-cell office:value-type="float" office:value="-5.039412">
            <text:p>-5,039412</text:p>
          </table:table-cell>
          <table:table-cell table:number-columns-repeated="1019"/>
        </table:table-row>
        <table:table-row table:style-name="ro1">
          <table:table-cell office:value-type="float" office:value="685.772095">
            <text:p>685,77209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56601">
            <text:p>0,356601</text:p>
          </table:table-cell>
          <table:table-cell office:value-type="float" office:value="-5.039412">
            <text:p>-5,039412</text:p>
          </table:table-cell>
          <table:table-cell table:number-columns-repeated="1019"/>
        </table:table-row>
        <table:table-row table:style-name="ro1">
          <table:table-cell office:value-type="float" office:value="686.966797">
            <text:p>686,96679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57223">
            <text:p>0,357223</text:p>
          </table:table-cell>
          <table:table-cell office:value-type="float" office:value="-5.058235">
            <text:p>-5,058235</text:p>
          </table:table-cell>
          <table:table-cell table:number-columns-repeated="1019"/>
        </table:table-row>
        <table:table-row table:style-name="ro1">
          <table:table-cell office:value-type="float" office:value="686.966797">
            <text:p>686,96679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57223">
            <text:p>0,357223</text:p>
          </table:table-cell>
          <table:table-cell office:value-type="float" office:value="-5.058235">
            <text:p>-5,058235</text:p>
          </table:table-cell>
          <table:table-cell table:number-columns-repeated="1019"/>
        </table:table-row>
        <table:table-row table:style-name="ro1">
          <table:table-cell office:value-type="float" office:value="686.966797">
            <text:p>686,96679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57223">
            <text:p>0,357223</text:p>
          </table:table-cell>
          <table:table-cell office:value-type="float" office:value="-5.077647">
            <text:p>-5,077647</text:p>
          </table:table-cell>
          <table:table-cell table:number-columns-repeated="1019"/>
        </table:table-row>
        <table:table-row table:style-name="ro1">
          <table:table-cell office:value-type="float" office:value="686.966797">
            <text:p>686,96679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57223">
            <text:p>0,357223</text:p>
          </table:table-cell>
          <table:table-cell office:value-type="float" office:value="-5.077647">
            <text:p>-5,077647</text:p>
          </table:table-cell>
          <table:table-cell table:number-columns-repeated="1019"/>
        </table:table-row>
        <table:table-row table:style-name="ro1">
          <table:table-cell office:value-type="float" office:value="689.356262">
            <text:p>689,35626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58465">
            <text:p>0,358465</text:p>
          </table:table-cell>
          <table:table-cell office:value-type="float" office:value="-5.09647">
            <text:p>-5,09647</text:p>
          </table:table-cell>
          <table:table-cell table:number-columns-repeated="1019"/>
        </table:table-row>
        <table:table-row table:style-name="ro1">
          <table:table-cell office:value-type="float" office:value="689.356262">
            <text:p>689,35626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58465">
            <text:p>0,358465</text:p>
          </table:table-cell>
          <table:table-cell office:value-type="float" office:value="-5.09647">
            <text:p>-5,09647</text:p>
          </table:table-cell>
          <table:table-cell table:number-columns-repeated="1019"/>
        </table:table-row>
        <table:table-row table:style-name="ro1">
          <table:table-cell office:value-type="float" office:value="688.161499">
            <text:p>688,16149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57844">
            <text:p>0,357844</text:p>
          </table:table-cell>
          <table:table-cell office:value-type="float" office:value="-5.115294">
            <text:p>-5,115294</text:p>
          </table:table-cell>
          <table:table-cell table:number-columns-repeated="1019"/>
        </table:table-row>
        <table:table-row table:style-name="ro1">
          <table:table-cell office:value-type="float" office:value="688.161499">
            <text:p>688,16149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57844">
            <text:p>0,357844</text:p>
          </table:table-cell>
          <table:table-cell office:value-type="float" office:value="-5.115294">
            <text:p>-5,115294</text:p>
          </table:table-cell>
          <table:table-cell table:number-columns-repeated="1019"/>
        </table:table-row>
        <table:table-row table:style-name="ro1">
          <table:table-cell office:value-type="float" office:value="689.356262">
            <text:p>689,35626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58465">
            <text:p>0,358465</text:p>
          </table:table-cell>
          <table:table-cell office:value-type="float" office:value="-5.134706">
            <text:p>-5,134706</text:p>
          </table:table-cell>
          <table:table-cell table:number-columns-repeated="1019"/>
        </table:table-row>
        <table:table-row table:style-name="ro1">
          <table:table-cell office:value-type="float" office:value="689.356262">
            <text:p>689,35626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58465">
            <text:p>0,358465</text:p>
          </table:table-cell>
          <table:table-cell office:value-type="float" office:value="-5.134706">
            <text:p>-5,134706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59087">
            <text:p>0,359087</text:p>
          </table:table-cell>
          <table:table-cell office:value-type="float" office:value="-5.155294">
            <text:p>-5,155294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59087">
            <text:p>0,359087</text:p>
          </table:table-cell>
          <table:table-cell office:value-type="float" office:value="-5.155294">
            <text:p>-5,155294</text:p>
          </table:table-cell>
          <table:table-cell table:number-columns-repeated="1019"/>
        </table:table-row>
        <table:table-row table:style-name="ro1">
          <table:table-cell office:value-type="float" office:value="686.966797">
            <text:p>686,96679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57223">
            <text:p>0,357223</text:p>
          </table:table-cell>
          <table:table-cell office:value-type="float" office:value="-5.175294">
            <text:p>-5,175294</text:p>
          </table:table-cell>
          <table:table-cell table:number-columns-repeated="1019"/>
        </table:table-row>
        <table:table-row table:style-name="ro1">
          <table:table-cell office:value-type="float" office:value="686.966797">
            <text:p>686,96679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57223">
            <text:p>0,357223</text:p>
          </table:table-cell>
          <table:table-cell office:value-type="float" office:value="-5.175294">
            <text:p>-5,175294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59087">
            <text:p>0,359087</text:p>
          </table:table-cell>
          <table:table-cell office:value-type="float" office:value="-5.195">
            <text:p>-5,195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59087">
            <text:p>0,359087</text:p>
          </table:table-cell>
          <table:table-cell office:value-type="float" office:value="-5.195">
            <text:p>-5,195</text:p>
          </table:table-cell>
          <table:table-cell table:number-columns-repeated="1019"/>
        </table:table-row>
        <table:table-row table:style-name="ro1">
          <table:table-cell office:value-type="float" office:value="689.356262">
            <text:p>689,35626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58465">
            <text:p>0,358465</text:p>
          </table:table-cell>
          <table:table-cell office:value-type="float" office:value="-5.214412">
            <text:p>-5,214412</text:p>
          </table:table-cell>
          <table:table-cell table:number-columns-repeated="1019"/>
        </table:table-row>
        <table:table-row table:style-name="ro1">
          <table:table-cell office:value-type="float" office:value="689.356262">
            <text:p>689,356262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58465">
            <text:p>0,358465</text:p>
          </table:table-cell>
          <table:table-cell office:value-type="float" office:value="-5.214412">
            <text:p>-5,214412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59087">
            <text:p>0,359087</text:p>
          </table:table-cell>
          <table:table-cell office:value-type="float" office:value="-5.23353">
            <text:p>-5,23353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59087">
            <text:p>0,359087</text:p>
          </table:table-cell>
          <table:table-cell office:value-type="float" office:value="-5.23353">
            <text:p>-5,23353</text:p>
          </table:table-cell>
          <table:table-cell table:number-columns-repeated="1019"/>
        </table:table-row>
        <table:table-row table:style-name="ro1">
          <table:table-cell office:value-type="float" office:value="691.745667">
            <text:p>691,74566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59708">
            <text:p>0,359708</text:p>
          </table:table-cell>
          <table:table-cell office:value-type="float" office:value="-5.252941">
            <text:p>-5,252941</text:p>
          </table:table-cell>
          <table:table-cell table:number-columns-repeated="1019"/>
        </table:table-row>
        <table:table-row table:style-name="ro1">
          <table:table-cell office:value-type="float" office:value="691.745667">
            <text:p>691,74566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59708">
            <text:p>0,359708</text:p>
          </table:table-cell>
          <table:table-cell office:value-type="float" office:value="-5.271471">
            <text:p>-5,271471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59087">
            <text:p>0,359087</text:p>
          </table:table-cell>
          <table:table-cell office:value-type="float" office:value="-5.271471">
            <text:p>-5,271471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359087">
            <text:p>0,359087</text:p>
          </table:table-cell>
          <table:table-cell office:value-type="float" office:value="-5.291176">
            <text:p>-5,291176</text:p>
          </table:table-cell>
          <table:table-cell table:number-columns-repeated="1019"/>
        </table:table-row>
        <table:table-row table:style-name="ro1">
          <table:table-cell office:value-type="float" office:value="691.745667">
            <text:p>691,74566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59708">
            <text:p>0,359708</text:p>
          </table:table-cell>
          <table:table-cell office:value-type="float" office:value="-5.291176">
            <text:p>-5,291176</text:p>
          </table:table-cell>
          <table:table-cell table:number-columns-repeated="1019"/>
        </table:table-row>
        <table:table-row table:style-name="ro1">
          <table:table-cell office:value-type="float" office:value="691.745667">
            <text:p>691,74566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59708">
            <text:p>0,359708</text:p>
          </table:table-cell>
          <table:table-cell office:value-type="float" office:value="-5.310294">
            <text:p>-5,310294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59087">
            <text:p>0,359087</text:p>
          </table:table-cell>
          <table:table-cell office:value-type="float" office:value="-5.310294">
            <text:p>-5,310294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59087">
            <text:p>0,359087</text:p>
          </table:table-cell>
          <table:table-cell office:value-type="float" office:value="-5.329118">
            <text:p>-5,329118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359087">
            <text:p>0,359087</text:p>
          </table:table-cell>
          <table:table-cell office:value-type="float" office:value="-5.329118">
            <text:p>-5,329118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59087">
            <text:p>0,359087</text:p>
          </table:table-cell>
          <table:table-cell office:value-type="float" office:value="-5.348824">
            <text:p>-5,348824</text:p>
          </table:table-cell>
          <table:table-cell table:number-columns-repeated="1019"/>
        </table:table-row>
        <table:table-row table:style-name="ro1">
          <table:table-cell office:value-type="float" office:value="690.550964">
            <text:p>690,55096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59087">
            <text:p>0,359087</text:p>
          </table:table-cell>
          <table:table-cell office:value-type="float" office:value="-5.348824">
            <text:p>-5,348824</text:p>
          </table:table-cell>
          <table:table-cell table:number-columns-repeated="1019"/>
        </table:table-row>
        <table:table-row table:style-name="ro1">
          <table:table-cell office:value-type="float" office:value="229.387177">
            <text:p>229,38717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19281">
            <text:p>0,119281</text:p>
          </table:table-cell>
          <table:table-cell office:value-type="float" office:value="-5.367941">
            <text:p>-5,367941</text:p>
          </table:table-cell>
          <table:table-cell table:number-columns-repeated="1019"/>
        </table:table-row>
        <table:table-row table:style-name="ro1">
          <table:table-cell office:value-type="float" office:value="229.387177">
            <text:p>229,38717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19281">
            <text:p>0,119281</text:p>
          </table:table-cell>
          <table:table-cell office:value-type="float" office:value="-5.367941">
            <text:p>-5,367941</text:p>
          </table:table-cell>
          <table:table-cell table:number-columns-repeated="1019"/>
        </table:table-row>
        <table:table-row table:style-name="ro1">
          <table:table-cell office:value-type="float" office:value="112.304138">
            <text:p>112,30413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8398">
            <text:p>0,058398</text:p>
          </table:table-cell>
          <table:table-cell office:value-type="float" office:value="-5.386471">
            <text:p>-5,386471</text:p>
          </table:table-cell>
          <table:table-cell table:number-columns-repeated="1019"/>
        </table:table-row>
        <table:table-row table:style-name="ro1">
          <table:table-cell office:value-type="float" office:value="112.304138">
            <text:p>112,304138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58398">
            <text:p>0,058398</text:p>
          </table:table-cell>
          <table:table-cell office:value-type="float" office:value="-5.386471">
            <text:p>-5,386471</text:p>
          </table:table-cell>
          <table:table-cell table:number-columns-repeated="1019"/>
        </table:table-row>
        <table:table-row table:style-name="ro1">
          <table:table-cell office:value-type="float" office:value="99.162163">
            <text:p>99,16216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51564">
            <text:p>0,051564</text:p>
          </table:table-cell>
          <table:table-cell office:value-type="float" office:value="-5.405588">
            <text:p>-5,405588</text:p>
          </table:table-cell>
          <table:table-cell table:number-columns-repeated="1019"/>
        </table:table-row>
        <table:table-row table:style-name="ro1">
          <table:table-cell office:value-type="float" office:value="99.162163">
            <text:p>99,16216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1564">
            <text:p>0,051564</text:p>
          </table:table-cell>
          <table:table-cell office:value-type="float" office:value="-5.405588">
            <text:p>-5,405588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48458">
            <text:p>0,048458</text:p>
          </table:table-cell>
          <table:table-cell office:value-type="float" office:value="-5.425882">
            <text:p>-5,425882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8458">
            <text:p>0,048458</text:p>
          </table:table-cell>
          <table:table-cell office:value-type="float" office:value="-5.425882">
            <text:p>-5,425882</text:p>
          </table:table-cell>
          <table:table-cell table:number-columns-repeated="1019"/>
        </table:table-row>
        <table:table-row table:style-name="ro1">
          <table:table-cell office:value-type="float" office:value="95.577988">
            <text:p>95,57798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9701">
            <text:p>0,049701</text:p>
          </table:table-cell>
          <table:table-cell office:value-type="float" office:value="-5.445">
            <text:p>-5,445</text:p>
          </table:table-cell>
          <table:table-cell table:number-columns-repeated="1019"/>
        </table:table-row>
        <table:table-row table:style-name="ro1">
          <table:table-cell office:value-type="float" office:value="95.577988">
            <text:p>95,57798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9701">
            <text:p>0,049701</text:p>
          </table:table-cell>
          <table:table-cell office:value-type="float" office:value="-5.445">
            <text:p>-5,445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8458">
            <text:p>0,048458</text:p>
          </table:table-cell>
          <table:table-cell office:value-type="float" office:value="-5.464118">
            <text:p>-5,464118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48458">
            <text:p>0,048458</text:p>
          </table:table-cell>
          <table:table-cell office:value-type="float" office:value="-5.464118">
            <text:p>-5,464118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48458">
            <text:p>0,048458</text:p>
          </table:table-cell>
          <table:table-cell office:value-type="float" office:value="-5.484412">
            <text:p>-5,484412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48458">
            <text:p>0,048458</text:p>
          </table:table-cell>
          <table:table-cell office:value-type="float" office:value="-5.484412">
            <text:p>-5,484412</text:p>
          </table:table-cell>
          <table:table-cell table:number-columns-repeated="1019"/>
        </table:table-row>
        <table:table-row table:style-name="ro1">
          <table:table-cell office:value-type="float" office:value="95.577988">
            <text:p>95,577988</text:p>
          </table:table-cell>
          <table:table-cell office:value-type="float" office:value="-0.003263">
            <text:p>-0,003263</text:p>
          </table:table-cell>
          <table:table-cell office:value-type="float" office:value="-0.003223">
            <text:p>-0,003223</text:p>
          </table:table-cell>
          <table:table-cell office:value-type="float" office:value="0.049701">
            <text:p>0,049701</text:p>
          </table:table-cell>
          <table:table-cell office:value-type="float" office:value="-5.50353">
            <text:p>-5,50353</text:p>
          </table:table-cell>
          <table:table-cell table:number-columns-repeated="1019"/>
        </table:table-row>
        <table:table-row table:style-name="ro1">
          <table:table-cell office:value-type="float" office:value="95.577988">
            <text:p>95,57798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49701">
            <text:p>0,049701</text:p>
          </table:table-cell>
          <table:table-cell office:value-type="float" office:value="-5.50353">
            <text:p>-5,50353</text:p>
          </table:table-cell>
          <table:table-cell table:number-columns-repeated="1019"/>
        </table:table-row>
        <table:table-row table:style-name="ro1">
          <table:table-cell office:value-type="float" office:value="97.967438">
            <text:p>97,96743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0943">
            <text:p>0,050943</text:p>
          </table:table-cell>
          <table:table-cell office:value-type="float" office:value="-5.522647">
            <text:p>-5,522647</text:p>
          </table:table-cell>
          <table:table-cell table:number-columns-repeated="1019"/>
        </table:table-row>
        <table:table-row table:style-name="ro1">
          <table:table-cell office:value-type="float" office:value="97.967438">
            <text:p>97,96743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50943">
            <text:p>0,050943</text:p>
          </table:table-cell>
          <table:table-cell office:value-type="float" office:value="-5.541765">
            <text:p>-5,541765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8458">
            <text:p>0,048458</text:p>
          </table:table-cell>
          <table:table-cell office:value-type="float" office:value="-5.541765">
            <text:p>-5,541765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7">
            <text:p>-0,003257</text:p>
          </table:table-cell>
          <table:table-cell office:value-type="float" office:value="-0.00323">
            <text:p>-0,00323</text:p>
          </table:table-cell>
          <table:table-cell office:value-type="float" office:value="0.048458">
            <text:p>0,048458</text:p>
          </table:table-cell>
          <table:table-cell office:value-type="float" office:value="-5.561176">
            <text:p>-5,561176</text:p>
          </table:table-cell>
          <table:table-cell table:number-columns-repeated="1019"/>
        </table:table-row>
        <table:table-row table:style-name="ro1">
          <table:table-cell office:value-type="float" office:value="94.383263">
            <text:p>94,38326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49079">
            <text:p>0,049079</text:p>
          </table:table-cell>
          <table:table-cell office:value-type="float" office:value="-5.561176">
            <text:p>-5,561176</text:p>
          </table:table-cell>
          <table:table-cell table:number-columns-repeated="1019"/>
        </table:table-row>
        <table:table-row table:style-name="ro1">
          <table:table-cell office:value-type="float" office:value="94.383263">
            <text:p>94,38326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49079">
            <text:p>0,049079</text:p>
          </table:table-cell>
          <table:table-cell office:value-type="float" office:value="-5.58">
            <text:p>-5,58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48458">
            <text:p>0,048458</text:p>
          </table:table-cell>
          <table:table-cell office:value-type="float" office:value="-5.58">
            <text:p>-5,58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8458">
            <text:p>0,048458</text:p>
          </table:table-cell>
          <table:table-cell office:value-type="float" office:value="-5.599118">
            <text:p>-5,599118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8458">
            <text:p>0,048458</text:p>
          </table:table-cell>
          <table:table-cell office:value-type="float" office:value="-5.599118">
            <text:p>-5,599118</text:p>
          </table:table-cell>
          <table:table-cell table:number-columns-repeated="1019"/>
        </table:table-row>
        <table:table-row table:style-name="ro1">
          <table:table-cell office:value-type="float" office:value="90.799088">
            <text:p>90,79908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47216">
            <text:p>0,047216</text:p>
          </table:table-cell>
          <table:table-cell office:value-type="float" office:value="-5.617941">
            <text:p>-5,617941</text:p>
          </table:table-cell>
          <table:table-cell table:number-columns-repeated="1019"/>
        </table:table-row>
        <table:table-row table:style-name="ro1">
          <table:table-cell office:value-type="float" office:value="90.799088">
            <text:p>90,79908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47216">
            <text:p>0,047216</text:p>
          </table:table-cell>
          <table:table-cell office:value-type="float" office:value="-5.617941">
            <text:p>-5,617941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48458">
            <text:p>0,048458</text:p>
          </table:table-cell>
          <table:table-cell office:value-type="float" office:value="-5.637353">
            <text:p>-5,637353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8458">
            <text:p>0,048458</text:p>
          </table:table-cell>
          <table:table-cell office:value-type="float" office:value="-5.637353">
            <text:p>-5,637353</text:p>
          </table:table-cell>
          <table:table-cell table:number-columns-repeated="1019"/>
        </table:table-row>
        <table:table-row table:style-name="ro1">
          <table:table-cell office:value-type="float" office:value="90.799088">
            <text:p>90,79908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7216">
            <text:p>0,047216</text:p>
          </table:table-cell>
          <table:table-cell office:value-type="float" office:value="-5.656765">
            <text:p>-5,656765</text:p>
          </table:table-cell>
          <table:table-cell table:number-columns-repeated="1019"/>
        </table:table-row>
        <table:table-row table:style-name="ro1">
          <table:table-cell office:value-type="float" office:value="90.799088">
            <text:p>90,79908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7216">
            <text:p>0,047216</text:p>
          </table:table-cell>
          <table:table-cell office:value-type="float" office:value="-5.656765">
            <text:p>-5,656765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47837">
            <text:p>0,047837</text:p>
          </table:table-cell>
          <table:table-cell office:value-type="float" office:value="-5.675882">
            <text:p>-5,675882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47837">
            <text:p>0,047837</text:p>
          </table:table-cell>
          <table:table-cell office:value-type="float" office:value="-5.675882">
            <text:p>-5,675882</text:p>
          </table:table-cell>
          <table:table-cell table:number-columns-repeated="1019"/>
        </table:table-row>
        <table:table-row table:style-name="ro1">
          <table:table-cell office:value-type="float" office:value="94.383263">
            <text:p>94,38326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49079">
            <text:p>0,049079</text:p>
          </table:table-cell>
          <table:table-cell office:value-type="float" office:value="-5.695882">
            <text:p>-5,695882</text:p>
          </table:table-cell>
          <table:table-cell table:number-columns-repeated="1019"/>
        </table:table-row>
        <table:table-row table:style-name="ro1">
          <table:table-cell office:value-type="float" office:value="94.383263">
            <text:p>94,38326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49079">
            <text:p>0,049079</text:p>
          </table:table-cell>
          <table:table-cell office:value-type="float" office:value="-5.695882">
            <text:p>-5,695882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8458">
            <text:p>0,048458</text:p>
          </table:table-cell>
          <table:table-cell office:value-type="float" office:value="-5.714706">
            <text:p>-5,714706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48458">
            <text:p>0,048458</text:p>
          </table:table-cell>
          <table:table-cell office:value-type="float" office:value="-5.714706">
            <text:p>-5,714706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47837">
            <text:p>0,047837</text:p>
          </table:table-cell>
          <table:table-cell office:value-type="float" office:value="-5.734412">
            <text:p>-5,734412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7837">
            <text:p>0,047837</text:p>
          </table:table-cell>
          <table:table-cell office:value-type="float" office:value="-5.734412">
            <text:p>-5,734412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7837">
            <text:p>0,047837</text:p>
          </table:table-cell>
          <table:table-cell office:value-type="float" office:value="-5.734412">
            <text:p>-5,734412</text:p>
          </table:table-cell>
          <table:table-cell table:number-columns-repeated="1019"/>
        </table:table-row>
        <table:table-row table:style-name="ro1">
          <table:table-cell office:value-type="float" office:value="95.577988">
            <text:p>95,57798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9701">
            <text:p>0,049701</text:p>
          </table:table-cell>
          <table:table-cell office:value-type="float" office:value="-5.755">
            <text:p>-5,755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048458">
            <text:p>0,048458</text:p>
          </table:table-cell>
          <table:table-cell office:value-type="float" office:value="-5.772941">
            <text:p>-5,772941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48458">
            <text:p>0,048458</text:p>
          </table:table-cell>
          <table:table-cell office:value-type="float" office:value="-5.772941">
            <text:p>-5,772941</text:p>
          </table:table-cell>
          <table:table-cell table:number-columns-repeated="1019"/>
        </table:table-row>
        <table:table-row table:style-name="ro1">
          <table:table-cell office:value-type="float" office:value="94.383263">
            <text:p>94,38326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9079">
            <text:p>0,049079</text:p>
          </table:table-cell>
          <table:table-cell office:value-type="float" office:value="-5.792353">
            <text:p>-5,792353</text:p>
          </table:table-cell>
          <table:table-cell table:number-columns-repeated="1019"/>
        </table:table-row>
        <table:table-row table:style-name="ro1">
          <table:table-cell office:value-type="float" office:value="94.383263">
            <text:p>94,38326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9079">
            <text:p>0,049079</text:p>
          </table:table-cell>
          <table:table-cell office:value-type="float" office:value="-5.811176">
            <text:p>-5,811176</text:p>
          </table:table-cell>
          <table:table-cell table:number-columns-repeated="1019"/>
        </table:table-row>
        <table:table-row table:style-name="ro1">
          <table:table-cell office:value-type="float" office:value="95.577988">
            <text:p>95,57798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49701">
            <text:p>0,049701</text:p>
          </table:table-cell>
          <table:table-cell office:value-type="float" office:value="-5.811176">
            <text:p>-5,811176</text:p>
          </table:table-cell>
          <table:table-cell table:number-columns-repeated="1019"/>
        </table:table-row>
        <table:table-row table:style-name="ro1">
          <table:table-cell office:value-type="float" office:value="95.577988">
            <text:p>95,57798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9701">
            <text:p>0,049701</text:p>
          </table:table-cell>
          <table:table-cell office:value-type="float" office:value="-5.830294">
            <text:p>-5,830294</text:p>
          </table:table-cell>
          <table:table-cell table:number-columns-repeated="1019"/>
        </table:table-row>
        <table:table-row table:style-name="ro1">
          <table:table-cell office:value-type="float" office:value="90.799088">
            <text:p>90,79908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47216">
            <text:p>0,047216</text:p>
          </table:table-cell>
          <table:table-cell office:value-type="float" office:value="-5.830294">
            <text:p>-5,830294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48458">
            <text:p>0,048458</text:p>
          </table:table-cell>
          <table:table-cell office:value-type="float" office:value="-5.846765">
            <text:p>-5,846765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8458">
            <text:p>0,048458</text:p>
          </table:table-cell>
          <table:table-cell office:value-type="float" office:value="-5.846765">
            <text:p>-5,846765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48458">
            <text:p>0,048458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48458">
            <text:p>0,048458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47837">
            <text:p>0,047837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47837">
            <text:p>0,047837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6.772713">
            <text:p>96,77271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50322">
            <text:p>0,050322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6.772713">
            <text:p>96,772713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050322">
            <text:p>0,050322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47837">
            <text:p>0,047837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7837">
            <text:p>0,047837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4.383263">
            <text:p>94,38326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49079">
            <text:p>0,049079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4.383263">
            <text:p>94,383263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49079">
            <text:p>0,049079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47837">
            <text:p>0,047837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>
          <table:table-cell office:value-type="float" office:value="91.993813">
            <text:p>91,99381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7837">
            <text:p>0,047837</text:p>
          </table:table-cell>
          <table:table-cell office:value-type="float" office:value="-5.84647">
            <text:p>-5,84647</text:p>
          </table:table-cell>
          <table:table-cell table:number-columns-repeated="1019"/>
        </table:table-row>
        <table:table-row table:style-name="ro1" table:number-rows-repeated="1047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51:27.99</dc:date>
    <meta:document-statistic meta:table-count="1" meta:cell-count="3133" meta:object-count="0"/>
    <meta:generator>LibreOffice/4.0.4.2$Windows_x86 LibreOffice_project/9e9821abd0ffdbc09cd8c52eaa574fa09eb08f2</meta:generator>
  </office:meta>
</office:document-meta>
</file>